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Lohit Devanagari" svg:font-family="'Lohit Devanagari'" style:font-family-generic="system"/>
    <style:font-face style:name="Courier New" svg:font-family="'Courier New'"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au1" style:family="table">
      <style:table-properties style:width="17.039cm" fo:margin-left="-0.016cm" table:align="left"/>
    </style:style>
    <style:style style:name="Tableau1.A" style:family="table-column">
      <style:table-column-properties style:column-width="17.039cm"/>
    </style:style>
    <style:style style:name="Tableau1.A1" style:family="table-cell">
      <style:table-cell-properties fo:background-color="#000000" fo:padding-left="0.265cm" fo:padding-right="0.265cm" fo:padding-top="0cm" fo:padding-bottom="0cm" fo:border="none" style:writing-mode="lr-tb">
        <style:background-image/>
      </style:table-cell-properties>
    </style:style>
    <style:style style:name="Tableau3" style:family="table">
      <style:table-properties style:width="17cm" fo:margin-left="0cm" table:align="left"/>
    </style:style>
    <style:style style:name="Tableau3.A" style:family="table-column">
      <style:table-column-properties style:column-width="17cm"/>
    </style:style>
    <style:style style:name="Tableau3.A2" style:family="table-cell">
      <style:table-cell-properties fo:background-color="#000000" fo:padding-left="0.265cm" fo:padding-right="0.265cm" fo:padding-top="0cm" fo:padding-bottom="0cm" fo:border="none" style:writing-mode="lr-tb">
        <style:background-image/>
      </style:table-cell-properties>
    </style:style>
    <style:style style:name="Tableau4" style:family="table">
      <style:table-properties style:width="17cm" fo:margin-left="0cm" table:align="left"/>
    </style:style>
    <style:style style:name="Tableau4.A" style:family="table-column">
      <style:table-column-properties style:column-width="17cm"/>
    </style:style>
    <style:style style:name="Tableau4.A1" style:family="table-cell">
      <style:table-cell-properties fo:background-color="#000000" fo:padding-left="0.265cm" fo:padding-right="0.265cm" fo:padding-top="0cm" fo:padding-bottom="0cm" fo:border="none" style:writing-mode="lr-tb">
        <style:background-image/>
      </style:table-cell-properties>
    </style:style>
    <style:style style:name="Tableau5" style:family="table">
      <style:table-properties style:width="17cm" fo:margin-left="0cm" table:align="left"/>
    </style:style>
    <style:style style:name="Tableau5.A" style:family="table-column">
      <style:table-column-properties style:column-width="17cm"/>
    </style:style>
    <style:style style:name="Tableau5.A2" style:family="table-cell">
      <style:table-cell-properties fo:background-color="#000000" fo:padding-left="0.265cm" fo:padding-right="0.265cm" fo:padding-top="0cm" fo:padding-bottom="0cm" fo:border="none" style:writing-mode="lr-tb">
        <style:background-image/>
      </style:table-cell-properties>
    </style:style>
    <style:style style:name="Tableau6" style:family="table">
      <style:table-properties style:width="17cm" fo:margin-left="0cm" table:align="left"/>
    </style:style>
    <style:style style:name="Tableau6.A" style:family="table-column">
      <style:table-column-properties style:column-width="17cm"/>
    </style:style>
    <style:style style:name="Tableau6.A2" style:family="table-cell">
      <style:table-cell-properties fo:background-color="#000000" fo:padding-left="0.265cm" fo:padding-right="0.265cm" fo:padding-top="0cm" fo:padding-bottom="0cm" fo:border="none" style:writing-mode="lr-tb">
        <style:background-image/>
      </style:table-cell-properties>
    </style:style>
    <style:style style:name="Tableau7" style:family="table">
      <style:table-properties style:width="17cm" fo:margin-left="0cm" table:align="left"/>
    </style:style>
    <style:style style:name="Tableau7.A" style:family="table-column">
      <style:table-column-properties style:column-width="17cm"/>
    </style:style>
    <style:style style:name="Tableau7.A2" style:family="table-cell">
      <style:table-cell-properties fo:background-color="#000000" fo:padding-left="0.265cm" fo:padding-right="0.265cm" fo:padding-top="0cm" fo:padding-bottom="0cm" fo:border="none" style:writing-mode="lr-tb">
        <style:background-image/>
      </style:table-cell-properties>
    </style:style>
    <style:style style:name="Tableau8" style:family="table">
      <style:table-properties style:width="17cm" fo:margin-left="0cm" table:align="left"/>
    </style:style>
    <style:style style:name="Tableau8.A" style:family="table-column">
      <style:table-column-properties style:column-width="17cm"/>
    </style:style>
    <style:style style:name="Tableau8.A2" style:family="table-cell">
      <style:table-cell-properties fo:background-color="#ffffff" fo:padding-left="0.265cm" fo:padding-right="0.265cm" fo:padding-top="0cm" fo:padding-bottom="0cm" fo:border="none" style:writing-mode="lr-tb">
        <style:background-image/>
      </style:table-cell-properties>
    </style:style>
    <style:style style:name="Tableau9" style:family="table">
      <style:table-properties style:width="17cm" fo:margin-left="0cm" table:align="left"/>
    </style:style>
    <style:style style:name="Tableau9.A" style:family="table-column">
      <style:table-column-properties style:column-width="17cm"/>
    </style:style>
    <style:style style:name="Tableau9.A1" style:family="table-cell">
      <style:table-cell-properties fo:background-color="#000000" fo:padding-left="0.265cm" fo:padding-right="0.265cm" fo:padding-top="0cm" fo:padding-bottom="0cm" fo:border="none" style:writing-mode="lr-tb">
        <style:background-image/>
      </style:table-cell-properties>
    </style:style>
    <style:style style:name="Tableau2" style:family="table">
      <style:table-properties style:width="17cm" fo:margin-left="0cm" table:align="left"/>
    </style:style>
    <style:style style:name="Tableau2.A" style:family="table-column">
      <style:table-column-properties style:column-width="17cm"/>
    </style:style>
    <style:style style:name="Tableau2.A1" style:family="table-cell">
      <style:table-cell-properties fo:background-color="#000000" fo:padding-left="0.265cm" fo:padding-right="0.265cm" fo:padding-top="0cm" fo:padding-bottom="0cm" fo:border="none" style:writing-mode="lr-tb">
        <style:background-image/>
      </style:table-cell-properties>
    </style:style>
    <style:style style:name="Tableau10" style:family="table">
      <style:table-properties style:width="17cm" fo:margin-left="0cm" table:align="left"/>
    </style:style>
    <style:style style:name="Tableau10.A" style:family="table-column">
      <style:table-column-properties style:column-width="17cm"/>
    </style:style>
    <style:style style:name="Tableau10.A1" style:family="table-cell">
      <style:table-cell-properties fo:background-color="#000000" fo:padding-left="0.265cm" fo:padding-right="0.265cm" fo:padding-top="0cm" fo:padding-bottom="0cm" fo:border="none" style:writing-mode="lr-tb">
        <style:background-image/>
      </style:table-cell-properties>
    </style:style>
    <style:style style:name="Tableau11" style:family="table">
      <style:table-properties style:width="17cm" fo:margin-left="0cm" table:align="left"/>
    </style:style>
    <style:style style:name="Tableau11.A" style:family="table-column">
      <style:table-column-properties style:column-width="17cm"/>
    </style:style>
    <style:style style:name="Tableau11.A1" style:family="table-cell">
      <style:table-cell-properties fo:background-color="#000000" fo:padding-left="0.265cm" fo:padding-right="0.265cm" fo:padding-top="0cm" fo:padding-bottom="0cm" fo:border="none"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style:font-name="FreeMono"/>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8c1d5"/>
    </style:style>
    <style:style style:name="P5" style:family="paragraph" style:parent-style-name="Standard">
      <style:text-properties officeooo:rsid="0004fe15" officeooo:paragraph-rsid="0004fe15"/>
    </style:style>
    <style:style style:name="P6" style:family="paragraph" style:parent-style-name="Standard">
      <style:text-properties style:font-name="FreeMono"/>
    </style:style>
    <style:style style:name="P7" style:family="paragraph" style:parent-style-name="Standard">
      <style:text-properties fo:font-weight="bold" officeooo:rsid="000dc177" officeooo:paragraph-rsid="00116a5e" style:font-weight-asian="bold" style:font-weight-complex="bold"/>
    </style:style>
    <style:style style:name="P8" style:family="paragraph" style:parent-style-name="Standard">
      <style:text-properties officeooo:paragraph-rsid="000c532f"/>
    </style:style>
    <style:style style:name="P9" style:family="paragraph" style:parent-style-name="Standard">
      <style:text-properties officeooo:paragraph-rsid="000dc177"/>
    </style:style>
    <style:style style:name="P10" style:family="paragraph" style:parent-style-name="Standard">
      <style:text-properties officeooo:rsid="000dc177" officeooo:paragraph-rsid="000dc177"/>
    </style:style>
    <style:style style:name="P11" style:family="paragraph" style:parent-style-name="Standard">
      <style:text-properties officeooo:paragraph-rsid="000edeb2"/>
    </style:style>
    <style:style style:name="P12" style:family="paragraph" style:parent-style-name="Standard">
      <style:text-properties fo:font-weight="normal" officeooo:paragraph-rsid="000edeb2" style:font-weight-asian="normal" style:font-weight-complex="normal"/>
    </style:style>
    <style:style style:name="P13" style:family="paragraph" style:parent-style-name="Standard">
      <style:text-properties fo:font-weight="normal" officeooo:paragraph-rsid="0010fb41" style:font-weight-asian="normal" style:font-weight-complex="normal"/>
    </style:style>
    <style:style style:name="P14" style:family="paragraph" style:parent-style-name="Standard">
      <style:text-properties fo:font-size="10.5pt" style:font-size-asian="10.5pt" style:font-size-complex="10.5pt"/>
    </style:style>
    <style:style style:name="P15" style:family="paragraph" style:parent-style-name="Standard">
      <style:text-properties fo:font-size="10.5pt" officeooo:paragraph-rsid="00116a5e" style:font-size-asian="10.5pt" style:font-size-complex="10.5pt"/>
    </style:style>
    <style:style style:name="P16" style:family="paragraph" style:parent-style-name="Text_20_body">
      <style:text-properties officeooo:rsid="0004fe15" officeooo:paragraph-rsid="0004fe15"/>
    </style:style>
    <style:style style:name="P17" style:family="paragraph" style:parent-style-name="Text_20_body">
      <style:text-properties fo:font-weight="normal" officeooo:rsid="0004fe15" officeooo:paragraph-rsid="000adff0" style:font-weight-asian="normal" style:font-weight-complex="normal"/>
    </style:style>
    <style:style style:name="P18" style:family="paragraph" style:parent-style-name="Text_20_body">
      <style:text-properties officeooo:paragraph-rsid="00080cd3"/>
    </style:style>
    <style:style style:name="P19" style:family="paragraph" style:parent-style-name="Normal">
      <style:paragraph-properties style:line-height-at-least="0.529cm" fo:hyphenation-ladder-count="no-limit" style:vertical-align="auto"/>
      <style:text-properties fo:color="#ffffff" style:font-name="Courier New" fo:font-size="9pt" style:text-underline-style="none" officeooo:paragraph-rsid="0003d577" style:letter-kerning="false" style:font-name-asian="Times New Roman" style:font-size-asian="9pt" style:language-asian="fr" style:country-asian="FR" style:font-name-complex="Courier New" style:font-size-complex="9pt" style:language-complex="ar" style:country-complex="SA" fo:hyphenate="true"/>
    </style:style>
    <style:style style:name="P20" style:family="paragraph" style:parent-style-name="Normal">
      <style:paragraph-properties style:line-height-at-least="0.529cm" fo:hyphenation-ladder-count="no-limit" style:vertical-align="auto"/>
      <style:text-properties fo:color="#ffffff" style:font-name="Courier New" fo:font-size="10pt" style:letter-kerning="false" style:font-name-asian="Times New Roman" style:font-size-asian="10pt" style:language-asian="fr" style:country-asian="FR" style:font-name-complex="Courier New" style:font-size-complex="10pt" style:language-complex="ar" style:country-complex="SA" fo:hyphenate="true"/>
    </style:style>
    <style:style style:name="P21" style:family="paragraph" style:parent-style-name="Normal">
      <style:text-properties officeooo:paragraph-rsid="000bec58"/>
    </style:style>
    <style:style style:name="P22" style:family="paragraph" style:parent-style-name="Normal">
      <style:text-properties officeooo:paragraph-rsid="0010fb41"/>
    </style:style>
    <style:style style:name="P23" style:family="paragraph" style:parent-style-name="Normal">
      <style:text-properties officeooo:paragraph-rsid="00116a5e"/>
    </style:style>
    <style:style style:name="P24" style:family="paragraph" style:parent-style-name="Header">
      <style:paragraph-properties fo:text-align="start" style:justify-single-word="false"/>
      <style:text-properties officeooo:rsid="0003d577" officeooo:paragraph-rsid="0003d577"/>
    </style:style>
    <style:style style:name="P25" style:family="paragraph" style:parent-style-name="Contents_20_Heading" style:master-page-name="MP0">
      <style:paragraph-properties style:page-number="auto" fo:break-before="page"/>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officeooo:rsid="0003d577"/>
    </style:style>
    <style:style style:name="T3" style:family="text">
      <style:text-properties officeooo:rsid="0004fe15"/>
    </style:style>
    <style:style style:name="T4" style:family="text">
      <style:text-properties officeooo:rsid="0006b908"/>
    </style:style>
    <style:style style:name="T5" style:family="text">
      <style:text-properties fo:background-color="#ed1c24" loext:char-shading-value="0"/>
    </style:style>
    <style:style style:name="T6" style:family="text">
      <style:text-properties fo:background-color="#fff200" loext:char-shading-value="0"/>
    </style:style>
    <style:style style:name="T7" style:family="text">
      <style:text-properties fo:background-color="#59c5c7" loext:char-shading-value="0"/>
    </style:style>
    <style:style style:name="T8" style:family="text">
      <style:text-properties officeooo:rsid="0006e0cd"/>
    </style:style>
    <style:style style:name="T9" style:family="text">
      <style:text-properties fo:background-color="#89c765" loext:char-shading-value="0"/>
    </style:style>
    <style:style style:name="T10" style:family="text">
      <style:text-properties officeooo:rsid="0008c1d5"/>
    </style:style>
    <style:style style:name="T11" style:family="text">
      <style:text-properties officeooo:rsid="0009df2d"/>
    </style:style>
    <style:style style:name="T12" style:family="text">
      <style:text-properties officeooo:rsid="000adff0"/>
    </style:style>
    <style:style style:name="T13" style:family="text">
      <style:text-properties officeooo:rsid="000bec58"/>
    </style:style>
    <style:style style:name="T14" style:family="text">
      <style:text-properties fo:background-color="#5b9bd5" loext:char-shading-value="0"/>
    </style:style>
    <style:style style:name="T15" style:family="text">
      <style:text-properties officeooo:rsid="000dc177"/>
    </style:style>
    <style:style style:name="T16" style:family="text">
      <style:text-properties officeooo:rsid="000edeb2"/>
    </style:style>
    <style:style style:name="T17" style:family="text">
      <style:text-properties officeooo:rsid="00107357"/>
    </style:style>
    <style:style style:name="T18" style:family="text">
      <style:text-properties officeooo:rsid="00116a5e"/>
    </style:style>
    <style:style style:name="T19" style:family="text">
      <style:text-properties fo:font-size="9pt" style:font-size-asian="9pt" style:font-size-complex="9pt"/>
    </style:style>
    <style:style style:name="T20" style:family="text">
      <style:text-properties fo:background-color="#a3238e" loext:char-shading-value="0"/>
    </style:style>
    <style:style style:name="T21" style:family="text">
      <style:text-properties officeooo:rsid="00116a5e" fo:background-color="#a3238e" loext:char-shading-value="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Table des matières</text:p>
          </text:index-title>
          <text:p text:style-name="P26"><text:a xlink:type="simple" xlink:href="#__RefHeading___Toc11948_2495971851" text:style-name="Index_20_Link" text:visited-style-name="Index_20_Link">Analyse de traceroute :<text:tab/>1</text:a></text:p>
          <text:p text:style-name="P26"><text:a xlink:type="simple" xlink:href="#__RefHeading___Toc11950_2495971851" text:style-name="Index_20_Link" text:visited-style-name="Index_20_Link">Sans option :<text:tab/>1</text:a></text:p>
          <text:p text:style-name="P26"><text:a xlink:type="simple" xlink:href="#__RefHeading___Toc11976_2495971851" text:style-name="Index_20_Link" text:visited-style-name="Index_20_Link">Option -U :<text:tab/>6</text:a></text:p>
          <text:p text:style-name="P26"><text:a xlink:type="simple" xlink:href="#__RefHeading___Toc11978_2495971851" text:style-name="Index_20_Link" text:visited-style-name="Index_20_Link">Option -I :<text:tab/>11</text:a></text:p>
          <text:p text:style-name="P26"><text:a xlink:type="simple" xlink:href="#__RefHeading___Toc11980_2495971851" text:style-name="Index_20_Link" text:visited-style-name="Index_20_Link">Option -T :<text:tab/>15</text:a></text:p>
          <text:p text:style-name="P26"><text:a xlink:type="simple" xlink:href="#__RefHeading___Toc11998_2495971851" text:style-name="Index_20_Link" text:visited-style-name="Index_20_Link">Time to live exceeded :<text:tab/>19</text:a></text:p>
        </text:index-body>
      </text:table-of-content>
      <text:h text:style-name="Heading_20_2" text:outline-level="2"><text:bookmark-start text:name="__RefHeading___Toc11948_2495971851"/>Analyse de traceroute :<text:bookmark-end text:name="__RefHeading___Toc11948_2495971851"/></text:h>
      <text:p text:style-name="P1">La commande <text:span text:style-name="Police_20_par_20_défaut"><text:span text:style-name="T1">traceroute</text:span></text:span> est un outil réseau permettant de déterminer l’acheminement d’un paquet IP ; soit les routeurs par lequel le paquet passe pour arriver jusqu’à sa cible. Voici comment la commande <text:span text:style-name="Police_20_par_20_défaut"><text:span text:style-name="T1">traceroute </text:span></text:span>fait pour pouvoir déterminer ce chemin :</text:p>
      <text:p text:style-name="P1">Traceroute envoie des trames sondes (3 par défaut) vers une adresse de destination avec un même Time-To-Live (correspond à « temps de vie » en français et commence à 1 par défaut). Cela signifie que, selon le nombre, le paquet pourra aller jusqu’à un certain routeur. </text:p>
      <text:p text:style-name="P1"/>
      <text:p text:style-name="P1">A chaque routeur que la trame sonde traverse, le Time-To-Live diminue de 1. Le premier routeur reçoit donc un paquet contenant un TTL de 1, le TTL est décrémenté, et arrive donc à zéro. Une fois que le Time-To-Live est à zéro, le routeur détruit le paquet et envoie une réponse ICMP "time exceeded", ce qui permet à la machine source de récupérer les informations de celui-ci.</text:p>
      <text:p text:style-name="P1"/>
      <text:p text:style-name="P1">On incrémente donc le TTL jusqu’à ce qu’on reçoive un "port unreachable" qui signifie soit :</text:p>
      <text:p text:style-name="P1"><text:tab/>-qu’on a atteint l’hôte recherché</text:p>
      <text:p text:style-name="P1"><text:tab/>-qu’on a dépassé le TTL max fixé (par défaut à 30), sans avoir atteint l’hôte recherché</text:p>
      <text:p text:style-name="P1"/>
      <text:p text:style-name="P4">Par défaut, traceroute utilise le protocole UDP, <text:span text:style-name="T10">dans l’intervalle de port de </text:span>33434 <text:span text:style-name="T10">à </text:span>33534. <text:span text:style-name="T10">C</text:span>elui-ci permettant de transmettre rapidement de petites quantités de données. Cependant, il est possible de choisir de passer par un protocole TCP ou même ICMP. Cela est pratique lorsque le pare-feu de l’un des routeurs traversé bloque certains protocoles utilisé par traceroute. <text:span text:style-name="T10">De plus, si on précise l’option UDP (-U), cela utilisera le protocole UDP mais vers un port de destination particulier </text:span>(au lieu d’augmenter le port pour chaque sonde). Par défaut <text:span text:style-name="T10">le</text:span> port est 53, <text:span text:style-name="T10">celui du </text:span>dns.</text:p>
      <text:p text:style-name="P1"/>
      <text:h text:style-name="Heading_20_2" text:outline-level="2"><text:bookmark-start text:name="__RefHeading___Toc11950_2495971851"/>Sans option :<text:bookmark-end text:name="__RefHeading___Toc11950_2495971851"/></text:h>
      <text:p text:style-name="P16">Voici ce que me retourne mon terminal lorsque je fais la commande traceroute sans option, donc par défaut il passera par le protocole UDP :</text:p>
      <text:p text:style-name="Normal">root@osavio:~# traceroute ac-toulouse.fr</text:p>
      <text:p text:style-name="Normal">traceroute to ac-toulouse.fr (<text:span text:style-name="T9">185.75.143.25</text:span>), 30 hops max, 60 byte packets</text:p>
      <text:p text:style-name="Normal"><text:s/>1 <text:s/>_gateway (<text:span text:style-name="T7">192.168.1.254</text:span>) <text:s/>3.158 ms <text:s/>3.148 ms <text:s/>3.250 ms</text:p>
      <text:p text:style-name="Normal"><text:s/>2 <text:s/>194.149.169.85 (194.149.169.85) <text:s/>18.589 ms <text:s/>18.913 ms <text:s/>18.792 ms</text:p>
      <text:p text:style-name="Normal"><text:s/>3 <text:s/>194.149.166.54 (194.149.166.54) <text:s/>18.638 ms <text:s/>21.847 ms <text:s/>21.736 ms</text:p>
      <text:p text:style-name="Normal"><text:s/>4 <text:s/>193.253.13.69 (193.253.13.69) <text:s/>21.255 ms <text:s/>21.511 ms <text:s/>21.446 ms</text:p>
      <text:p text:style-name="Normal"><text:s/>5 <text:s/>ae40-0.noidf001.Paris3eArrondissement.francetelecom.net (193.252.98.109) <text:s/>21.679 ms <text:s/>21.601 ms <text:s/>21.182 ms</text:p>
      <text:p text:style-name="Normal"><text:s/>6 <text:s/>ae52-0.nridf201.Aubervilliers.francetelecom.net (193.252.98.233) <text:s/>21.424 ms <text:s/>19.379 ms <text:s/>19.596 ms</text:p>
      <text:p text:style-name="Normal"><text:soft-page-break/><text:s/>7 <text:s/>ae41-0.nrlil101.Villeneuve-dascq.francetelecom.net (193.252.160.217) <text:s/>22.955 ms <text:s/>22.908 ms <text:s/>24.999 ms</text:p>
      <text:p text:style-name="Normal"><text:s/>8 <text:s/>lag-1.nolil601.Villeneuve-dascq.francetelecom.net (193.252.100.94) <text:s/>24.351 ms <text:s/>24.235 ms <text:s/>24.219 ms</text:p>
      <text:p text:style-name="Normal"><text:s/>9 <text:s/>193.252.227.62 (193.252.227.62) <text:s/>24.153 ms <text:s/>24.069 ms <text:s/>24.017 ms</text:p>
      <text:p text:style-name="Normal">10 <text:s/>core01-civ_core01-ate.as35625.net (185.39.168.25) <text:s/>23.958 ms <text:s/>23.891 ms <text:s/>23.845 ms</text:p>
      <text:p text:style-name="Normal">11 <text:s/>* * *</text:p>
      <text:p text:style-name="Normal">12 <text:s/>* * *</text:p>
      <text:p text:style-name="Normal">13 <text:s/>* * *</text:p>
      <text:p text:style-name="Normal">14 <text:s/>* * *</text:p>
      <text:p text:style-name="Normal">15 <text:s/>* * *</text:p>
      <text:p text:style-name="Normal">16 <text:s/>* * *</text:p>
      <text:p text:style-name="Normal">17 <text:s/>* * *</text:p>
      <text:p text:style-name="Normal">18 <text:s/>* * *</text:p>
      <text:p text:style-name="Normal">19 <text:s/>* * *</text:p>
      <text:p text:style-name="Normal">20 <text:s/>* * *</text:p>
      <text:p text:style-name="Normal">21 <text:s/>* * *</text:p>
      <text:p text:style-name="Normal">22 <text:s/>* * *</text:p>
      <text:p text:style-name="Normal">23 <text:s/>* * *</text:p>
      <text:p text:style-name="Normal">24 <text:s/>* * *</text:p>
      <text:p text:style-name="Normal">25 <text:s/>* * *</text:p>
      <text:p text:style-name="Normal">26 <text:s/>* * *</text:p>
      <text:p text:style-name="Normal">27 <text:s/>* * *</text:p>
      <text:p text:style-name="Normal">28 <text:s/>* * *</text:p>
      <text:p text:style-name="Normal">29 <text:s/>* * *</text:p>
      <text:p text:style-name="Normal">30 <text:s/>* * *</text:p>
      <text:p text:style-name="Text_20_body"/>
      <text:p text:style-name="Standard">On y voit <text:span text:style-name="T3">beaucoup d’étoiles, cela est une exception, elle signifie que le routeur n’a pas renvoyé d’informations.</text:span></text:p>
      <text:p text:style-name="Standard"/>
      <text:p text:style-name="P5">Voici ci-dessous, <text:span text:style-name="T4">ma capture de trame pour la commande ci-dessus :</text:span></text:p>
      <text:p text:style-name="P19">No. <text:s text:c="2"/>Time <text:s text:c="10"/>Source <text:s text:c="8"/>Destination <text:s text:c="3"/>Protocol Length Inf<text:span text:style-name="T2">o</text:span></text:p>
      <table:table table:name="Tableau1" table:style-name="Tableau1">
        <table:table-column table:style-name="Tableau1.A"/>
        <table:table-row>
          <table:table-cell table:style-name="Tableau1.A1" office:value-type="string">
            <text:p text:style-name="Normal">4 12.712085443 <text:s text:c="2"/>192.168.1.30 <text:s text:c="9"/><text:span text:style-name="T9">185.75.143.25</text:span> <text:s text:c="8"/>UDP <text:s text:c="5"/>74 <text:s text:c="4"/>33159 → 33434 Len=32</text:p>
          </table:table-cell>
        </table:table-row>
        <table:table-row>
          <table:table-cell table:style-name="Tableau1.A1" office:value-type="string">
            <text:p text:style-name="Normal"/>
          </table:table-cell>
        </table:table-row>
        <table:table-row>
          <table:table-cell table:style-name="Tableau1.A1" office:value-type="string">
            <text:p text:style-name="Normal">Frame 4: 74 bytes on wire (592 bits), 74 bytes captured (592 bits) on interface 0</text:p>
          </table:table-cell>
        </table:table-row>
        <table:table-row>
          <table:table-cell table:style-name="Tableau1.A1" office:value-type="string">
            <text:p text:style-name="Normal">Ethernet II, Src: HonHaiPr_6e:62:a4 (70:77:81:6e:62:a4), Dst: FreeboxS_3f:47:20 (70:fc:8f:3f:47:20)</text:p>
          </table:table-cell>
        </table:table-row>
        <table:table-row>
          <table:table-cell table:style-name="Tableau1.A1" office:value-type="string">
            <text:p text:style-name="Normal">Internet Protocol Version 4, Src: 192.168.1.30, Dst: 185.75.143.25</text:p>
          </table:table-cell>
        </table:table-row>
        <table:table-row>
          <table:table-cell table:style-name="Tableau1.A1" office:value-type="string">
            <text:p text:style-name="Normal"><text:s text:c="4"/>0100 .... = Version: 4</text:p>
          </table:table-cell>
        </table:table-row>
        <table:table-row>
          <table:table-cell table:style-name="Tableau1.A1" office:value-type="string">
            <text:p text:style-name="Normal"><text:s text:c="4"/>.... 0101 = Header Length: 20 bytes (5)</text:p>
          </table:table-cell>
        </table:table-row>
        <table:table-row>
          <table:table-cell table:style-name="Tableau1.A1" office:value-type="string">
            <text:p text:style-name="Normal"><text:s text:c="4"/>Differentiated Services Field: 0x00 (DSCP: CS0, ECN: Not-ECT)</text:p>
          </table:table-cell>
        </table:table-row>
        <table:table-row>
          <table:table-cell table:style-name="Tableau1.A1" office:value-type="string">
            <text:p text:style-name="Normal"><text:s text:c="4"/>Total Length: 60</text:p>
          </table:table-cell>
        </table:table-row>
        <table:table-row>
          <table:table-cell table:style-name="Tableau1.A1" office:value-type="string">
            <text:p text:style-name="Normal"><text:s text:c="4"/>Identification: 0x5534 (21812)</text:p>
          </table:table-cell>
        </table:table-row>
        <table:table-row>
          <table:table-cell table:style-name="Tableau1.A1" office:value-type="string">
            <text:p text:style-name="Normal"><text:s text:c="4"/>Flags: 0x0000</text:p>
          </table:table-cell>
        </table:table-row>
        <table:table-row>
          <table:table-cell table:style-name="Tableau1.A1" office:value-type="string">
            <text:p text:style-name="Normal"><text:s text:c="4"/><text:span text:style-name="T5">Time to live: 1</text:span></text:p>
          </table:table-cell>
        </table:table-row>
        <table:table-row>
          <table:table-cell table:style-name="Tableau1.A1" office:value-type="string">
            <text:p text:style-name="Normal"><text:s text:c="4"/>Protocol: <text:span text:style-name="T6">UDP</text:span> (17)</text:p>
          </table:table-cell>
        </table:table-row>
        <table:table-row>
          <table:table-cell table:style-name="Tableau1.A1" office:value-type="string">
            <text:p text:style-name="Normal"><text:s text:c="4"/>Header checksum: 0x5a52 [validation disabled]</text:p>
          </table:table-cell>
        </table:table-row>
        <table:table-row>
          <table:table-cell table:style-name="Tableau1.A1" office:value-type="string">
            <text:p text:style-name="Normal"><text:s text:c="4"/>[Header checksum status: Unverified]</text:p>
          </table:table-cell>
        </table:table-row>
        <table:table-row>
          <table:table-cell table:style-name="Tableau1.A1" office:value-type="string">
            <text:p text:style-name="Normal"><text:s text:c="4"/>Source: 192.168.1.30</text:p>
          </table:table-cell>
        </table:table-row>
        <table:table-row>
          <table:table-cell table:style-name="Tableau1.A1" office:value-type="string">
            <text:p text:style-name="Normal"><text:s text:c="4"/>Destination: 185.75.143.25</text:p>
          </table:table-cell>
        </table:table-row>
        <table:table-row>
          <table:table-cell table:style-name="Tableau1.A1" office:value-type="string">
            <text:p text:style-name="Normal">User Datagram Protocol, Src Port: 33159, Dst Port: 33434</text:p>
          </table:table-cell>
        </table:table-row>
        <text:soft-page-break/>
        <table:table-row>
          <table:table-cell table:style-name="Tableau1.A1" office:value-type="string">
            <text:p text:style-name="Normal">Data (32 bytes)</text:p>
          </table:table-cell>
        </table:table-row>
        <table:table-row>
          <table:table-cell table:style-name="Tableau1.A1" office:value-type="string">
            <text:p text:style-name="Normal"/>
          </table:table-cell>
        </table:table-row>
        <table:table-row>
          <table:table-cell table:style-name="Tableau1.A1" office:value-type="string">
            <text:p text:style-name="Normal">No. <text:s text:c="4"/>Time <text:s text:c="10"/>Source <text:s text:c="15"/>Destination <text:s text:c="10"/>Protocol Length Info</text:p>
          </table:table-cell>
        </table:table-row>
        <table:table-row>
          <table:table-cell table:style-name="Tableau1.A1" office:value-type="string">
            <text:p text:style-name="Normal">5 12.712188670 <text:s text:c="2"/>192.168.1.30 <text:s text:c="9"/><text:span text:style-name="T9">185.75.143.25</text:span> <text:s text:c="8"/>UDP <text:s text:c="5"/>74 <text:s text:c="4"/>39776 → 33435 Len=32</text:p>
          </table:table-cell>
        </table:table-row>
        <table:table-row>
          <table:table-cell table:style-name="Tableau1.A1" office:value-type="string">
            <text:p text:style-name="Normal"/>
          </table:table-cell>
        </table:table-row>
        <table:table-row>
          <table:table-cell table:style-name="Tableau1.A1" office:value-type="string">
            <text:p text:style-name="Normal">Frame 5: 74 bytes on wire (592 bits), 74 bytes captured (592 bits) on interface 0</text:p>
          </table:table-cell>
        </table:table-row>
        <table:table-row>
          <table:table-cell table:style-name="Tableau1.A1" office:value-type="string">
            <text:p text:style-name="Normal">Ethernet II, Src: HonHaiPr_6e:62:a4 (70:77:81:6e:62:a4), Dst: FreeboxS_3f:47:20 (70:fc:8f:3f:47:20)</text:p>
          </table:table-cell>
        </table:table-row>
        <table:table-row>
          <table:table-cell table:style-name="Tableau1.A1" office:value-type="string">
            <text:p text:style-name="Normal">Internet Protocol Version 4, Src: 192.168.1.30, Dst: 185.75.143.25</text:p>
          </table:table-cell>
        </table:table-row>
        <table:table-row>
          <table:table-cell table:style-name="Tableau1.A1" office:value-type="string">
            <text:p text:style-name="Normal"><text:s text:c="4"/>0100 .... = Version: 4</text:p>
          </table:table-cell>
        </table:table-row>
        <table:table-row>
          <table:table-cell table:style-name="Tableau1.A1" office:value-type="string">
            <text:p text:style-name="Normal"><text:s text:c="4"/>.... 0101 = Header Length: 20 bytes (5)</text:p>
          </table:table-cell>
        </table:table-row>
        <table:table-row>
          <table:table-cell table:style-name="Tableau1.A1" office:value-type="string">
            <text:p text:style-name="Normal"><text:s text:c="4"/>Differentiated Services Field: 0x00 (DSCP: CS0, ECN: Not-ECT)</text:p>
          </table:table-cell>
        </table:table-row>
        <table:table-row>
          <table:table-cell table:style-name="Tableau1.A1" office:value-type="string">
            <text:p text:style-name="Normal"><text:s text:c="4"/>Total Length: 60</text:p>
          </table:table-cell>
        </table:table-row>
        <table:table-row>
          <table:table-cell table:style-name="Tableau1.A1" office:value-type="string">
            <text:p text:style-name="Normal"><text:s text:c="4"/>Identification: 0x5535 (21813)</text:p>
          </table:table-cell>
        </table:table-row>
        <table:table-row>
          <table:table-cell table:style-name="Tableau1.A1" office:value-type="string">
            <text:p text:style-name="Normal"><text:s text:c="4"/>Flags: 0x0000</text:p>
          </table:table-cell>
        </table:table-row>
        <table:table-row>
          <table:table-cell table:style-name="Tableau1.A1" office:value-type="string">
            <text:p text:style-name="Normal"><text:s text:c="4"/><text:span text:style-name="T5">Time to live: 1</text:span></text:p>
          </table:table-cell>
        </table:table-row>
        <table:table-row>
          <table:table-cell table:style-name="Tableau1.A1" office:value-type="string">
            <text:p text:style-name="Normal"><text:s text:c="4"/>Protocol: <text:span text:style-name="T6">UDP</text:span> (17)</text:p>
          </table:table-cell>
        </table:table-row>
        <table:table-row>
          <table:table-cell table:style-name="Tableau1.A1" office:value-type="string">
            <text:p text:style-name="Normal"><text:s text:c="4"/>Header checksum: 0x5a51 [validation disabled]</text:p>
          </table:table-cell>
        </table:table-row>
        <table:table-row>
          <table:table-cell table:style-name="Tableau1.A1" office:value-type="string">
            <text:p text:style-name="Normal"><text:s text:c="4"/>[Header checksum status: Unverified]</text:p>
          </table:table-cell>
        </table:table-row>
        <table:table-row>
          <table:table-cell table:style-name="Tableau1.A1" office:value-type="string">
            <text:p text:style-name="Normal"><text:s text:c="4"/>Source: 192.168.1.30</text:p>
          </table:table-cell>
        </table:table-row>
        <table:table-row>
          <table:table-cell table:style-name="Tableau1.A1" office:value-type="string">
            <text:p text:style-name="Normal"><text:s text:c="4"/>Destination: 185.75.143.25</text:p>
          </table:table-cell>
        </table:table-row>
        <table:table-row>
          <table:table-cell table:style-name="Tableau1.A1" office:value-type="string">
            <text:p text:style-name="Normal">User Datagram Protocol, Src Port: 39776, Dst Port: 33435</text:p>
          </table:table-cell>
        </table:table-row>
        <table:table-row>
          <table:table-cell table:style-name="Tableau1.A1" office:value-type="string">
            <text:p text:style-name="Normal">Data (32 bytes)</text:p>
          </table:table-cell>
        </table:table-row>
        <table:table-row>
          <table:table-cell table:style-name="Tableau1.A1" office:value-type="string">
            <text:p text:style-name="Normal"/>
          </table:table-cell>
        </table:table-row>
        <table:table-row>
          <table:table-cell table:style-name="Tableau1.A1" office:value-type="string">
            <text:p text:style-name="Normal">No. <text:s text:c="4"/>Time <text:s text:c="10"/>Source <text:s text:c="15"/>Destination <text:s text:c="10"/>Protocol Length Info</text:p>
          </table:table-cell>
        </table:table-row>
        <table:table-row>
          <table:table-cell table:style-name="Tableau1.A1" office:value-type="string">
            <text:p text:style-name="Normal">6 12.712267429 <text:s text:c="2"/>192.168.1.30 <text:s text:c="9"/><text:span text:style-name="T9">185.75.143.25</text:span> <text:s text:c="8"/>UDP <text:s text:c="5"/>74 <text:s text:c="4"/>43100 → 33436 Len=32</text:p>
          </table:table-cell>
        </table:table-row>
        <table:table-row>
          <table:table-cell table:style-name="Tableau1.A1" office:value-type="string">
            <text:p text:style-name="Normal"/>
          </table:table-cell>
        </table:table-row>
        <table:table-row>
          <table:table-cell table:style-name="Tableau1.A1" office:value-type="string">
            <text:p text:style-name="Normal">Frame 6: 74 bytes on wire (592 bits), 74 bytes captured (592 bits) on interface 0</text:p>
          </table:table-cell>
        </table:table-row>
        <table:table-row>
          <table:table-cell table:style-name="Tableau1.A1" office:value-type="string">
            <text:p text:style-name="Normal">Ethernet II, Src: HonHaiPr_6e:62:a4 (70:77:81:6e:62:a4), Dst: FreeboxS_3f:47:20 (70:fc:8f:3f:47:20)</text:p>
          </table:table-cell>
        </table:table-row>
        <table:table-row>
          <table:table-cell table:style-name="Tableau1.A1" office:value-type="string">
            <text:p text:style-name="Normal">Internet Protocol Version 4, Src: 192.168.1.30, Dst: 185.75.143.25</text:p>
          </table:table-cell>
        </table:table-row>
        <table:table-row>
          <table:table-cell table:style-name="Tableau1.A1" office:value-type="string">
            <text:p text:style-name="Normal"><text:s text:c="4"/>0100 .... = Version: 4</text:p>
          </table:table-cell>
        </table:table-row>
        <table:table-row>
          <table:table-cell table:style-name="Tableau1.A1" office:value-type="string">
            <text:p text:style-name="Normal"><text:s text:c="4"/>.... 0101 = Header Length: 20 bytes (5)</text:p>
          </table:table-cell>
        </table:table-row>
        <table:table-row>
          <table:table-cell table:style-name="Tableau1.A1" office:value-type="string">
            <text:p text:style-name="Normal"><text:s text:c="4"/>Differentiated Services Field: 0x00 (DSCP: CS0, ECN: Not-ECT)</text:p>
          </table:table-cell>
        </table:table-row>
        <table:table-row>
          <table:table-cell table:style-name="Tableau1.A1" office:value-type="string">
            <text:p text:style-name="Normal"><text:s text:c="4"/>Total Length: 60</text:p>
          </table:table-cell>
        </table:table-row>
        <table:table-row>
          <table:table-cell table:style-name="Tableau1.A1" office:value-type="string">
            <text:p text:style-name="Normal"><text:s text:c="4"/>Identification: 0x5536 (21814)</text:p>
          </table:table-cell>
        </table:table-row>
        <table:table-row>
          <table:table-cell table:style-name="Tableau1.A1" office:value-type="string">
            <text:p text:style-name="Normal"><text:s text:c="4"/>Flags: 0x0000</text:p>
          </table:table-cell>
        </table:table-row>
        <table:table-row>
          <table:table-cell table:style-name="Tableau1.A1" office:value-type="string">
            <text:p text:style-name="Normal"><text:s text:c="4"/><text:span text:style-name="T5">Time to live: 1</text:span></text:p>
          </table:table-cell>
        </table:table-row>
        <table:table-row>
          <table:table-cell table:style-name="Tableau1.A1" office:value-type="string">
            <text:p text:style-name="Normal"><text:s text:c="4"/>Protocol: <text:span text:style-name="T6">UDP</text:span> (17)</text:p>
          </table:table-cell>
        </table:table-row>
        <table:table-row>
          <table:table-cell table:style-name="Tableau1.A1" office:value-type="string">
            <text:p text:style-name="Normal"><text:s text:c="4"/>Header checksum: 0x5a50 [validation disabled]</text:p>
          </table:table-cell>
        </table:table-row>
        <table:table-row>
          <table:table-cell table:style-name="Tableau1.A1" office:value-type="string">
            <text:p text:style-name="Normal"><text:s text:c="4"/>[Header checksum status: Unverified]</text:p>
          </table:table-cell>
        </table:table-row>
        <table:table-row>
          <table:table-cell table:style-name="Tableau1.A1" office:value-type="string">
            <text:p text:style-name="Normal"><text:s text:c="4"/>Source: 192.168.1.30</text:p>
          </table:table-cell>
        </table:table-row>
        <table:table-row>
          <table:table-cell table:style-name="Tableau1.A1" office:value-type="string">
            <text:p text:style-name="Normal"><text:s text:c="4"/>Destination: 185.75.143.25</text:p>
          </table:table-cell>
        </table:table-row>
        <table:table-row>
          <table:table-cell table:style-name="Tableau1.A1" office:value-type="string">
            <text:p text:style-name="Normal">User Datagram Protocol, Src Port: 43100, Dst Port: 33436</text:p>
          </table:table-cell>
        </table:table-row>
        <table:table-row>
          <table:table-cell table:style-name="Tableau1.A1" office:value-type="string">
            <text:p text:style-name="Normal">Data (32 bytes)</text:p>
          </table:table-cell>
        </table:table-row>
        <table:table-row>
          <table:table-cell table:style-name="Tableau1.A1" office:value-type="string">
            <text:p text:style-name="Normal"/>
          </table:table-cell>
        </table:table-row>
        <table:table-row>
          <table:table-cell table:style-name="Tableau1.A1" office:value-type="string">
            <text:p text:style-name="Normal">No. <text:s text:c="4"/>Time <text:s text:c="10"/>Source <text:s text:c="15"/>Destination <text:s text:c="10"/>Protocol Length Info</text:p>
          </table:table-cell>
        </table:table-row>
        <table:table-row>
          <table:table-cell table:style-name="Tableau1.A1" office:value-type="string">
            <text:p text:style-name="Normal">7 12.712317350 <text:s text:c="2"/>192.168.1.30 <text:s text:c="9"/><text:span text:style-name="T9">185.75.143.25</text:span> <text:s text:c="8"/>UDP <text:s text:c="5"/>74 <text:s text:c="4"/>50862 → 33437 Len=32</text:p>
          </table:table-cell>
        </table:table-row>
        <table:table-row>
          <table:table-cell table:style-name="Tableau1.A1" office:value-type="string">
            <text:p text:style-name="Normal"/>
          </table:table-cell>
        </table:table-row>
        <table:table-row>
          <table:table-cell table:style-name="Tableau1.A1" office:value-type="string">
            <text:p text:style-name="Normal">Frame 7: 74 bytes on wire (592 bits), 74 bytes captured (592 bits) on interface 0</text:p>
          </table:table-cell>
        </table:table-row>
        <table:table-row>
          <table:table-cell table:style-name="Tableau1.A1" office:value-type="string">
            <text:p text:style-name="Normal">Ethernet II, Src: HonHaiPr_6e:62:a4 (70:77:81:6e:62:a4), Dst: FreeboxS_3f:47:20 <text:soft-page-break/>(70:fc:8f:3f:47:20)</text:p>
          </table:table-cell>
        </table:table-row>
        <table:table-row>
          <table:table-cell table:style-name="Tableau1.A1" office:value-type="string">
            <text:p text:style-name="Normal">Internet Protocol Version 4, Src: 192.168.1.30, Dst: 185.75.143.25</text:p>
          </table:table-cell>
        </table:table-row>
        <table:table-row>
          <table:table-cell table:style-name="Tableau1.A1" office:value-type="string">
            <text:p text:style-name="Normal"><text:s text:c="4"/>0100 .... = Version: 4</text:p>
          </table:table-cell>
        </table:table-row>
        <table:table-row>
          <table:table-cell table:style-name="Tableau1.A1" office:value-type="string">
            <text:p text:style-name="Normal"><text:s text:c="4"/>.... 0101 = Header Length: 20 bytes (5)</text:p>
          </table:table-cell>
        </table:table-row>
        <table:table-row>
          <table:table-cell table:style-name="Tableau1.A1" office:value-type="string">
            <text:p text:style-name="Normal"><text:s text:c="4"/>Differentiated Services Field: 0x00 (DSCP: CS0, ECN: Not-ECT)</text:p>
          </table:table-cell>
        </table:table-row>
        <table:table-row>
          <table:table-cell table:style-name="Tableau1.A1" office:value-type="string">
            <text:p text:style-name="Normal"><text:s text:c="4"/>Total Length: 60</text:p>
          </table:table-cell>
        </table:table-row>
        <table:table-row>
          <table:table-cell table:style-name="Tableau1.A1" office:value-type="string">
            <text:p text:style-name="Normal"><text:s text:c="4"/>Identification: 0x5537 (21815)</text:p>
          </table:table-cell>
        </table:table-row>
        <table:table-row>
          <table:table-cell table:style-name="Tableau1.A1" office:value-type="string">
            <text:p text:style-name="Normal"><text:s text:c="4"/>Flags: 0x0000</text:p>
          </table:table-cell>
        </table:table-row>
        <table:table-row>
          <table:table-cell table:style-name="Tableau1.A1" office:value-type="string">
            <text:p text:style-name="Normal"><text:s text:c="4"/><text:span text:style-name="T5">Time to live: 2</text:span></text:p>
          </table:table-cell>
        </table:table-row>
        <table:table-row>
          <table:table-cell table:style-name="Tableau1.A1" office:value-type="string">
            <text:p text:style-name="Normal"><text:s text:c="4"/>Protocol: <text:span text:style-name="T6">UDP</text:span> (17)</text:p>
          </table:table-cell>
        </table:table-row>
        <table:table-row>
          <table:table-cell table:style-name="Tableau1.A1" office:value-type="string">
            <text:p text:style-name="Normal"><text:s text:c="4"/>Header checksum: 0x594f [validation disabled]</text:p>
          </table:table-cell>
        </table:table-row>
        <table:table-row>
          <table:table-cell table:style-name="Tableau1.A1" office:value-type="string">
            <text:p text:style-name="Normal"><text:s text:c="4"/>[Header checksum status: Unverified]</text:p>
          </table:table-cell>
        </table:table-row>
        <table:table-row>
          <table:table-cell table:style-name="Tableau1.A1" office:value-type="string">
            <text:p text:style-name="Normal"><text:s text:c="4"/>Source: 192.168.1.30</text:p>
          </table:table-cell>
        </table:table-row>
        <table:table-row>
          <table:table-cell table:style-name="Tableau1.A1" office:value-type="string">
            <text:p text:style-name="Normal"><text:s text:c="4"/>Destination: 185.75.143.25</text:p>
          </table:table-cell>
        </table:table-row>
        <table:table-row>
          <table:table-cell table:style-name="Tableau1.A1" office:value-type="string">
            <text:p text:style-name="Normal">User Datagram Protocol, Src Port: 50862, Dst Port: 33437</text:p>
          </table:table-cell>
        </table:table-row>
        <table:table-row>
          <table:table-cell table:style-name="Tableau1.A1" office:value-type="string">
            <text:p text:style-name="Normal">Data (32 bytes)</text:p>
          </table:table-cell>
        </table:table-row>
      </table:table>
      <text:p text:style-name="P2"/>
      <text:p text:style-name="P2">...</text:p>
      <text:p text:style-name="P2"/>
      <table:table table:name="Tableau2" table:style-name="Tableau2">
        <table:table-column table:style-name="Tableau2.A"/>
        <table:table-row>
          <table:table-cell table:style-name="Tableau2.A1" office:value-type="string">
            <text:p text:style-name="Normal">No. <text:s text:c="4"/>Time <text:s text:c="10"/>Source <text:s text:c="15"/>Destination <text:s text:c="10"/>Protocol Length Info</text:p>
          </table:table-cell>
        </table:table-row>
        <table:table-row>
          <table:table-cell table:style-name="Tableau2.A1" office:value-type="string">
            <text:p text:style-name="Normal"><text:s text:c="4"/>162 27.794052971 <text:s text:c="2"/>192.168.1.30 <text:s text:c="9"/><text:span text:style-name="T9">185.75.143.25</text:span> <text:s text:c="8"/>UDP <text:s text:c="5"/>74 <text:s text:c="4"/>38879 → 33520 Len=32</text:p>
          </table:table-cell>
        </table:table-row>
        <table:table-row>
          <table:table-cell table:style-name="Tableau2.A1" office:value-type="string">
            <text:p text:style-name="Normal"/>
          </table:table-cell>
        </table:table-row>
        <table:table-row>
          <table:table-cell table:style-name="Tableau2.A1" office:value-type="string">
            <text:p text:style-name="Normal">Frame 162: 74 bytes on wire (592 bits), 74 bytes captured (592 bits) on interface 0</text:p>
          </table:table-cell>
        </table:table-row>
        <table:table-row>
          <table:table-cell table:style-name="Tableau2.A1" office:value-type="string">
            <text:p text:style-name="Normal">Ethernet II, Src: HonHaiPr_6e:62:a4 (70:77:81:6e:62:a4), Dst: FreeboxS_3f:47:20 (70:fc:8f:3f:47:20)</text:p>
          </table:table-cell>
        </table:table-row>
        <table:table-row>
          <table:table-cell table:style-name="Tableau2.A1" office:value-type="string">
            <text:p text:style-name="Normal">Internet Protocol Version 4, Src: 192.168.1.30, Dst: 185.75.143.25</text:p>
          </table:table-cell>
        </table:table-row>
        <table:table-row>
          <table:table-cell table:style-name="Tableau2.A1" office:value-type="string">
            <text:p text:style-name="Normal"><text:s text:c="4"/>0100 .... = Version: 4</text:p>
          </table:table-cell>
        </table:table-row>
        <table:table-row>
          <table:table-cell table:style-name="Tableau2.A1" office:value-type="string">
            <text:p text:style-name="Normal"><text:s text:c="4"/>.... 0101 = Header Length: 20 bytes (5)</text:p>
          </table:table-cell>
        </table:table-row>
        <table:table-row>
          <table:table-cell table:style-name="Tableau2.A1" office:value-type="string">
            <text:p text:style-name="Normal"><text:s text:c="4"/>Differentiated Services Field: 0x00 (DSCP: CS0, ECN: Not-ECT)</text:p>
          </table:table-cell>
        </table:table-row>
        <table:table-row>
          <table:table-cell table:style-name="Tableau2.A1" office:value-type="string">
            <text:p text:style-name="Normal"><text:s text:c="4"/>Total Length: 60</text:p>
          </table:table-cell>
        </table:table-row>
        <table:table-row>
          <table:table-cell table:style-name="Tableau2.A1" office:value-type="string">
            <text:p text:style-name="Normal"><text:s text:c="4"/>Identification: 0x5ccf (23759)</text:p>
          </table:table-cell>
        </table:table-row>
        <table:table-row>
          <table:table-cell table:style-name="Tableau2.A1" office:value-type="string">
            <text:p text:style-name="Normal"><text:s text:c="4"/>Flags: 0x0000</text:p>
          </table:table-cell>
        </table:table-row>
        <table:table-row>
          <table:table-cell table:style-name="Tableau2.A1" office:value-type="string">
            <text:p text:style-name="Normal"><text:s text:c="4"/><text:span text:style-name="T5">Time to live: 29</text:span></text:p>
          </table:table-cell>
        </table:table-row>
        <table:table-row>
          <table:table-cell table:style-name="Tableau2.A1" office:value-type="string">
            <text:p text:style-name="Normal"><text:s text:c="4"/>Protocol: <text:span text:style-name="T6">UDP</text:span> (17)</text:p>
          </table:table-cell>
        </table:table-row>
        <table:table-row>
          <table:table-cell table:style-name="Tableau2.A1" office:value-type="string">
            <text:p text:style-name="Normal"><text:s text:c="4"/>Header checksum: 0x36b7 [validation disabled]</text:p>
          </table:table-cell>
        </table:table-row>
        <table:table-row>
          <table:table-cell table:style-name="Tableau2.A1" office:value-type="string">
            <text:p text:style-name="Normal"><text:s text:c="4"/>[Header checksum status: Unverified]</text:p>
          </table:table-cell>
        </table:table-row>
        <table:table-row>
          <table:table-cell table:style-name="Tableau2.A1" office:value-type="string">
            <text:p text:style-name="Normal"><text:s text:c="4"/>Source: 192.168.1.30</text:p>
          </table:table-cell>
        </table:table-row>
        <table:table-row>
          <table:table-cell table:style-name="Tableau2.A1" office:value-type="string">
            <text:p text:style-name="Normal"><text:s text:c="4"/>Destination: 185.75.143.25</text:p>
          </table:table-cell>
        </table:table-row>
        <table:table-row>
          <table:table-cell table:style-name="Tableau2.A1" office:value-type="string">
            <text:p text:style-name="Normal">User Datagram Protocol, Src Port: 38879, Dst Port: 33520</text:p>
          </table:table-cell>
        </table:table-row>
        <table:table-row>
          <table:table-cell table:style-name="Tableau2.A1" office:value-type="string">
            <text:p text:style-name="Normal">Data (32 bytes)</text:p>
          </table:table-cell>
        </table:table-row>
        <table:table-row>
          <table:table-cell table:style-name="Tableau2.A1" office:value-type="string">
            <text:p text:style-name="Normal"/>
            <text:p text:style-name="Normal">No. <text:s text:c="4"/>Time <text:s text:c="10"/>Source <text:s text:c="15"/>Destination <text:s text:c="10"/>Protocol Length Info</text:p>
          </table:table-cell>
        </table:table-row>
        <table:table-row>
          <table:table-cell table:style-name="Tableau2.A1" office:value-type="string">
            <text:p text:style-name="Normal">163 27.794195848 <text:s text:c="2"/>192.168.1.30 <text:s text:c="9"/><text:span text:style-name="T9">185.75.143.25</text:span> <text:s text:c="8"/>UDP <text:s text:c="5"/>74 <text:s text:c="4"/>49412 → 33521 Len=32</text:p>
          </table:table-cell>
        </table:table-row>
        <table:table-row>
          <table:table-cell table:style-name="Tableau2.A1" office:value-type="string">
            <text:p text:style-name="Normal"/>
          </table:table-cell>
        </table:table-row>
        <table:table-row>
          <table:table-cell table:style-name="Tableau2.A1" office:value-type="string">
            <text:p text:style-name="Normal">Frame 163: 74 bytes on wire (592 bits), 74 bytes captured (592 bits) on interface 0</text:p>
          </table:table-cell>
        </table:table-row>
        <table:table-row>
          <table:table-cell table:style-name="Tableau2.A1" office:value-type="string">
            <text:p text:style-name="Normal">Ethernet II, Src: HonHaiPr_6e:62:a4 (70:77:81:6e:62:a4), Dst: FreeboxS_3f:47:20 (70:fc:8f:3f:47:20)</text:p>
          </table:table-cell>
        </table:table-row>
        <table:table-row>
          <table:table-cell table:style-name="Tableau2.A1" office:value-type="string">
            <text:p text:style-name="Normal">Internet Protocol Version 4, Src: 192.168.1.30, Dst: 185.75.143.25</text:p>
          </table:table-cell>
        </table:table-row>
        <table:table-row>
          <table:table-cell table:style-name="Tableau2.A1" office:value-type="string">
            <text:p text:style-name="Normal"><text:s text:c="4"/>0100 .... = Version: 4</text:p>
          </table:table-cell>
        </table:table-row>
        <text:soft-page-break/>
        <table:table-row>
          <table:table-cell table:style-name="Tableau2.A1" office:value-type="string">
            <text:p text:style-name="Normal"><text:s text:c="4"/>.... 0101 = Header Length: 20 bytes (5)</text:p>
          </table:table-cell>
        </table:table-row>
        <table:table-row>
          <table:table-cell table:style-name="Tableau2.A1" office:value-type="string">
            <text:p text:style-name="Normal"><text:s text:c="4"/>Differentiated Services Field: 0x00 (DSCP: CS0, ECN: Not-ECT)</text:p>
          </table:table-cell>
        </table:table-row>
        <table:table-row>
          <table:table-cell table:style-name="Tableau2.A1" office:value-type="string">
            <text:p text:style-name="Normal"><text:s text:c="4"/>Total Length: 60</text:p>
          </table:table-cell>
        </table:table-row>
        <table:table-row>
          <table:table-cell table:style-name="Tableau2.A1" office:value-type="string">
            <text:p text:style-name="Normal"><text:s text:c="4"/>Identification: 0x5cd0 (23760)</text:p>
          </table:table-cell>
        </table:table-row>
        <table:table-row>
          <table:table-cell table:style-name="Tableau2.A1" office:value-type="string">
            <text:p text:style-name="Normal"><text:s text:c="4"/>Flags: 0x0000</text:p>
          </table:table-cell>
        </table:table-row>
        <table:table-row>
          <table:table-cell table:style-name="Tableau2.A1" office:value-type="string">
            <text:p text:style-name="Normal"><text:s text:c="4"/><text:span text:style-name="T5">Time to live: 30</text:span></text:p>
          </table:table-cell>
        </table:table-row>
        <table:table-row>
          <table:table-cell table:style-name="Tableau2.A1" office:value-type="string">
            <text:p text:style-name="Normal"><text:s text:c="4"/>Protocol: <text:span text:style-name="T6">UDP</text:span> (17)</text:p>
          </table:table-cell>
        </table:table-row>
        <table:table-row>
          <table:table-cell table:style-name="Tableau2.A1" office:value-type="string">
            <text:p text:style-name="Normal"><text:s text:c="4"/>Header checksum: 0x35b6 [validation disabled]</text:p>
          </table:table-cell>
        </table:table-row>
        <table:table-row>
          <table:table-cell table:style-name="Tableau2.A1" office:value-type="string">
            <text:p text:style-name="Normal"><text:s text:c="4"/>[Header checksum status: Unverified]</text:p>
          </table:table-cell>
        </table:table-row>
        <table:table-row>
          <table:table-cell table:style-name="Tableau2.A1" office:value-type="string">
            <text:p text:style-name="Normal"><text:s text:c="4"/>Source: 192.168.1.30</text:p>
          </table:table-cell>
        </table:table-row>
        <table:table-row>
          <table:table-cell table:style-name="Tableau2.A1" office:value-type="string">
            <text:p text:style-name="Normal"><text:s text:c="4"/>Destination: 185.75.143.25</text:p>
          </table:table-cell>
        </table:table-row>
        <table:table-row>
          <table:table-cell table:style-name="Tableau2.A1" office:value-type="string">
            <text:p text:style-name="Normal">User Datagram Protocol, Src Port: 49412, Dst Port: 33521</text:p>
          </table:table-cell>
        </table:table-row>
        <table:table-row>
          <table:table-cell table:style-name="Tableau2.A1" office:value-type="string">
            <text:p text:style-name="Normal">Data (32 bytes)</text:p>
          </table:table-cell>
        </table:table-row>
        <table:table-row>
          <table:table-cell table:style-name="Tableau2.A1" office:value-type="string">
            <text:p text:style-name="Normal"/>
            <text:p text:style-name="Normal">No. <text:s text:c="4"/>Time <text:s text:c="10"/>Source <text:s text:c="15"/>Destination <text:s text:c="10"/>Protocol Length Info</text:p>
          </table:table-cell>
        </table:table-row>
        <table:table-row>
          <table:table-cell table:style-name="Tableau2.A1" office:value-type="string">
            <text:p text:style-name="Normal"><text:s text:c="4"/>164 27.794308267 <text:s text:c="2"/>192.168.1.30 <text:s text:c="9"/><text:span text:style-name="T9">185.75.143.25 </text:span><text:s text:c="8"/>UDP <text:s text:c="5"/>74 <text:s text:c="4"/>51635 → 33522 Len=32</text:p>
          </table:table-cell>
        </table:table-row>
        <table:table-row>
          <table:table-cell table:style-name="Tableau2.A1" office:value-type="string">
            <text:p text:style-name="Normal">Frame 164: 74 bytes on wire (592 bits), 74 bytes captured (592 bits) on interface 0</text:p>
          </table:table-cell>
        </table:table-row>
        <table:table-row>
          <table:table-cell table:style-name="Tableau2.A1" office:value-type="string">
            <text:p text:style-name="Normal">Ethernet II, Src: HonHaiPr_6e:62:a4 (70:77:81:6e:62:a4), Dst: FreeboxS_3f:47:20 (70:fc:8f:3f:47:20)</text:p>
          </table:table-cell>
        </table:table-row>
        <table:table-row>
          <table:table-cell table:style-name="Tableau2.A1" office:value-type="string">
            <text:p text:style-name="Normal">Internet Protocol Version 4, Src: 192.168.1.30, Dst: 185.75.143.25</text:p>
          </table:table-cell>
        </table:table-row>
        <table:table-row>
          <table:table-cell table:style-name="Tableau2.A1" office:value-type="string">
            <text:p text:style-name="Normal"><text:s text:c="4"/>0100 .... = Version: 4</text:p>
          </table:table-cell>
        </table:table-row>
        <table:table-row>
          <table:table-cell table:style-name="Tableau2.A1" office:value-type="string">
            <text:p text:style-name="Normal"><text:s text:c="4"/>.... 0101 = Header Length: 20 bytes (5)</text:p>
          </table:table-cell>
        </table:table-row>
        <table:table-row>
          <table:table-cell table:style-name="Tableau2.A1" office:value-type="string">
            <text:p text:style-name="Normal"><text:s text:c="4"/>Differentiated Services Field: 0x00 (DSCP: CS0, ECN: Not-ECT)</text:p>
          </table:table-cell>
        </table:table-row>
        <table:table-row>
          <table:table-cell table:style-name="Tableau2.A1" office:value-type="string">
            <text:p text:style-name="Normal"><text:s text:c="4"/>Total Length: 60</text:p>
          </table:table-cell>
        </table:table-row>
        <table:table-row>
          <table:table-cell table:style-name="Tableau2.A1" office:value-type="string">
            <text:p text:style-name="Normal"><text:s text:c="4"/>Identification: 0x5cd1 (23761)</text:p>
          </table:table-cell>
        </table:table-row>
        <table:table-row>
          <table:table-cell table:style-name="Tableau2.A1" office:value-type="string">
            <text:p text:style-name="Normal"><text:s text:c="4"/>Flags: 0x0000</text:p>
          </table:table-cell>
        </table:table-row>
        <table:table-row>
          <table:table-cell table:style-name="Tableau2.A1" office:value-type="string">
            <text:p text:style-name="Normal"><text:s text:c="4"/><text:span text:style-name="T5">Time to live: 30</text:span></text:p>
          </table:table-cell>
        </table:table-row>
        <table:table-row>
          <table:table-cell table:style-name="Tableau2.A1" office:value-type="string">
            <text:p text:style-name="Normal"><text:s text:c="4"/>Protocol: <text:span text:style-name="T6">UDP</text:span> (17)</text:p>
          </table:table-cell>
        </table:table-row>
        <table:table-row>
          <table:table-cell table:style-name="Tableau2.A1" office:value-type="string">
            <text:p text:style-name="Normal"><text:s text:c="4"/>Header checksum: 0x35b5 [validation disabled]</text:p>
          </table:table-cell>
        </table:table-row>
        <table:table-row>
          <table:table-cell table:style-name="Tableau2.A1" office:value-type="string">
            <text:p text:style-name="Normal"><text:s text:c="4"/>[Header checksum status: Unverified]</text:p>
          </table:table-cell>
        </table:table-row>
        <table:table-row>
          <table:table-cell table:style-name="Tableau2.A1" office:value-type="string">
            <text:p text:style-name="Normal"><text:s text:c="4"/>Source: 192.168.1.30</text:p>
          </table:table-cell>
        </table:table-row>
        <table:table-row>
          <table:table-cell table:style-name="Tableau2.A1" office:value-type="string">
            <text:p text:style-name="Normal"><text:s text:c="4"/>Destination: 185.75.143.25</text:p>
          </table:table-cell>
        </table:table-row>
        <table:table-row>
          <table:table-cell table:style-name="Tableau2.A1" office:value-type="string">
            <text:p text:style-name="Normal">User Datagram Protocol, Src Port: 51635, Dst Port: 33522</text:p>
          </table:table-cell>
        </table:table-row>
        <table:table-row>
          <table:table-cell table:style-name="Tableau2.A1" office:value-type="string">
            <text:p text:style-name="Normal">Data (32 bytes)</text:p>
          </table:table-cell>
        </table:table-row>
        <table:table-row>
          <table:table-cell table:style-name="Tableau2.A1" office:value-type="string">
            <text:p text:style-name="Normal"/>
            <text:p text:style-name="Normal">No. <text:s text:c="4"/>Time <text:s text:c="10"/>Source <text:s text:c="15"/>Destination <text:s text:c="10"/>Protocol Length Info</text:p>
          </table:table-cell>
        </table:table-row>
        <table:table-row>
          <table:table-cell table:style-name="Tableau2.A1" office:value-type="string">
            <text:p text:style-name="Normal"><text:s text:c="4"/>165 27.794420362 <text:s text:c="2"/>192.168.1.30 <text:s text:c="9"/><text:span text:style-name="T9">185.75.143.25</text:span> <text:s text:c="8"/>UDP <text:s text:c="5"/>74 <text:s text:c="4"/>53323 → 33523 Len=32</text:p>
          </table:table-cell>
        </table:table-row>
        <table:table-row>
          <table:table-cell table:style-name="Tableau2.A1" office:value-type="string">
            <text:p text:style-name="Normal"/>
          </table:table-cell>
        </table:table-row>
        <table:table-row>
          <table:table-cell table:style-name="Tableau2.A1" office:value-type="string">
            <text:p text:style-name="Normal">Frame 165: 74 bytes on wire (592 bits), 74 bytes captured (592 bits) on interface 0</text:p>
          </table:table-cell>
        </table:table-row>
        <table:table-row>
          <table:table-cell table:style-name="Tableau2.A1" office:value-type="string">
            <text:p text:style-name="Normal">Ethernet II, Src: HonHaiPr_6e:62:a4 (70:77:81:6e:62:a4), Dst: FreeboxS_3f:47:20 (70:fc:8f:3f:47:20)</text:p>
          </table:table-cell>
        </table:table-row>
        <table:table-row>
          <table:table-cell table:style-name="Tableau2.A1" office:value-type="string">
            <text:p text:style-name="Normal">Internet Protocol Version 4, Src: 192.168.1.30, Dst: 185.75.143.25</text:p>
          </table:table-cell>
        </table:table-row>
        <table:table-row>
          <table:table-cell table:style-name="Tableau2.A1" office:value-type="string">
            <text:p text:style-name="Normal"><text:s text:c="4"/>0100 .... = Version: 4</text:p>
          </table:table-cell>
        </table:table-row>
        <table:table-row>
          <table:table-cell table:style-name="Tableau2.A1" office:value-type="string">
            <text:p text:style-name="Normal"><text:s text:c="4"/>.... 0101 = Header Length: 20 bytes (5)</text:p>
          </table:table-cell>
        </table:table-row>
        <table:table-row>
          <table:table-cell table:style-name="Tableau2.A1" office:value-type="string">
            <text:p text:style-name="Normal"><text:s text:c="4"/>Differentiated Services Field: 0x00 (DSCP: CS0, ECN: Not-ECT)</text:p>
          </table:table-cell>
        </table:table-row>
        <table:table-row>
          <table:table-cell table:style-name="Tableau2.A1" office:value-type="string">
            <text:p text:style-name="Normal"><text:s text:c="4"/>Total Length: 60</text:p>
          </table:table-cell>
        </table:table-row>
        <table:table-row>
          <table:table-cell table:style-name="Tableau2.A1" office:value-type="string">
            <text:p text:style-name="Normal"><text:s text:c="4"/>Identification: 0x5cd2 (23762)</text:p>
          </table:table-cell>
        </table:table-row>
        <table:table-row>
          <table:table-cell table:style-name="Tableau2.A1" office:value-type="string">
            <text:p text:style-name="Normal"><text:s text:c="4"/>Flags: 0x0000</text:p>
          </table:table-cell>
        </table:table-row>
        <table:table-row>
          <table:table-cell table:style-name="Tableau2.A1" office:value-type="string">
            <text:p text:style-name="Normal"><text:s text:c="4"/><text:span text:style-name="T5">Time to live: 30</text:span></text:p>
          </table:table-cell>
        </table:table-row>
        <text:soft-page-break/>
        <table:table-row>
          <table:table-cell table:style-name="Tableau2.A1" office:value-type="string">
            <text:p text:style-name="Normal"><text:s text:c="4"/>Protocol: <text:span text:style-name="T6">UDP</text:span> (17)</text:p>
          </table:table-cell>
        </table:table-row>
        <table:table-row>
          <table:table-cell table:style-name="Tableau2.A1" office:value-type="string">
            <text:p text:style-name="Normal"><text:s text:c="4"/>Header checksum: 0x35b4 [validation disabled]</text:p>
          </table:table-cell>
        </table:table-row>
        <table:table-row>
          <table:table-cell table:style-name="Tableau2.A1" office:value-type="string">
            <text:p text:style-name="Normal"><text:s text:c="4"/>[Header checksum status: Unverified]</text:p>
          </table:table-cell>
        </table:table-row>
        <table:table-row>
          <table:table-cell table:style-name="Tableau2.A1" office:value-type="string">
            <text:p text:style-name="Normal"><text:s text:c="4"/>Source: 192.168.1.30</text:p>
          </table:table-cell>
        </table:table-row>
        <table:table-row>
          <table:table-cell table:style-name="Tableau2.A1" office:value-type="string">
            <text:p text:style-name="Normal"><text:s text:c="4"/>Destination: 185.75.143.25</text:p>
          </table:table-cell>
        </table:table-row>
        <table:table-row>
          <table:table-cell table:style-name="Tableau2.A1" office:value-type="string">
            <text:p text:style-name="Normal">User Datagram Protocol, Src Port: 53323, Dst Port: 33523</text:p>
          </table:table-cell>
        </table:table-row>
      </table:table>
      <text:p text:style-name="Standard">C<text:span text:style-name="T11">el</text:span>a passe bien en UDP, et on voit bien que le Time to live augmente de 1, après avoir envoyé 3 trames sondes (couleur rouge).</text:p>
      <text:p text:style-name="Standard"/>
      <text:p text:style-name="Standard">Cependant, nous ne voyons pas la réponse du routeur destination <text:span text:style-name="T11">(vert)</text:span> "port unreachable" car celui-ci comportait une *, ce qui signifie que le routeur n’envoie pas ses info<text:span text:style-name="T17">rmation</text:span>s, donc nous ne pouvons pas le voir dans la capture de trame.</text:p>
      <text:h text:style-name="Heading_20_2" text:outline-level="2"><text:bookmark-start text:name="__RefHeading___Toc11976_2495971851"/>Option -U :<text:bookmark-end text:name="__RefHeading___Toc11976_2495971851"/></text:h>
      <text:p text:style-name="P17">Voici ce que me retourne mon terminal lorsque je fais la commande traceroute <text:span text:style-name="T17">avec</text:span> option <text:span text:style-name="T12">UDP</text:span>, donc <text:span text:style-name="T10">vers le port 53 p</text:span>ar défaut, <text:span text:style-name="T10">celui du </text:span>dns. :</text:p>
      <text:p text:style-name="Normal">root@osavio:~# traceroute ac-toulouse.fr -U</text:p>
      <text:p text:style-name="Normal">traceroute to ac-toulouse.fr (<text:span text:style-name="T9">185.75.143.25</text:span>), 30 hops max, 60 byte packets</text:p>
      <text:p text:style-name="Normal"><text:s/>1 <text:s/>_gateway (<text:span text:style-name="T14">192.168.1.254</text:span>) <text:s/>1.791 ms <text:s/>1.829 ms <text:s/>1.867 ms</text:p>
      <text:p text:style-name="Normal"><text:s/>2 <text:s/>194.149.169.85 (194.149.169.85) <text:s/>19.390 ms <text:s/>19.327 ms <text:s/>19.257 ms</text:p>
      <text:p text:style-name="Normal"><text:s/>3 <text:s/>194.149.166.54 (194.149.166.54) <text:s/>18.812 ms <text:s/>19.106 ms <text:s/>19.423 ms</text:p>
      <text:p text:style-name="Normal"><text:s/>4 <text:s/>193.253.13.69 (193.253.13.69) <text:s/>19.370 ms <text:s/>19.297 ms <text:s/>19.237 ms</text:p>
      <text:p text:style-name="Normal"><text:s/>5 <text:s/>ae40-0.noidf001.Paris3eArrondissement.francetelecom.net (193.252.98.109) <text:s/>19.152 ms <text:s/>19.332 ms <text:s/>19.240 ms</text:p>
      <text:p text:style-name="Normal"><text:s/>6 <text:s/>ae52-0.nridf201.Aubervilliers.francetelecom.net (193.252.98.233) <text:s/>19.137 ms <text:s/>19.502 ms <text:s/>18.958 ms</text:p>
      <text:p text:style-name="Normal"><text:s/>7 <text:s/>ae41-0.nrlil101.Villeneuve-dascq.francetelecom.net (193.252.160.217) <text:s/>22.699 ms <text:s/>24.042 ms <text:s/>23.483 ms</text:p>
      <text:p text:style-name="Normal"><text:s/>8 <text:s/>* * *</text:p>
      <text:p text:style-name="Normal"><text:s/>9 <text:s/>193.252.227.62 (193.252.227.62) <text:s/>25.833 ms <text:s/>25.662 ms <text:s/>25.649 ms</text:p>
      <text:p text:style-name="Normal">10 <text:s/>core01-civ_core01-ate.as35625.net (185.39.168.25) <text:s/>25.629 ms <text:s/>25.584 ms <text:s/>25.537 ms</text:p>
      <text:p text:style-name="Normal">11 <text:s/>* * *</text:p>
      <text:p text:style-name="Normal">12 <text:s/>* * *</text:p>
      <text:p text:style-name="Normal">13 <text:s/>* * *</text:p>
      <text:p text:style-name="Normal">14 <text:s/>* * *</text:p>
      <text:p text:style-name="Normal">15 <text:s/>* * *</text:p>
      <text:p text:style-name="Normal">16 <text:s/>* * *</text:p>
      <text:p text:style-name="Normal">17 <text:s/>* * *</text:p>
      <text:p text:style-name="Normal">18 <text:s/>* * *</text:p>
      <text:p text:style-name="Normal">19 <text:s/>* * *</text:p>
      <text:p text:style-name="Normal">20 <text:s/>* * *</text:p>
      <text:p text:style-name="Normal">21 <text:s/>* * *</text:p>
      <text:p text:style-name="Normal">22 <text:s/>* * *</text:p>
      <text:p text:style-name="Normal">23 <text:s/>* * *</text:p>
      <text:p text:style-name="Normal">24 <text:s/>* * *</text:p>
      <text:p text:style-name="Normal">25 <text:s/>* * *</text:p>
      <text:p text:style-name="Normal">26 <text:s/>* * *</text:p>
      <text:p text:style-name="Normal">27 <text:s/>* * *</text:p>
      <text:p text:style-name="Normal">28 <text:s/>* * *</text:p>
      <text:p text:style-name="Normal">29 <text:s/>* * *</text:p>
      <text:p text:style-name="Normal">30 <text:s/>* * *</text:p>
      <text:p text:style-name="Standard"><text:soft-page-break/></text:p>
      <text:p text:style-name="Standard">On y voit <text:span text:style-name="T12">encore</text:span> <text:span text:style-name="T3">beaucoup d’étoiles, le routeur n’envoie toujours pas d’informations.</text:span></text:p>
      <text:p text:style-name="Standard"/>
      <text:p text:style-name="Standard">Voici ci-dessous, <text:span text:style-name="T4">ma capture de trame pour la commande ci-dessus :</text:span></text:p>
      <table:table table:name="Tableau3" table:style-name="Tableau3">
        <table:table-column table:style-name="Tableau3.A"/>
        <table:table-row>
          <table:table-cell office:value-type="string">
            <text:p text:style-name="Normal">No. <text:s text:c="4"/>Time <text:s text:c="10"/>Source <text:s text:c="15"/>Destination <text:s text:c="10"/>Protocol Length Info</text:p>
          </table:table-cell>
        </table:table-row>
        <table:table-row>
          <table:table-cell table:style-name="Tableau3.A2" office:value-type="string">
            <text:p text:style-name="Normal">189 37.761250992 <text:s text:c="2"/>192.168.1.30 <text:s text:c="9"/><text:span text:style-name="T9">185.75.143.25</text:span> <text:s text:c="8"/>DNS <text:s text:c="5"/>74 <text:s text:c="4"/>Unknown operation (8) 0x4041[Malformed Packet]</text:p>
          </table:table-cell>
        </table:table-row>
        <table:table-row>
          <table:table-cell table:style-name="Tableau3.A2" office:value-type="string">
            <text:p text:style-name="Normal"/>
            <text:p text:style-name="Normal"/>
          </table:table-cell>
        </table:table-row>
        <table:table-row>
          <table:table-cell table:style-name="Tableau3.A2" office:value-type="string">
            <text:p text:style-name="Normal">Frame 189: 74 bytes on wire (592 bits), 74 bytes captured (592 bits) on interface 0</text:p>
          </table:table-cell>
        </table:table-row>
        <table:table-row>
          <table:table-cell table:style-name="Tableau3.A2" office:value-type="string">
            <text:p text:style-name="Normal">Ethernet II, Src: HonHaiPr_6e:62:a4 (70:77:81:6e:62:a4), Dst: FreeboxS_3f:47:20 (70:fc:8f:3f:47:20)</text:p>
          </table:table-cell>
        </table:table-row>
        <table:table-row>
          <table:table-cell table:style-name="Tableau3.A2" office:value-type="string">
            <text:p text:style-name="Normal">Internet Protocol Version 4, Src: 192.168.1.30, Dst: 185.75.143.25</text:p>
          </table:table-cell>
        </table:table-row>
        <table:table-row>
          <table:table-cell table:style-name="Tableau3.A2" office:value-type="string">
            <text:p text:style-name="Normal"><text:s text:c="4"/>0100 .... = Version: 4</text:p>
          </table:table-cell>
        </table:table-row>
        <table:table-row>
          <table:table-cell table:style-name="Tableau3.A2" office:value-type="string">
            <text:p text:style-name="Normal"><text:s text:c="4"/>.... 0101 = Header Length: 20 bytes (5)</text:p>
          </table:table-cell>
        </table:table-row>
        <table:table-row>
          <table:table-cell table:style-name="Tableau3.A2" office:value-type="string">
            <text:p text:style-name="Normal"><text:s text:c="4"/>Differentiated Services Field: 0x00 (DSCP: CS0, ECN: Not-ECT)</text:p>
          </table:table-cell>
        </table:table-row>
        <table:table-row>
          <table:table-cell table:style-name="Tableau3.A2" office:value-type="string">
            <text:p text:style-name="Normal"><text:s text:c="4"/>Total Length: 60</text:p>
          </table:table-cell>
        </table:table-row>
        <table:table-row>
          <table:table-cell table:style-name="Tableau3.A2" office:value-type="string">
            <text:p text:style-name="Normal"><text:s text:c="4"/>Identification: 0x6386 (25478)</text:p>
          </table:table-cell>
        </table:table-row>
        <table:table-row>
          <table:table-cell table:style-name="Tableau3.A2" office:value-type="string">
            <text:p text:style-name="Normal"><text:s text:c="4"/>Flags: 0x0000</text:p>
          </table:table-cell>
        </table:table-row>
        <table:table-row>
          <table:table-cell table:style-name="Tableau3.A2" office:value-type="string">
            <text:p text:style-name="Normal"><text:s text:c="4"/><text:span text:style-name="T5">Time to live: 1</text:span></text:p>
          </table:table-cell>
        </table:table-row>
        <table:table-row>
          <table:table-cell table:style-name="Tableau3.A2" office:value-type="string">
            <text:p text:style-name="Normal"><text:s text:c="4"/>Protocol: <text:span text:style-name="T6">UDP</text:span> (17)</text:p>
          </table:table-cell>
        </table:table-row>
        <table:table-row>
          <table:table-cell table:style-name="Tableau3.A2" office:value-type="string">
            <text:p text:style-name="Normal"><text:s text:c="4"/>Header checksum: 0x4c00 [validation disabled]</text:p>
          </table:table-cell>
        </table:table-row>
        <table:table-row>
          <table:table-cell table:style-name="Tableau3.A2" office:value-type="string">
            <text:p text:style-name="Normal"><text:s text:c="4"/>[Header checksum status: Unverified]</text:p>
          </table:table-cell>
        </table:table-row>
        <table:table-row>
          <table:table-cell table:style-name="Tableau3.A2" office:value-type="string">
            <text:p text:style-name="Normal"><text:s text:c="4"/>Source: 192.168.1.30</text:p>
          </table:table-cell>
        </table:table-row>
        <table:table-row>
          <table:table-cell table:style-name="Tableau3.A2" office:value-type="string">
            <text:p text:style-name="Normal"><text:s text:c="4"/>Destination: 185.75.143.25</text:p>
          </table:table-cell>
        </table:table-row>
        <table:table-row>
          <table:table-cell table:style-name="Tableau3.A2" office:value-type="string">
            <text:p text:style-name="Normal">User Datagram Protocol, Src Port: 57578, Dst Port: 53</text:p>
          </table:table-cell>
        </table:table-row>
        <table:table-row>
          <table:table-cell table:style-name="Tableau3.A2" office:value-type="string">
            <text:p text:style-name="Normal">Domain Name System (query)</text:p>
          </table:table-cell>
        </table:table-row>
        <table:table-row>
          <table:table-cell table:style-name="Tableau3.A2" office:value-type="string">
            <text:p text:style-name="Normal">[Malformed Packet: DNS]</text:p>
          </table:table-cell>
        </table:table-row>
        <table:table-row>
          <table:table-cell table:style-name="Tableau3.A2" office:value-type="string">
            <text:p text:style-name="Normal"/>
            <text:p text:style-name="Normal"/>
          </table:table-cell>
        </table:table-row>
        <table:table-row>
          <table:table-cell table:style-name="Tableau3.A2" office:value-type="string">
            <text:p text:style-name="Normal">No. <text:s text:c="4"/>Time <text:s text:c="10"/>Source <text:s text:c="15"/>Destination <text:s text:c="10"/>Protocol Length Info</text:p>
          </table:table-cell>
        </table:table-row>
        <table:table-row>
          <table:table-cell table:style-name="Tableau3.A2" office:value-type="string">
            <text:p text:style-name="Normal"><text:s text:c="4"/>190 37.761390089 <text:s text:c="2"/>192.168.1.30 <text:s text:c="9"/><text:span text:style-name="T9">185.75.143.25</text:span> <text:s text:c="8"/>DNS <text:s text:c="5"/>74 <text:s text:c="4"/>Unknown operation (8) 0x4041[Malformed Packet]</text:p>
          </table:table-cell>
        </table:table-row>
        <table:table-row>
          <table:table-cell table:style-name="Tableau3.A2" office:value-type="string">
            <text:p text:style-name="Normal"/>
            <text:p text:style-name="Normal"/>
          </table:table-cell>
        </table:table-row>
        <table:table-row>
          <table:table-cell table:style-name="Tableau3.A2" office:value-type="string">
            <text:p text:style-name="Normal">Frame 190: 74 bytes on wire (592 bits), 74 bytes captured (592 bits) on interface 0</text:p>
          </table:table-cell>
        </table:table-row>
        <table:table-row>
          <table:table-cell table:style-name="Tableau3.A2" office:value-type="string">
            <text:p text:style-name="Normal">Ethernet II, Src: HonHaiPr_6e:62:a4 (70:77:81:6e:62:a4), Dst: FreeboxS_3f:47:20 (70:fc:8f:3f:47:20)</text:p>
          </table:table-cell>
        </table:table-row>
        <table:table-row>
          <table:table-cell table:style-name="Tableau3.A2" office:value-type="string">
            <text:p text:style-name="Normal">Internet Protocol Version 4, Src: 192.168.1.30, Dst: 185.75.143.25</text:p>
          </table:table-cell>
        </table:table-row>
        <table:table-row>
          <table:table-cell table:style-name="Tableau3.A2" office:value-type="string">
            <text:p text:style-name="Normal"><text:s text:c="4"/>0100 .... = Version: 4</text:p>
          </table:table-cell>
        </table:table-row>
        <table:table-row>
          <table:table-cell table:style-name="Tableau3.A2" office:value-type="string">
            <text:p text:style-name="Normal"><text:s text:c="4"/>.... 0101 = Header Length: 20 bytes (5)</text:p>
          </table:table-cell>
        </table:table-row>
        <table:table-row>
          <table:table-cell table:style-name="Tableau3.A2" office:value-type="string">
            <text:p text:style-name="Normal"><text:s text:c="4"/>Differentiated Services Field: 0x00 (DSCP: CS0, ECN: Not-ECT)</text:p>
          </table:table-cell>
        </table:table-row>
        <table:table-row>
          <table:table-cell table:style-name="Tableau3.A2" office:value-type="string">
            <text:p text:style-name="Normal"><text:s text:c="4"/>Total Length: 60</text:p>
          </table:table-cell>
        </table:table-row>
        <table:table-row>
          <table:table-cell table:style-name="Tableau3.A2" office:value-type="string">
            <text:p text:style-name="Normal"><text:s text:c="4"/>Identification: 0x6387 (25479)</text:p>
          </table:table-cell>
        </table:table-row>
        <table:table-row>
          <table:table-cell table:style-name="Tableau3.A2" office:value-type="string">
            <text:p text:style-name="Normal"><text:s text:c="4"/>Flags: 0x0000</text:p>
          </table:table-cell>
        </table:table-row>
        <table:table-row>
          <table:table-cell table:style-name="Tableau3.A2" office:value-type="string">
            <text:p text:style-name="Normal"><text:s text:c="4"/><text:span text:style-name="T5">Time to live: 1</text:span></text:p>
          </table:table-cell>
        </table:table-row>
        <table:table-row>
          <table:table-cell table:style-name="Tableau3.A2" office:value-type="string">
            <text:p text:style-name="Normal"><text:s text:c="4"/>Protocol: <text:span text:style-name="T6">UDP</text:span> (17)</text:p>
          </table:table-cell>
        </table:table-row>
        <table:table-row>
          <table:table-cell table:style-name="Tableau3.A2" office:value-type="string">
            <text:p text:style-name="Normal"><text:s text:c="4"/>Header checksum: 0x4bff [validation disabled]</text:p>
          </table:table-cell>
        </table:table-row>
        <table:table-row>
          <table:table-cell table:style-name="Tableau3.A2" office:value-type="string">
            <text:p text:style-name="Normal"><text:s text:c="4"/>[Header checksum status: Unverified]</text:p>
          </table:table-cell>
        </table:table-row>
        <table:table-row>
          <table:table-cell table:style-name="Tableau3.A2" office:value-type="string">
            <text:p text:style-name="Normal"><text:s text:c="4"/>Source: 192.168.1.30</text:p>
          </table:table-cell>
        </table:table-row>
        <table:table-row>
          <table:table-cell table:style-name="Tableau3.A2" office:value-type="string">
            <text:p text:style-name="Normal"><text:s text:c="4"/>Destination: 185.75.143.25</text:p>
          </table:table-cell>
        </table:table-row>
        <text:soft-page-break/>
        <table:table-row>
          <table:table-cell table:style-name="Tableau3.A2" office:value-type="string">
            <text:p text:style-name="Normal">User Datagram Protocol, Src Port: 38498, Dst Port: 53</text:p>
          </table:table-cell>
        </table:table-row>
        <table:table-row>
          <table:table-cell table:style-name="Tableau3.A2" office:value-type="string">
            <text:p text:style-name="Normal">Domain Name System (query)</text:p>
          </table:table-cell>
        </table:table-row>
        <table:table-row>
          <table:table-cell table:style-name="Tableau3.A2" office:value-type="string">
            <text:p text:style-name="Normal">[Malformed Packet: DNS]</text:p>
          </table:table-cell>
        </table:table-row>
        <table:table-row>
          <table:table-cell table:style-name="Tableau3.A2" office:value-type="string">
            <text:p text:style-name="Normal"/>
            <text:p text:style-name="Normal"/>
          </table:table-cell>
        </table:table-row>
        <table:table-row>
          <table:table-cell table:style-name="Tableau3.A2" office:value-type="string">
            <text:p text:style-name="Normal">No. <text:s text:c="4"/>Time <text:s text:c="10"/>Source <text:s text:c="15"/>Destination <text:s text:c="10"/>Protocol Length Info</text:p>
          </table:table-cell>
        </table:table-row>
        <table:table-row>
          <table:table-cell table:style-name="Tableau3.A2" office:value-type="string">
            <text:p text:style-name="Normal"><text:s text:c="4"/>191 37.761474919 <text:s text:c="2"/>192.168.1.30 <text:s text:c="9"/><text:span text:style-name="T9">185.75.143.25</text:span> <text:s text:c="8"/>DNS <text:s text:c="5"/>74 <text:s text:c="4"/>Unknown operation (8) 0x4041[Malformed Packet]</text:p>
          </table:table-cell>
        </table:table-row>
        <table:table-row>
          <table:table-cell table:style-name="Tableau3.A2" office:value-type="string">
            <text:p text:style-name="Normal"/>
            <text:p text:style-name="Normal"/>
          </table:table-cell>
        </table:table-row>
        <table:table-row>
          <table:table-cell table:style-name="Tableau3.A2" office:value-type="string">
            <text:p text:style-name="Normal">Frame 191: 74 bytes on wire (592 bits), 74 bytes captured (592 bits) on interface 0</text:p>
          </table:table-cell>
        </table:table-row>
        <table:table-row>
          <table:table-cell table:style-name="Tableau3.A2" office:value-type="string">
            <text:p text:style-name="Normal">Ethernet II, Src: HonHaiPr_6e:62:a4 (70:77:81:6e:62:a4), Dst: FreeboxS_3f:47:20 (70:fc:8f:3f:47:20)</text:p>
          </table:table-cell>
        </table:table-row>
        <table:table-row>
          <table:table-cell table:style-name="Tableau3.A2" office:value-type="string">
            <text:p text:style-name="Normal">Internet Protocol Version 4, Src: 192.168.1.30, Dst: 185.75.143.25</text:p>
          </table:table-cell>
        </table:table-row>
        <table:table-row>
          <table:table-cell table:style-name="Tableau3.A2" office:value-type="string">
            <text:p text:style-name="Normal"><text:s text:c="4"/>0100 .... = Version: 4</text:p>
          </table:table-cell>
        </table:table-row>
        <table:table-row>
          <table:table-cell table:style-name="Tableau3.A2" office:value-type="string">
            <text:p text:style-name="Normal"><text:s text:c="4"/>.... 0101 = Header Length: 20 bytes (5)</text:p>
          </table:table-cell>
        </table:table-row>
        <table:table-row>
          <table:table-cell table:style-name="Tableau3.A2" office:value-type="string">
            <text:p text:style-name="Normal"><text:s text:c="4"/>Differentiated Services Field: 0x00 (DSCP: CS0, ECN: Not-ECT)</text:p>
          </table:table-cell>
        </table:table-row>
        <table:table-row>
          <table:table-cell table:style-name="Tableau3.A2" office:value-type="string">
            <text:p text:style-name="Normal"><text:s text:c="4"/>Total Length: 60</text:p>
          </table:table-cell>
        </table:table-row>
        <table:table-row>
          <table:table-cell table:style-name="Tableau3.A2" office:value-type="string">
            <text:p text:style-name="Normal"><text:s text:c="4"/>Identification: 0x6388 (25480)</text:p>
          </table:table-cell>
        </table:table-row>
        <table:table-row>
          <table:table-cell table:style-name="Tableau3.A2" office:value-type="string">
            <text:p text:style-name="Normal"><text:s text:c="4"/>Flags: 0x0000</text:p>
          </table:table-cell>
        </table:table-row>
        <table:table-row>
          <table:table-cell table:style-name="Tableau3.A2" office:value-type="string">
            <text:p text:style-name="Normal"><text:s text:c="4"/><text:span text:style-name="T5">Time to live: 1</text:span></text:p>
          </table:table-cell>
        </table:table-row>
        <table:table-row>
          <table:table-cell table:style-name="Tableau3.A2" office:value-type="string">
            <text:p text:style-name="Normal"><text:s text:c="4"/>Protocol: <text:span text:style-name="T6">UDP</text:span> (17)</text:p>
          </table:table-cell>
        </table:table-row>
        <table:table-row>
          <table:table-cell table:style-name="Tableau3.A2" office:value-type="string">
            <text:p text:style-name="Normal"><text:s text:c="4"/>Header checksum: 0x4bfe [validation disabled]</text:p>
          </table:table-cell>
        </table:table-row>
        <table:table-row>
          <table:table-cell table:style-name="Tableau3.A2" office:value-type="string">
            <text:p text:style-name="Normal"><text:s text:c="4"/>[Header checksum status: Unverified]</text:p>
          </table:table-cell>
        </table:table-row>
        <table:table-row>
          <table:table-cell table:style-name="Tableau3.A2" office:value-type="string">
            <text:p text:style-name="Normal"><text:s text:c="4"/>Source: 192.168.1.30</text:p>
          </table:table-cell>
        </table:table-row>
        <table:table-row>
          <table:table-cell table:style-name="Tableau3.A2" office:value-type="string">
            <text:p text:style-name="Normal"><text:s text:c="4"/>Destination: 185.75.143.25</text:p>
          </table:table-cell>
        </table:table-row>
        <table:table-row>
          <table:table-cell table:style-name="Tableau3.A2" office:value-type="string">
            <text:p text:style-name="Normal">User Datagram Protocol, Src Port: 40666, Dst Port: 53</text:p>
          </table:table-cell>
        </table:table-row>
        <table:table-row>
          <table:table-cell table:style-name="Tableau3.A2" office:value-type="string">
            <text:p text:style-name="Normal">Domain Name System (query)</text:p>
          </table:table-cell>
        </table:table-row>
        <table:table-row>
          <table:table-cell table:style-name="Tableau3.A2" office:value-type="string">
            <text:p text:style-name="Normal">[Malformed Packet: DNS]</text:p>
          </table:table-cell>
        </table:table-row>
        <table:table-row>
          <table:table-cell table:style-name="Tableau3.A2" office:value-type="string">
            <text:p text:style-name="P20"/>
          </table:table-cell>
        </table:table-row>
        <table:table-row>
          <table:table-cell table:style-name="Tableau3.A2" office:value-type="string">
            <text:p text:style-name="Normal">No. <text:s text:c="4"/>Time <text:s text:c="10"/>Source <text:s text:c="15"/>Destination <text:s text:c="10"/>Protocol Length Info</text:p>
          </table:table-cell>
        </table:table-row>
        <table:table-row>
          <table:table-cell table:style-name="Tableau3.A2" office:value-type="string">
            <text:p text:style-name="Normal"><text:s text:c="4"/>192 37.761556197 <text:s text:c="2"/>192.168.1.30 <text:s text:c="9"/><text:span text:style-name="T9">185.75.143.25</text:span> <text:s text:c="8"/>DNS <text:s text:c="5"/>74 <text:s text:c="4"/>Unknown operation (8) 0x4041[Malformed Packet]</text:p>
          </table:table-cell>
        </table:table-row>
        <table:table-row>
          <table:table-cell table:style-name="Tableau3.A2" office:value-type="string">
            <text:p text:style-name="Normal"/>
          </table:table-cell>
        </table:table-row>
        <table:table-row>
          <table:table-cell table:style-name="Tableau3.A2" office:value-type="string">
            <text:p text:style-name="Normal">Frame 192: 74 bytes on wire (592 bits), 74 bytes captured (592 bits) on interface 0</text:p>
          </table:table-cell>
        </table:table-row>
        <table:table-row>
          <table:table-cell table:style-name="Tableau3.A2" office:value-type="string">
            <text:p text:style-name="Normal">Ethernet II, Src: HonHaiPr_6e:62:a4 (70:77:81:6e:62:a4), Dst: FreeboxS_3f:47:20 (70:fc:8f:3f:47:20)</text:p>
          </table:table-cell>
        </table:table-row>
        <table:table-row>
          <table:table-cell table:style-name="Tableau3.A2" office:value-type="string">
            <text:p text:style-name="Normal">Internet Protocol Version 4, Src: 192.168.1.30, Dst: 185.75.143.25</text:p>
          </table:table-cell>
        </table:table-row>
        <table:table-row>
          <table:table-cell table:style-name="Tableau3.A2" office:value-type="string">
            <text:p text:style-name="Normal"><text:s text:c="4"/>0100 .... = Version: 4</text:p>
          </table:table-cell>
        </table:table-row>
        <table:table-row>
          <table:table-cell table:style-name="Tableau3.A2" office:value-type="string">
            <text:p text:style-name="Normal"><text:s text:c="4"/>.... 0101 = Header Length: 20 bytes (5)</text:p>
          </table:table-cell>
        </table:table-row>
        <table:table-row>
          <table:table-cell table:style-name="Tableau3.A2" office:value-type="string">
            <text:p text:style-name="Normal"><text:s text:c="4"/>Differentiated Services Field: 0x00 (DSCP: CS0, ECN: Not-ECT)</text:p>
          </table:table-cell>
        </table:table-row>
        <table:table-row>
          <table:table-cell table:style-name="Tableau3.A2" office:value-type="string">
            <text:p text:style-name="Normal"><text:s text:c="4"/>Total Length: 60</text:p>
          </table:table-cell>
        </table:table-row>
        <table:table-row>
          <table:table-cell table:style-name="Tableau3.A2" office:value-type="string">
            <text:p text:style-name="Normal"><text:s text:c="4"/>Identification: 0x6389 (25481)</text:p>
          </table:table-cell>
        </table:table-row>
        <table:table-row>
          <table:table-cell table:style-name="Tableau3.A2" office:value-type="string">
            <text:p text:style-name="Normal"><text:s text:c="4"/>Flags: 0x0000</text:p>
          </table:table-cell>
        </table:table-row>
        <table:table-row>
          <table:table-cell table:style-name="Tableau3.A2" office:value-type="string">
            <text:p text:style-name="Normal"><text:s text:c="4"/><text:span text:style-name="T5">Time to live: 2</text:span></text:p>
          </table:table-cell>
        </table:table-row>
        <table:table-row>
          <table:table-cell table:style-name="Tableau3.A2" office:value-type="string">
            <text:p text:style-name="Normal"><text:s text:c="4"/>Protocol: <text:span text:style-name="T6">UDP</text:span> (17)</text:p>
          </table:table-cell>
        </table:table-row>
        <table:table-row>
          <table:table-cell table:style-name="Tableau3.A2" office:value-type="string">
            <text:p text:style-name="Normal"><text:s text:c="4"/>Header checksum: 0x4afd [validation disabled]</text:p>
          </table:table-cell>
        </table:table-row>
        <table:table-row>
          <table:table-cell table:style-name="Tableau3.A2" office:value-type="string">
            <text:p text:style-name="Normal"><text:s text:c="4"/>[Header checksum status: Unverified]</text:p>
          </table:table-cell>
        </table:table-row>
        <table:table-row>
          <table:table-cell table:style-name="Tableau3.A2" office:value-type="string">
            <text:p text:style-name="Normal"><text:s text:c="4"/>Source: 192.168.1.30</text:p>
          </table:table-cell>
        </table:table-row>
        <table:table-row>
          <table:table-cell table:style-name="Tableau3.A2" office:value-type="string">
            <text:p text:style-name="Normal"><text:s text:c="4"/>Destination: 185.75.143.25</text:p>
          </table:table-cell>
        </table:table-row>
        <table:table-row>
          <table:table-cell table:style-name="Tableau3.A2" office:value-type="string">
            <text:p text:style-name="Normal">User Datagram Protocol, Src Port: 54006, Dst Port: 53</text:p>
          </table:table-cell>
        </table:table-row>
        <text:soft-page-break/>
        <table:table-row>
          <table:table-cell table:style-name="Tableau3.A2" office:value-type="string">
            <text:p text:style-name="Normal">Domain Name System (query)</text:p>
          </table:table-cell>
        </table:table-row>
        <table:table-row>
          <table:table-cell table:style-name="Tableau3.A2" office:value-type="string">
            <text:p text:style-name="Normal">[Malformed Packet: DNS]</text:p>
          </table:table-cell>
        </table:table-row>
        <table:table-row>
          <table:table-cell table:style-name="Tableau3.A2" office:value-type="string">
            <text:p text:style-name="Normal"/>
          </table:table-cell>
        </table:table-row>
      </table:table>
      <text:p text:style-name="P2"/>
      <text:p text:style-name="P2">...</text:p>
      <text:p text:style-name="P2"/>
      <table:table table:name="Tableau4" table:style-name="Tableau4">
        <table:table-column table:style-name="Tableau4.A"/>
        <table:table-row>
          <table:table-cell table:style-name="Tableau4.A1" office:value-type="string">
            <text:p text:style-name="Normal">No. <text:s text:c="4"/>Time <text:s text:c="10"/>Source <text:s text:c="15"/>Destination <text:s text:c="10"/>Protocol Length Info</text:p>
          </table:table-cell>
        </table:table-row>
        <table:table-row>
          <table:table-cell table:style-name="Tableau4.A1" office:value-type="string">
            <text:p text:style-name="Normal"><text:s text:c="4"/>316 52.819106347 <text:s text:c="2"/>192.168.1.30 <text:s text:c="9"/><text:span text:style-name="T9">185.75.143.25</text:span> <text:s text:c="8"/>DNS <text:s text:c="5"/>74 <text:s text:c="4"/>Unknown operation (8) 0x4041[Malformed Packet]</text:p>
          </table:table-cell>
        </table:table-row>
        <table:table-row>
          <table:table-cell table:style-name="Tableau4.A1" office:value-type="string">
            <text:p text:style-name="Normal"/>
            <text:p text:style-name="Normal"/>
          </table:table-cell>
        </table:table-row>
        <table:table-row>
          <table:table-cell table:style-name="Tableau4.A1" office:value-type="string">
            <text:p text:style-name="Normal">Frame 316: 74 bytes on wire (592 bits), 74 bytes captured (592 bits) on interface 0</text:p>
          </table:table-cell>
        </table:table-row>
        <table:table-row>
          <table:table-cell table:style-name="Tableau4.A1" office:value-type="string">
            <text:p text:style-name="Normal">Ethernet II, Src: HonHaiPr_6e:62:a4 (70:77:81:6e:62:a4), Dst: FreeboxS_3f:47:20 (70:fc:8f:3f:47:20)</text:p>
          </table:table-cell>
        </table:table-row>
        <table:table-row>
          <table:table-cell table:style-name="Tableau4.A1" office:value-type="string">
            <text:p text:style-name="Normal">Internet Protocol Version 4, Src: 192.168.1.30, Dst: 185.75.143.25</text:p>
          </table:table-cell>
        </table:table-row>
        <table:table-row>
          <table:table-cell table:style-name="Tableau4.A1" office:value-type="string">
            <text:p text:style-name="Normal"><text:s text:c="4"/>0100 .... = Version: 4</text:p>
          </table:table-cell>
        </table:table-row>
        <table:table-row>
          <table:table-cell table:style-name="Tableau4.A1" office:value-type="string">
            <text:p text:style-name="Normal"><text:s text:c="4"/>.... 0101 = Header Length: 20 bytes (5)</text:p>
          </table:table-cell>
        </table:table-row>
        <table:table-row>
          <table:table-cell table:style-name="Tableau4.A1" office:value-type="string">
            <text:p text:style-name="Normal"><text:s text:c="4"/>Differentiated Services Field: 0x00 (DSCP: CS0, ECN: Not-ECT)</text:p>
          </table:table-cell>
        </table:table-row>
        <table:table-row>
          <table:table-cell table:style-name="Tableau4.A1" office:value-type="string">
            <text:p text:style-name="Normal"><text:s text:c="4"/>Total Length: 60</text:p>
          </table:table-cell>
        </table:table-row>
        <table:table-row>
          <table:table-cell table:style-name="Tableau4.A1" office:value-type="string">
            <text:p text:style-name="Normal"><text:s text:c="4"/>Identification: 0x6d11 (27921)</text:p>
          </table:table-cell>
        </table:table-row>
        <table:table-row>
          <table:table-cell table:style-name="Tableau4.A1" office:value-type="string">
            <text:p text:style-name="Normal"><text:s text:c="4"/>Flags: 0x0000</text:p>
          </table:table-cell>
        </table:table-row>
        <table:table-row>
          <table:table-cell table:style-name="Tableau4.A1" office:value-type="string">
            <text:p text:style-name="Normal"><text:s text:c="4"/><text:span text:style-name="T5">Time to live: 29</text:span></text:p>
          </table:table-cell>
        </table:table-row>
        <table:table-row>
          <table:table-cell table:style-name="Tableau4.A1" office:value-type="string">
            <text:p text:style-name="Normal"><text:s text:c="4"/>Protocol: <text:span text:style-name="T6">UDP</text:span> (17)</text:p>
          </table:table-cell>
        </table:table-row>
        <table:table-row>
          <table:table-cell table:style-name="Tableau4.A1" office:value-type="string">
            <text:p text:style-name="Normal"><text:s text:c="4"/>Header checksum: 0x2675 [validation disabled]</text:p>
          </table:table-cell>
        </table:table-row>
        <table:table-row>
          <table:table-cell table:style-name="Tableau4.A1" office:value-type="string">
            <text:p text:style-name="Normal"><text:s text:c="4"/>[Header checksum status: Unverified]</text:p>
          </table:table-cell>
        </table:table-row>
        <table:table-row>
          <table:table-cell table:style-name="Tableau4.A1" office:value-type="string">
            <text:p text:style-name="Normal"><text:s text:c="4"/>Source: 192.168.1.30</text:p>
          </table:table-cell>
        </table:table-row>
        <table:table-row>
          <table:table-cell table:style-name="Tableau4.A1" office:value-type="string">
            <text:p text:style-name="Normal"><text:s text:c="4"/>Destination: 185.75.143.25</text:p>
          </table:table-cell>
        </table:table-row>
        <table:table-row>
          <table:table-cell table:style-name="Tableau4.A1" office:value-type="string">
            <text:p text:style-name="Normal">User Datagram Protocol, Src Port: 45867, Dst Port: 53</text:p>
          </table:table-cell>
        </table:table-row>
        <table:table-row>
          <table:table-cell table:style-name="Tableau4.A1" office:value-type="string">
            <text:p text:style-name="Normal">Domain Name System (query)</text:p>
          </table:table-cell>
        </table:table-row>
        <table:table-row>
          <table:table-cell table:style-name="Tableau4.A1" office:value-type="string">
            <text:p text:style-name="Normal">[Malformed Packet: DNS]</text:p>
          </table:table-cell>
        </table:table-row>
        <table:table-row>
          <table:table-cell table:style-name="Tableau4.A1" office:value-type="string">
            <text:p text:style-name="Normal"/>
            <text:p text:style-name="Normal"/>
          </table:table-cell>
        </table:table-row>
        <table:table-row>
          <table:table-cell table:style-name="Tableau4.A1" office:value-type="string">
            <text:p text:style-name="Normal">No. <text:s text:c="4"/>Time <text:s text:c="10"/>Source <text:s text:c="15"/>Destination <text:s text:c="10"/>Protocol Length Info</text:p>
          </table:table-cell>
        </table:table-row>
        <table:table-row>
          <table:table-cell table:style-name="Tableau4.A1" office:value-type="string">
            <text:p text:style-name="Normal"><text:s text:c="4"/>317 52.819420840 <text:s text:c="2"/>192.168.1.30 <text:s text:c="9"/><text:span text:style-name="T9">185.75.143.25</text:span> <text:s text:c="8"/>DNS <text:s text:c="5"/>74 <text:s text:c="4"/>Unknown operation (8) 0x4041[Malformed Packet]</text:p>
          </table:table-cell>
        </table:table-row>
        <table:table-row>
          <table:table-cell table:style-name="Tableau4.A1" office:value-type="string">
            <text:p text:style-name="Normal"/>
            <text:p text:style-name="Normal"/>
          </table:table-cell>
        </table:table-row>
        <table:table-row>
          <table:table-cell table:style-name="Tableau4.A1" office:value-type="string">
            <text:p text:style-name="Normal">Frame 317: 74 bytes on wire (592 bits), 74 bytes captured (592 bits) on interface 0</text:p>
          </table:table-cell>
        </table:table-row>
        <table:table-row>
          <table:table-cell table:style-name="Tableau4.A1" office:value-type="string">
            <text:p text:style-name="Normal">Ethernet II, Src: HonHaiPr_6e:62:a4 (70:77:81:6e:62:a4), Dst: FreeboxS_3f:47:20 (70:fc:8f:3f:47:20)</text:p>
          </table:table-cell>
        </table:table-row>
        <table:table-row>
          <table:table-cell table:style-name="Tableau4.A1" office:value-type="string">
            <text:p text:style-name="Normal">Internet Protocol Version 4, Src: 192.168.1.30, Dst: 185.75.143.25</text:p>
          </table:table-cell>
        </table:table-row>
        <table:table-row>
          <table:table-cell table:style-name="Tableau4.A1" office:value-type="string">
            <text:p text:style-name="Normal"><text:s text:c="4"/>0100 .... = Version: 4</text:p>
          </table:table-cell>
        </table:table-row>
        <table:table-row>
          <table:table-cell table:style-name="Tableau4.A1" office:value-type="string">
            <text:p text:style-name="Normal"><text:s text:c="4"/>.... 0101 = Header Length: 20 bytes (5)</text:p>
          </table:table-cell>
        </table:table-row>
        <table:table-row>
          <table:table-cell table:style-name="Tableau4.A1" office:value-type="string">
            <text:p text:style-name="Normal"><text:s text:c="4"/>Differentiated Services Field: 0x00 (DSCP: CS0, ECN: Not-ECT)</text:p>
          </table:table-cell>
        </table:table-row>
        <table:table-row>
          <table:table-cell table:style-name="Tableau4.A1" office:value-type="string">
            <text:p text:style-name="Normal"><text:s text:c="4"/>Total Length: 60</text:p>
          </table:table-cell>
        </table:table-row>
        <table:table-row>
          <table:table-cell table:style-name="Tableau4.A1" office:value-type="string">
            <text:p text:style-name="Normal"><text:s text:c="4"/>Identification: 0x6d12 (27922)</text:p>
          </table:table-cell>
        </table:table-row>
        <table:table-row>
          <table:table-cell table:style-name="Tableau4.A1" office:value-type="string">
            <text:p text:style-name="Normal"><text:s text:c="4"/>Flags: 0x0000</text:p>
          </table:table-cell>
        </table:table-row>
        <table:table-row>
          <table:table-cell table:style-name="Tableau4.A1" office:value-type="string">
            <text:p text:style-name="Normal"><text:s text:c="4"/><text:span text:style-name="T5">Time to live: 30</text:span></text:p>
          </table:table-cell>
        </table:table-row>
        <table:table-row>
          <table:table-cell table:style-name="Tableau4.A1" office:value-type="string">
            <text:p text:style-name="Normal"><text:s text:c="4"/>Protocol: <text:span text:style-name="T6">UDP</text:span> (17)</text:p>
          </table:table-cell>
        </table:table-row>
        <table:table-row>
          <table:table-cell table:style-name="Tableau4.A1" office:value-type="string">
            <text:p text:style-name="Normal"><text:s text:c="4"/>Header checksum: 0x2574 [validation disabled]</text:p>
          </table:table-cell>
        </table:table-row>
        <table:table-row>
          <table:table-cell table:style-name="Tableau4.A1" office:value-type="string">
            <text:p text:style-name="Normal"><text:s text:c="4"/>[Header checksum status: Unverified]</text:p>
          </table:table-cell>
        </table:table-row>
        <text:soft-page-break/>
        <table:table-row>
          <table:table-cell table:style-name="Tableau4.A1" office:value-type="string">
            <text:p text:style-name="Normal"><text:s text:c="4"/>Source: 192.168.1.30</text:p>
          </table:table-cell>
        </table:table-row>
        <table:table-row>
          <table:table-cell table:style-name="Tableau4.A1" office:value-type="string">
            <text:p text:style-name="Normal"><text:s text:c="4"/>Destination: 185.75.143.25</text:p>
          </table:table-cell>
        </table:table-row>
        <table:table-row>
          <table:table-cell table:style-name="Tableau4.A1" office:value-type="string">
            <text:p text:style-name="Normal">User Datagram Protocol, Src Port: 40181, Dst Port: 53</text:p>
          </table:table-cell>
        </table:table-row>
        <table:table-row>
          <table:table-cell table:style-name="Tableau4.A1" office:value-type="string">
            <text:p text:style-name="Normal">Domain Name System (query)</text:p>
          </table:table-cell>
        </table:table-row>
        <table:table-row>
          <table:table-cell table:style-name="Tableau4.A1" office:value-type="string">
            <text:p text:style-name="Normal">[Malformed Packet: DNS]</text:p>
          </table:table-cell>
        </table:table-row>
        <table:table-row>
          <table:table-cell table:style-name="Tableau4.A1" office:value-type="string">
            <text:p text:style-name="Normal"/>
          </table:table-cell>
        </table:table-row>
        <table:table-row>
          <table:table-cell table:style-name="Tableau4.A1" office:value-type="string">
            <text:p text:style-name="Normal">No. <text:s text:c="4"/>Time <text:s text:c="10"/>Source <text:s text:c="15"/>Destination <text:s text:c="10"/>Protocol Length Info</text:p>
          </table:table-cell>
        </table:table-row>
        <table:table-row>
          <table:table-cell table:style-name="Tableau4.A1" office:value-type="string">
            <text:p text:style-name="Normal"><text:s text:c="4"/>318 52.819729033 <text:s text:c="2"/>192.168.1.30 <text:s text:c="9"/><text:span text:style-name="T9">185.75.143.25</text:span> <text:s text:c="8"/>DNS <text:s text:c="5"/>74 <text:s text:c="4"/>Unknown operation (8) 0x4041[Malformed Packet]</text:p>
          </table:table-cell>
        </table:table-row>
        <table:table-row>
          <table:table-cell table:style-name="Tableau4.A1" office:value-type="string">
            <text:p text:style-name="Normal"/>
          </table:table-cell>
        </table:table-row>
        <table:table-row>
          <table:table-cell table:style-name="Tableau4.A1" office:value-type="string">
            <text:p text:style-name="Normal">Frame 318: 74 bytes on wire (592 bits), 74 bytes captured (592 bits) on interface 0</text:p>
          </table:table-cell>
        </table:table-row>
        <table:table-row>
          <table:table-cell table:style-name="Tableau4.A1" office:value-type="string">
            <text:p text:style-name="Normal">Ethernet II, Src: HonHaiPr_6e:62:a4 (70:77:81:6e:62:a4), Dst: FreeboxS_3f:47:20 (70:fc:8f:3f:47:20)</text:p>
          </table:table-cell>
        </table:table-row>
        <table:table-row>
          <table:table-cell table:style-name="Tableau4.A1" office:value-type="string">
            <text:p text:style-name="Normal">Internet Protocol Version 4, Src: 192.168.1.30, Dst: 185.75.143.25</text:p>
          </table:table-cell>
        </table:table-row>
        <table:table-row>
          <table:table-cell table:style-name="Tableau4.A1" office:value-type="string">
            <text:p text:style-name="Normal"><text:s text:c="4"/>0100 .... = Version: 4</text:p>
          </table:table-cell>
        </table:table-row>
        <table:table-row>
          <table:table-cell table:style-name="Tableau4.A1" office:value-type="string">
            <text:p text:style-name="Normal"><text:s text:c="4"/>.... 0101 = Header Length: 20 bytes (5)</text:p>
          </table:table-cell>
        </table:table-row>
        <table:table-row>
          <table:table-cell table:style-name="Tableau4.A1" office:value-type="string">
            <text:p text:style-name="Normal"><text:s text:c="4"/>Differentiated Services Field: 0x00 (DSCP: CS0, ECN: Not-ECT)</text:p>
          </table:table-cell>
        </table:table-row>
        <table:table-row>
          <table:table-cell table:style-name="Tableau4.A1" office:value-type="string">
            <text:p text:style-name="Normal"><text:s text:c="4"/>Total Length: 60</text:p>
          </table:table-cell>
        </table:table-row>
        <table:table-row>
          <table:table-cell table:style-name="Tableau4.A1" office:value-type="string">
            <text:p text:style-name="Normal"><text:s text:c="4"/>Identification: 0x6d13 (27923)</text:p>
          </table:table-cell>
        </table:table-row>
        <table:table-row>
          <table:table-cell table:style-name="Tableau4.A1" office:value-type="string">
            <text:p text:style-name="Normal"><text:s text:c="4"/>Flags: 0x0000</text:p>
          </table:table-cell>
        </table:table-row>
        <table:table-row>
          <table:table-cell table:style-name="Tableau4.A1" office:value-type="string">
            <text:p text:style-name="Normal"><text:s text:c="4"/><text:span text:style-name="T5">Time to live: 30</text:span></text:p>
          </table:table-cell>
        </table:table-row>
        <table:table-row>
          <table:table-cell table:style-name="Tableau4.A1" office:value-type="string">
            <text:p text:style-name="Normal"><text:s text:c="4"/>Protocol: <text:span text:style-name="T6">UDP</text:span> (17)</text:p>
          </table:table-cell>
        </table:table-row>
        <table:table-row>
          <table:table-cell table:style-name="Tableau4.A1" office:value-type="string">
            <text:p text:style-name="Normal"><text:s text:c="4"/>Header checksum: 0x2573 [validation disabled]</text:p>
          </table:table-cell>
        </table:table-row>
        <table:table-row>
          <table:table-cell table:style-name="Tableau4.A1" office:value-type="string">
            <text:p text:style-name="Normal"><text:s text:c="4"/>[Header checksum status: Unverified]</text:p>
          </table:table-cell>
        </table:table-row>
        <table:table-row>
          <table:table-cell table:style-name="Tableau4.A1" office:value-type="string">
            <text:p text:style-name="Normal"><text:s text:c="4"/>Source: 192.168.1.30</text:p>
          </table:table-cell>
        </table:table-row>
        <table:table-row>
          <table:table-cell table:style-name="Tableau4.A1" office:value-type="string">
            <text:p text:style-name="Normal"><text:s text:c="4"/>Destination: 185.75.143.25</text:p>
          </table:table-cell>
        </table:table-row>
        <table:table-row>
          <table:table-cell table:style-name="Tableau4.A1" office:value-type="string">
            <text:p text:style-name="Normal">User Datagram Protocol, Src Port: 41852, Dst Port: 53</text:p>
          </table:table-cell>
        </table:table-row>
        <table:table-row>
          <table:table-cell table:style-name="Tableau4.A1" office:value-type="string">
            <text:p text:style-name="Normal">Domain Name System (query)</text:p>
          </table:table-cell>
        </table:table-row>
        <table:table-row>
          <table:table-cell table:style-name="Tableau4.A1" office:value-type="string">
            <text:p text:style-name="Normal">[Malformed Packet: DNS]</text:p>
          </table:table-cell>
        </table:table-row>
        <table:table-row>
          <table:table-cell table:style-name="Tableau4.A1" office:value-type="string">
            <text:p text:style-name="Normal"/>
          </table:table-cell>
        </table:table-row>
        <table:table-row>
          <table:table-cell table:style-name="Tableau4.A1" office:value-type="string">
            <text:p text:style-name="Normal">No. <text:s text:c="4"/>Time <text:s text:c="10"/>Source <text:s text:c="15"/>Destination <text:s text:c="10"/>Protocol Length Info</text:p>
          </table:table-cell>
        </table:table-row>
        <table:table-row>
          <table:table-cell table:style-name="Tableau4.A1" office:value-type="string">
            <text:p text:style-name="Normal"><text:s text:c="4"/>319 52.820030170 <text:s text:c="2"/>192.168.1.30 <text:s text:c="9"/><text:span text:style-name="T9">185.75.143.25</text:span> <text:s text:c="8"/>DNS <text:s text:c="5"/>74 <text:s text:c="4"/>Unknown operation (8) 0x4041[Malformed Packet]</text:p>
          </table:table-cell>
        </table:table-row>
        <table:table-row>
          <table:table-cell table:style-name="Tableau4.A1" office:value-type="string">
            <text:p text:style-name="Normal"/>
          </table:table-cell>
        </table:table-row>
        <table:table-row>
          <table:table-cell table:style-name="Tableau4.A1" office:value-type="string">
            <text:p text:style-name="Normal">Frame 319: 74 bytes on wire (592 bits), 74 bytes captured (592 bits) on interface 0</text:p>
          </table:table-cell>
        </table:table-row>
        <table:table-row>
          <table:table-cell table:style-name="Tableau4.A1" office:value-type="string">
            <text:p text:style-name="Normal">Ethernet II, Src: HonHaiPr_6e:62:a4 (70:77:81:6e:62:a4), Dst: FreeboxS_3f:47:20 (70:fc:8f:3f:47:20)</text:p>
          </table:table-cell>
        </table:table-row>
        <table:table-row>
          <table:table-cell table:style-name="Tableau4.A1" office:value-type="string">
            <text:p text:style-name="Normal">Internet Protocol Version 4, Src: 192.168.1.30, Dst: 185.75.143.25</text:p>
          </table:table-cell>
        </table:table-row>
        <table:table-row>
          <table:table-cell table:style-name="Tableau4.A1" office:value-type="string">
            <text:p text:style-name="Normal"><text:s text:c="4"/>0100 .... = Version: 4</text:p>
          </table:table-cell>
        </table:table-row>
        <table:table-row>
          <table:table-cell table:style-name="Tableau4.A1" office:value-type="string">
            <text:p text:style-name="Normal"><text:s text:c="4"/>.... 0101 = Header Length: 20 bytes (5)</text:p>
          </table:table-cell>
        </table:table-row>
        <table:table-row>
          <table:table-cell table:style-name="Tableau4.A1" office:value-type="string">
            <text:p text:style-name="Normal"><text:s text:c="4"/>Differentiated Services Field: 0x00 (DSCP: CS0, ECN: Not-ECT)</text:p>
          </table:table-cell>
        </table:table-row>
        <table:table-row>
          <table:table-cell table:style-name="Tableau4.A1" office:value-type="string">
            <text:p text:style-name="Normal"><text:s text:c="4"/>Total Length: 60</text:p>
          </table:table-cell>
        </table:table-row>
        <table:table-row>
          <table:table-cell table:style-name="Tableau4.A1" office:value-type="string">
            <text:p text:style-name="Normal"><text:s text:c="4"/>Identification: 0x6d14 (27924)</text:p>
          </table:table-cell>
        </table:table-row>
        <table:table-row>
          <table:table-cell table:style-name="Tableau4.A1" office:value-type="string">
            <text:p text:style-name="Normal"><text:s text:c="4"/>Flags: 0x0000</text:p>
          </table:table-cell>
        </table:table-row>
        <table:table-row>
          <table:table-cell table:style-name="Tableau4.A1" office:value-type="string">
            <text:p text:style-name="Normal"><text:s text:c="4"/><text:span text:style-name="T5">Time to live: 30</text:span></text:p>
          </table:table-cell>
        </table:table-row>
        <table:table-row>
          <table:table-cell table:style-name="Tableau4.A1" office:value-type="string">
            <text:p text:style-name="Normal"><text:s text:c="4"/>Protocol: <text:span text:style-name="T6">UDP</text:span> (17)</text:p>
          </table:table-cell>
        </table:table-row>
        <table:table-row>
          <table:table-cell table:style-name="Tableau4.A1" office:value-type="string">
            <text:p text:style-name="Normal"><text:s text:c="4"/>Header checksum: 0x2572 [validation disabled]</text:p>
          </table:table-cell>
        </table:table-row>
        <table:table-row>
          <table:table-cell table:style-name="Tableau4.A1" office:value-type="string">
            <text:p text:style-name="Normal"><text:s text:c="4"/>[Header checksum status: Unverified]</text:p>
          </table:table-cell>
        </table:table-row>
        <table:table-row>
          <table:table-cell table:style-name="Tableau4.A1" office:value-type="string">
            <text:p text:style-name="Normal"><text:s text:c="4"/>Source: 192.168.1.30</text:p>
          </table:table-cell>
        </table:table-row>
        <table:table-row>
          <table:table-cell table:style-name="Tableau4.A1" office:value-type="string">
            <text:p text:style-name="Normal"><text:s text:c="4"/>Destination: 185.75.143.25</text:p>
          </table:table-cell>
        </table:table-row>
        <table:table-row>
          <table:table-cell table:style-name="Tableau4.A1" office:value-type="string">
            <text:p text:style-name="Normal">User Datagram Protocol, Src Port: 51522, Dst Port: 53</text:p>
          </table:table-cell>
        </table:table-row>
        <text:soft-page-break/>
        <table:table-row>
          <table:table-cell table:style-name="Tableau4.A1" office:value-type="string">
            <text:p text:style-name="Normal">Domain Name System (query)</text:p>
          </table:table-cell>
        </table:table-row>
        <table:table-row>
          <table:table-cell table:style-name="Tableau4.A1" office:value-type="string">
            <text:p text:style-name="Normal">[Malformed Packet: DNS]</text:p>
          </table:table-cell>
        </table:table-row>
      </table:table>
      <text:p text:style-name="P2"/>
      <text:p text:style-name="P2"/>
      <text:p text:style-name="Standard">C<text:span text:style-name="T11">el</text:span>a passe <text:span text:style-name="T13">toujours </text:span>bien en UDP, et on voit bien que le Time to live augmente de 1, après avoir envoyé 3 trames sondes (couleur rouge).</text:p>
      <text:p text:style-name="Standard"/>
      <text:p text:style-name="Standard">Cependant, nous ne voyons <text:span text:style-name="T13">toujours </text:span>pas la réponse du routeur destination <text:span text:style-name="T11">(vert)</text:span> "port unreachable" car celui-ci comportait une *, ce qui signifie que le routeur n’envoie pas ses infos, donc nous ne pouvons pas le voir dans la capture de trame.</text:p>
      <text:h text:style-name="Heading_20_2" text:outline-level="2"><text:bookmark-start text:name="__RefHeading___Toc11978_2495971851"/>Option -<text:span text:style-name="T16">I</text:span> :<text:bookmark-end text:name="__RefHeading___Toc11978_2495971851"/></text:h>
      <text:p text:style-name="Standard">Voici ce que me retourne mon terminal lorsque je fais la commande traceroute <text:span text:style-name="T15">avec</text:span> <text:span text:style-name="T15">l’</text:span>option <text:span text:style-name="T16">ICMP (-I) :</text:span></text:p>
      <text:p text:style-name="Standard"/>
      <text:p text:style-name="Normal">root@osavio:~# traceroute ac-toulouse.fr -I</text:p>
      <text:p text:style-name="Normal">traceroute to ac-toulouse.fr (<text:span text:style-name="T9">185.75.143.25</text:span>), 30 hops max, 60 byte packets</text:p>
      <text:p text:style-name="Normal"><text:s/>1 <text:s/>_gateway (<text:span text:style-name="T7">192.168.1.254</text:span>) <text:s/>0.745 ms <text:s/>23.949 ms <text:s/>24.180 ms</text:p>
      <text:p text:style-name="Normal"><text:s/>2 <text:s/>194.149.169.85 (194.149.169.85) <text:s/>45.163 ms <text:s/>45.158 ms <text:s/>45.188 ms</text:p>
      <text:p text:style-name="Normal"><text:s/>3 <text:s/>194.149.166.54 (194.149.166.54) <text:s/>45.024 ms <text:s/>45.059 ms <text:s/>45.055 ms</text:p>
      <text:p text:style-name="Normal"><text:s/>4 <text:s/>193.253.13.69 (193.253.13.69) <text:s/>45.071 ms <text:s/>45.065 ms <text:s/>45.060 ms</text:p>
      <text:p text:style-name="Normal"><text:s/>5 <text:s/>ae40-0.noidf001.Paris3eArrondissement.francetelecom.net (193.252.98.109) <text:s/>45.063 ms <text:s/>45.050 ms <text:s/>45.045 ms</text:p>
      <text:p text:style-name="Normal"><text:s/>6 <text:s/>ae52-0.nridf201.Aubervilliers.francetelecom.net (193.252.98.233) <text:s/>45.035 ms <text:s/>19.855 ms <text:s/>20.027 ms</text:p>
      <text:p text:style-name="Normal"><text:s/>7 <text:s/>ae41-0.nrlil101.Villeneuve-dascq.francetelecom.net (193.252.160.217) <text:s/>38.462 ms <text:s/>36.013 ms <text:s/>35.991 ms</text:p>
      <text:p text:style-name="Normal"><text:s/>8 <text:s/>lag-1.nolil601.Villeneuve-dascq.francetelecom.net (193.252.100.94) <text:s/>23.410 ms <text:s/>23.680 ms <text:s/>23.669 ms</text:p>
      <text:p text:style-name="Normal"><text:s/>9 <text:s/>193.252.227.62 (193.252.227.62) <text:s/>23.881 ms <text:s/>24.256 ms <text:s/>24.243 ms</text:p>
      <text:p text:style-name="Normal">10 <text:s/>core01-civ_core01-ate.as35625.net (185.39.168.25) <text:s/>23.491 ms <text:s/>24.166 ms <text:s/>24.109 ms</text:p>
      <text:p text:style-name="Normal">11 <text:s/>MEN-WEBEDU-PROXY01.dedie.ate.info (185.75.143.25) <text:s/>24.361 ms <text:s/>24.348 ms <text:s/>24.194 ms</text:p>
      <text:p text:style-name="P2"/>
      <text:p text:style-name="Standard">Je reçois bien mes 3 trames sondes, avec toujours comme adresse de destination l’adresse de ac-toulouse.fr :</text:p>
      <table:table table:name="Tableau5" table:style-name="Tableau5">
        <table:table-column table:style-name="Tableau5.A"/>
        <table:table-row>
          <table:table-cell office:value-type="string">
            <text:p text:style-name="P21">No. <text:s text:c="4"/>Time <text:s text:c="10"/>Source <text:s text:c="15"/>Destination <text:s text:c="10"/>Protocol Length Info</text:p>
          </table:table-cell>
        </table:table-row>
        <table:table-row>
          <table:table-cell table:style-name="Tableau5.A2" office:value-type="string">
            <text:p text:style-name="Normal"><text:s text:c="4"/>325 62.556772416 <text:s text:c="2"/>192.168.1.30 <text:s text:c="9"/><text:span text:style-name="T9">185.75.143.25</text:span> <text:s text:c="8"/>ICMP <text:s text:c="4"/>74 <text:s text:c="4"/>Echo (ping) request <text:s/>id=0x5db9, seq=1/256, ttl=1 (no response found!)</text:p>
          </table:table-cell>
        </table:table-row>
        <table:table-row>
          <table:table-cell table:style-name="Tableau5.A2" office:value-type="string">
            <text:p text:style-name="Normal"/>
          </table:table-cell>
        </table:table-row>
        <table:table-row>
          <table:table-cell table:style-name="Tableau5.A2" office:value-type="string">
            <text:p text:style-name="Normal">Frame 325: 74 bytes on wire (592 bits), 74 bytes captured (592 bits) on interface 0</text:p>
          </table:table-cell>
        </table:table-row>
        <table:table-row>
          <table:table-cell table:style-name="Tableau5.A2" office:value-type="string">
            <text:p text:style-name="Normal">Ethernet II, Src: HonHaiPr_6e:62:a4 (70:77:81:6e:62:a4), Dst: FreeboxS_3f:47:20 (70:fc:8f:3f:47:20)</text:p>
          </table:table-cell>
        </table:table-row>
        <table:table-row>
          <table:table-cell table:style-name="Tableau5.A2" office:value-type="string">
            <text:p text:style-name="Normal">Internet Protocol Version 4, Src: 192.168.1.30, Dst: 185.75.143.25</text:p>
          </table:table-cell>
        </table:table-row>
        <table:table-row>
          <table:table-cell table:style-name="Tableau5.A2" office:value-type="string">
            <text:p text:style-name="Normal"><text:s text:c="4"/>0100 .... = Version: 4</text:p>
          </table:table-cell>
        </table:table-row>
        <table:table-row>
          <table:table-cell table:style-name="Tableau5.A2" office:value-type="string">
            <text:p text:style-name="Normal"><text:s text:c="4"/>.... 0101 = Header Length: 20 bytes (5)</text:p>
          </table:table-cell>
        </table:table-row>
        <table:table-row>
          <table:table-cell table:style-name="Tableau5.A2" office:value-type="string">
            <text:p text:style-name="Normal"><text:s text:c="4"/>Differentiated Services Field: 0x00 (DSCP: CS0, ECN: Not-ECT)</text:p>
          </table:table-cell>
        </table:table-row>
        <table:table-row>
          <table:table-cell table:style-name="Tableau5.A2" office:value-type="string">
            <text:p text:style-name="Normal"><text:s text:c="4"/>Total Length: 60</text:p>
          </table:table-cell>
        </table:table-row>
        <table:table-row>
          <table:table-cell table:style-name="Tableau5.A2" office:value-type="string">
            <text:p text:style-name="Normal"><text:s text:c="4"/>Identification: 0xf1d7 (61911)</text:p>
          </table:table-cell>
        </table:table-row>
        <table:table-row>
          <table:table-cell table:style-name="Tableau5.A2" office:value-type="string">
            <text:p text:style-name="Normal"><text:s text:c="4"/>Flags: 0x0000</text:p>
          </table:table-cell>
        </table:table-row>
        <table:table-row>
          <table:table-cell table:style-name="Tableau5.A2" office:value-type="string">
            <text:p text:style-name="Normal"><text:s text:c="4"/><text:span text:style-name="T5">Time to live: 1</text:span></text:p>
          </table:table-cell>
        </table:table-row>
        <table:table-row>
          <table:table-cell table:style-name="Tableau5.A2" office:value-type="string">
            <text:p text:style-name="Normal"><text:s text:c="4"/>Protocol: <text:span text:style-name="T6">ICMP</text:span> (1)</text:p>
          </table:table-cell>
        </table:table-row>
        <table:table-row>
          <table:table-cell table:style-name="Tableau5.A2" office:value-type="string">
            <text:p text:style-name="Normal"><text:s text:c="4"/>Header checksum: 0xbdbe [validation disabled]</text:p>
          </table:table-cell>
        </table:table-row>
        <table:table-row>
          <table:table-cell table:style-name="Tableau5.A2" office:value-type="string">
            <text:p text:style-name="Normal"><text:s text:c="4"/>[Header checksum status: Unverified]</text:p>
          </table:table-cell>
        </table:table-row>
        <text:soft-page-break/>
        <table:table-row>
          <table:table-cell table:style-name="Tableau5.A2" office:value-type="string">
            <text:p text:style-name="Normal"><text:s text:c="4"/>Source: 192.168.1.30</text:p>
          </table:table-cell>
        </table:table-row>
        <table:table-row>
          <table:table-cell table:style-name="Tableau5.A2" office:value-type="string">
            <text:p text:style-name="Normal"><text:s text:c="4"/>Destination: 185.75.143.25</text:p>
          </table:table-cell>
        </table:table-row>
        <table:table-row>
          <table:table-cell table:style-name="Tableau5.A2" office:value-type="string">
            <text:p text:style-name="Normal">Internet Control Message Protocol</text:p>
          </table:table-cell>
        </table:table-row>
        <table:table-row>
          <table:table-cell table:style-name="Tableau5.A2" office:value-type="string">
            <text:p text:style-name="Normal"/>
            <text:p text:style-name="Normal"/>
          </table:table-cell>
        </table:table-row>
        <table:table-row>
          <table:table-cell table:style-name="Tableau5.A2" office:value-type="string">
            <text:p text:style-name="Normal">No. <text:s text:c="4"/>Time <text:s text:c="10"/>Source <text:s text:c="15"/>Destination <text:s text:c="10"/>Protocol Length Info</text:p>
          </table:table-cell>
        </table:table-row>
        <table:table-row>
          <table:table-cell table:style-name="Tableau5.A2" office:value-type="string">
            <text:p text:style-name="Normal"><text:s text:c="4"/>326 62.556872426 <text:s text:c="2"/>192.168.1.30 <text:s text:c="9"/><text:span text:style-name="T9">185.75.143.25</text:span> <text:s text:c="8"/>ICMP <text:s text:c="4"/>74 <text:s text:c="4"/>Echo (ping) request <text:s/>id=0x5db9, seq=2/512, ttl=1 (no response found!)</text:p>
          </table:table-cell>
        </table:table-row>
        <table:table-row>
          <table:table-cell table:style-name="Tableau5.A2" office:value-type="string">
            <text:p text:style-name="Normal"/>
            <text:p text:style-name="Normal"/>
          </table:table-cell>
        </table:table-row>
        <table:table-row>
          <table:table-cell table:style-name="Tableau5.A2" office:value-type="string">
            <text:p text:style-name="Normal">Frame 326: 74 bytes on wire (592 bits), 74 bytes captured (592 bits) on interface 0</text:p>
          </table:table-cell>
        </table:table-row>
        <table:table-row>
          <table:table-cell table:style-name="Tableau5.A2" office:value-type="string">
            <text:p text:style-name="Normal">Ethernet II, Src: HonHaiPr_6e:62:a4 (70:77:81:6e:62:a4), Dst: FreeboxS_3f:47:20 (70:fc:8f:3f:47:20)</text:p>
          </table:table-cell>
        </table:table-row>
        <table:table-row>
          <table:table-cell table:style-name="Tableau5.A2" office:value-type="string">
            <text:p text:style-name="Normal">Internet Protocol Version 4, Src: 192.168.1.30, Dst: 185.75.143.25</text:p>
          </table:table-cell>
        </table:table-row>
        <table:table-row>
          <table:table-cell table:style-name="Tableau5.A2" office:value-type="string">
            <text:p text:style-name="Normal"><text:s text:c="4"/>0100 .... = Version: 4</text:p>
          </table:table-cell>
        </table:table-row>
        <table:table-row>
          <table:table-cell table:style-name="Tableau5.A2" office:value-type="string">
            <text:p text:style-name="Normal"><text:s text:c="4"/>.... 0101 = Header Length: 20 bytes (5)</text:p>
          </table:table-cell>
        </table:table-row>
        <table:table-row>
          <table:table-cell table:style-name="Tableau5.A2" office:value-type="string">
            <text:p text:style-name="Normal"><text:s text:c="4"/>Differentiated Services Field: 0x00 (DSCP: CS0, ECN: Not-ECT)</text:p>
          </table:table-cell>
        </table:table-row>
        <table:table-row>
          <table:table-cell table:style-name="Tableau5.A2" office:value-type="string">
            <text:p text:style-name="Normal"><text:s text:c="4"/>Total Length: 60</text:p>
          </table:table-cell>
        </table:table-row>
        <table:table-row>
          <table:table-cell table:style-name="Tableau5.A2" office:value-type="string">
            <text:p text:style-name="Normal"><text:s text:c="4"/>Identification: 0xf1d8 (61912)</text:p>
          </table:table-cell>
        </table:table-row>
        <table:table-row>
          <table:table-cell table:style-name="Tableau5.A2" office:value-type="string">
            <text:p text:style-name="Normal"><text:s text:c="4"/>Flags: 0x0000</text:p>
          </table:table-cell>
        </table:table-row>
        <table:table-row>
          <table:table-cell table:style-name="Tableau5.A2" office:value-type="string">
            <text:p text:style-name="Normal"><text:s text:c="4"/><text:span text:style-name="T5">Time to live: 1</text:span></text:p>
          </table:table-cell>
        </table:table-row>
        <table:table-row>
          <table:table-cell table:style-name="Tableau5.A2" office:value-type="string">
            <text:p text:style-name="Normal"><text:s text:c="4"/>Protocol: <text:span text:style-name="T6">ICMP</text:span> (1)</text:p>
          </table:table-cell>
        </table:table-row>
        <table:table-row>
          <table:table-cell table:style-name="Tableau5.A2" office:value-type="string">
            <text:p text:style-name="Normal"><text:s text:c="4"/>Header checksum: 0xbdbd [validation disabled]</text:p>
          </table:table-cell>
        </table:table-row>
        <table:table-row>
          <table:table-cell table:style-name="Tableau5.A2" office:value-type="string">
            <text:p text:style-name="Normal"><text:s text:c="4"/>[Header checksum status: Unverified]</text:p>
          </table:table-cell>
        </table:table-row>
        <table:table-row>
          <table:table-cell table:style-name="Tableau5.A2" office:value-type="string">
            <text:p text:style-name="Normal"><text:s text:c="4"/>Source: 192.168.1.30</text:p>
          </table:table-cell>
        </table:table-row>
        <table:table-row>
          <table:table-cell table:style-name="Tableau5.A2" office:value-type="string">
            <text:p text:style-name="Normal"><text:s text:c="4"/>Destination: 185.75.143.25</text:p>
          </table:table-cell>
        </table:table-row>
        <table:table-row>
          <table:table-cell table:style-name="Tableau5.A2" office:value-type="string">
            <text:p text:style-name="Normal">Internet Control Message Protocol</text:p>
          </table:table-cell>
        </table:table-row>
        <table:table-row>
          <table:table-cell table:style-name="Tableau5.A2" office:value-type="string">
            <text:p text:style-name="Normal"/>
            <text:p text:style-name="Normal"/>
          </table:table-cell>
        </table:table-row>
        <table:table-row>
          <table:table-cell table:style-name="Tableau5.A2" office:value-type="string">
            <text:p text:style-name="Normal">No. <text:s text:c="4"/>Time <text:s text:c="10"/>Source <text:s text:c="15"/>Destination <text:s text:c="10"/>Protocol Length Info</text:p>
          </table:table-cell>
        </table:table-row>
        <table:table-row>
          <table:table-cell table:style-name="Tableau5.A2" office:value-type="string">
            <text:p text:style-name="Normal"><text:s text:c="4"/>327 62.556895491 <text:s text:c="2"/>192.168.1.30 <text:s text:c="9"/><text:span text:style-name="T9">185.75.143.25</text:span> <text:s text:c="8"/>ICMP <text:s text:c="4"/>74 <text:s text:c="4"/>Echo (ping) request <text:s/>id=0x5db9, seq=3/768, ttl=1 (no response found!)</text:p>
          </table:table-cell>
        </table:table-row>
        <table:table-row>
          <table:table-cell table:style-name="Tableau5.A2" office:value-type="string">
            <text:p text:style-name="Normal"/>
            <text:p text:style-name="Normal"/>
          </table:table-cell>
        </table:table-row>
        <table:table-row>
          <table:table-cell table:style-name="Tableau5.A2" office:value-type="string">
            <text:p text:style-name="Normal">Frame 327: 74 bytes on wire (592 bits), 74 bytes captured (592 bits) on interface 0</text:p>
          </table:table-cell>
        </table:table-row>
        <table:table-row>
          <table:table-cell table:style-name="Tableau5.A2" office:value-type="string">
            <text:p text:style-name="Normal">Ethernet II, Src: HonHaiPr_6e:62:a4 (70:77:81:6e:62:a4), Dst: FreeboxS_3f:47:20 (70:fc:8f:3f:47:20)</text:p>
          </table:table-cell>
        </table:table-row>
        <table:table-row>
          <table:table-cell table:style-name="Tableau5.A2" office:value-type="string">
            <text:p text:style-name="Normal">Internet Protocol Version 4, Src: 192.168.1.30, Dst: 185.75.143.25</text:p>
          </table:table-cell>
        </table:table-row>
        <table:table-row>
          <table:table-cell table:style-name="Tableau5.A2" office:value-type="string">
            <text:p text:style-name="Normal"><text:s text:c="4"/>0100 .... = Version: 4</text:p>
          </table:table-cell>
        </table:table-row>
        <table:table-row>
          <table:table-cell table:style-name="Tableau5.A2" office:value-type="string">
            <text:p text:style-name="Normal"><text:s text:c="4"/>.... 0101 = Header Length: 20 bytes (5)</text:p>
          </table:table-cell>
        </table:table-row>
        <table:table-row>
          <table:table-cell table:style-name="Tableau5.A2" office:value-type="string">
            <text:p text:style-name="Normal"><text:s text:c="4"/>Differentiated Services Field: 0x00 (DSCP: CS0, ECN: Not-ECT)</text:p>
          </table:table-cell>
        </table:table-row>
        <table:table-row>
          <table:table-cell table:style-name="Tableau5.A2" office:value-type="string">
            <text:p text:style-name="Normal"><text:s text:c="4"/>Total Length: 60</text:p>
          </table:table-cell>
        </table:table-row>
        <table:table-row>
          <table:table-cell table:style-name="Tableau5.A2" office:value-type="string">
            <text:p text:style-name="Normal"><text:s text:c="4"/>Identification: 0xf1d9 (61913)</text:p>
          </table:table-cell>
        </table:table-row>
        <table:table-row>
          <table:table-cell table:style-name="Tableau5.A2" office:value-type="string">
            <text:p text:style-name="Normal"><text:s text:c="4"/>Flags: 0x0000</text:p>
          </table:table-cell>
        </table:table-row>
        <table:table-row>
          <table:table-cell table:style-name="Tableau5.A2" office:value-type="string">
            <text:p text:style-name="Normal"><text:s text:c="4"/><text:span text:style-name="T5">Time to live: 1</text:span></text:p>
          </table:table-cell>
        </table:table-row>
        <table:table-row>
          <table:table-cell table:style-name="Tableau5.A2" office:value-type="string">
            <text:p text:style-name="Normal"><text:s text:c="4"/>Protocol: <text:span text:style-name="T6">ICMP</text:span> (1)</text:p>
          </table:table-cell>
        </table:table-row>
        <table:table-row>
          <table:table-cell table:style-name="Tableau5.A2" office:value-type="string">
            <text:p text:style-name="Normal"><text:s text:c="4"/>Header checksum: 0xbdbc [validation disabled]</text:p>
          </table:table-cell>
        </table:table-row>
        <table:table-row>
          <table:table-cell table:style-name="Tableau5.A2" office:value-type="string">
            <text:p text:style-name="Normal"><text:s text:c="4"/>[Header checksum status: Unverified]</text:p>
          </table:table-cell>
        </table:table-row>
        <table:table-row>
          <table:table-cell table:style-name="Tableau5.A2" office:value-type="string">
            <text:p text:style-name="Normal"><text:s text:c="4"/>Source: 192.168.1.30</text:p>
          </table:table-cell>
        </table:table-row>
        <table:table-row>
          <table:table-cell table:style-name="Tableau5.A2" office:value-type="string">
            <text:p text:style-name="Normal"><text:s text:c="4"/>Destination: 185.75.143.25</text:p>
          </table:table-cell>
        </table:table-row>
        <table:table-row>
          <table:table-cell table:style-name="Tableau5.A2" office:value-type="string">
            <text:p text:style-name="Normal">Internet Control Message Protocol</text:p>
          </table:table-cell>
        </table:table-row>
        <text:soft-page-break/>
        <table:table-row>
          <table:table-cell table:style-name="Tableau5.A2" office:value-type="string">
            <text:p text:style-name="Normal"/>
            <text:p text:style-name="Normal"/>
          </table:table-cell>
        </table:table-row>
        <table:table-row>
          <table:table-cell table:style-name="Tableau5.A2" office:value-type="string">
            <text:p text:style-name="Normal">No. <text:s text:c="4"/>Time <text:s text:c="10"/>Source <text:s text:c="15"/>Destination <text:s text:c="10"/>Protocol Length Info</text:p>
          </table:table-cell>
        </table:table-row>
        <table:table-row>
          <table:table-cell table:style-name="Tableau5.A2" office:value-type="string">
            <text:p text:style-name="Normal"><text:s text:c="4"/>328 62.556918064 <text:s text:c="2"/>192.168.1.30 <text:s text:c="9"/><text:span text:style-name="T9">185.75.143.25</text:span> <text:s text:c="8"/>ICMP <text:s text:c="4"/>74 <text:s text:c="4"/>Echo (ping) request <text:s/>id=0x5db9, seq=4/1024, ttl=2 (no response found!)</text:p>
          </table:table-cell>
        </table:table-row>
        <table:table-row>
          <table:table-cell table:style-name="Tableau5.A2" office:value-type="string">
            <text:p text:style-name="Normal"/>
            <text:p text:style-name="Normal"/>
          </table:table-cell>
        </table:table-row>
        <table:table-row>
          <table:table-cell table:style-name="Tableau5.A2" office:value-type="string">
            <text:p text:style-name="Normal">Frame 328: 74 bytes on wire (592 bits), 74 bytes captured (592 bits) on interface 0</text:p>
          </table:table-cell>
        </table:table-row>
        <table:table-row>
          <table:table-cell table:style-name="Tableau5.A2" office:value-type="string">
            <text:p text:style-name="Normal">Ethernet II, Src: HonHaiPr_6e:62:a4 (70:77:81:6e:62:a4), Dst: FreeboxS_3f:47:20 (70:fc:8f:3f:47:20)</text:p>
          </table:table-cell>
        </table:table-row>
        <table:table-row>
          <table:table-cell table:style-name="Tableau5.A2" office:value-type="string">
            <text:p text:style-name="Normal">Internet Protocol Version 4, Src: 192.168.1.30, Dst: 185.75.143.25</text:p>
          </table:table-cell>
        </table:table-row>
        <table:table-row>
          <table:table-cell table:style-name="Tableau5.A2" office:value-type="string">
            <text:p text:style-name="Normal"><text:s text:c="4"/>0100 .... = Version: 4</text:p>
          </table:table-cell>
        </table:table-row>
        <table:table-row>
          <table:table-cell table:style-name="Tableau5.A2" office:value-type="string">
            <text:p text:style-name="Normal"><text:s text:c="4"/>.... 0101 = Header Length: 20 bytes (5)</text:p>
          </table:table-cell>
        </table:table-row>
        <table:table-row>
          <table:table-cell table:style-name="Tableau5.A2" office:value-type="string">
            <text:p text:style-name="Normal"><text:s text:c="4"/>Differentiated Services Field: 0x00 (DSCP: CS0, ECN: Not-ECT)</text:p>
          </table:table-cell>
        </table:table-row>
        <table:table-row>
          <table:table-cell table:style-name="Tableau5.A2" office:value-type="string">
            <text:p text:style-name="Normal"><text:s text:c="4"/>Total Length: 60</text:p>
          </table:table-cell>
        </table:table-row>
        <table:table-row>
          <table:table-cell table:style-name="Tableau5.A2" office:value-type="string">
            <text:p text:style-name="Normal"><text:s text:c="4"/>Identification: 0xf1da (61914)</text:p>
          </table:table-cell>
        </table:table-row>
        <table:table-row>
          <table:table-cell table:style-name="Tableau5.A2" office:value-type="string">
            <text:p text:style-name="Normal"><text:s text:c="4"/>Flags: 0x0000</text:p>
          </table:table-cell>
        </table:table-row>
        <table:table-row>
          <table:table-cell table:style-name="Tableau5.A2" office:value-type="string">
            <text:p text:style-name="Normal"><text:s text:c="4"/><text:span text:style-name="T5">Time to live: 2</text:span></text:p>
          </table:table-cell>
        </table:table-row>
        <table:table-row>
          <table:table-cell table:style-name="Tableau5.A2" office:value-type="string">
            <text:p text:style-name="Normal"><text:s text:c="4"/>Protocol: <text:span text:style-name="T6">ICMP</text:span> (1)</text:p>
          </table:table-cell>
        </table:table-row>
        <table:table-row>
          <table:table-cell table:style-name="Tableau5.A2" office:value-type="string">
            <text:p text:style-name="Normal"><text:s text:c="4"/>Header checksum: 0xbcbb [validation disabled]</text:p>
          </table:table-cell>
        </table:table-row>
        <table:table-row>
          <table:table-cell table:style-name="Tableau5.A2" office:value-type="string">
            <text:p text:style-name="Normal"><text:s text:c="4"/>[Header checksum status: Unverified]</text:p>
          </table:table-cell>
        </table:table-row>
        <table:table-row>
          <table:table-cell table:style-name="Tableau5.A2" office:value-type="string">
            <text:p text:style-name="Normal"><text:s text:c="4"/>Source: 192.168.1.30</text:p>
          </table:table-cell>
        </table:table-row>
        <table:table-row>
          <table:table-cell table:style-name="Tableau5.A2" office:value-type="string">
            <text:p text:style-name="Normal"><text:s text:c="4"/>Destination: 185.75.143.25</text:p>
          </table:table-cell>
        </table:table-row>
        <table:table-row>
          <table:table-cell table:style-name="Tableau5.A2" office:value-type="string">
            <text:p text:style-name="Normal">Internet Control Message Protocol</text:p>
          </table:table-cell>
        </table:table-row>
        <table:table-row>
          <table:table-cell table:style-name="Tableau5.A2" office:value-type="string">
            <text:p text:style-name="Normal"/>
          </table:table-cell>
        </table:table-row>
      </table:table>
      <text:p text:style-name="P2"/>
      <text:p text:style-name="P2">...</text:p>
      <text:p text:style-name="P2"/>
      <table:table table:name="Tableau6" table:style-name="Tableau6">
        <table:table-column table:style-name="Tableau6.A"/>
        <table:table-row>
          <table:table-cell office:value-type="string">
            <text:p text:style-name="P21">No. <text:s text:c="4"/>Time <text:s text:c="10"/>Source <text:s text:c="15"/>Destination <text:s text:c="10"/>Protocol Length Info</text:p>
          </table:table-cell>
        </table:table-row>
        <table:table-row>
          <table:table-cell table:style-name="Tableau6.A2" office:value-type="string">
            <text:p text:style-name="Normal"><text:s text:c="4"/>376 62.612565945 <text:s text:c="2"/>192.168.1.30 <text:s text:c="9"/><text:span text:style-name="T9">185.75.143.25</text:span> <text:s text:c="8"/>ICMP <text:s text:c="4"/>74 <text:s text:c="4"/>Echo (ping) request <text:s/>id=0x5db9, seq=30/7680, ttl=10 (no response found!)</text:p>
          </table:table-cell>
        </table:table-row>
        <table:table-row>
          <table:table-cell table:style-name="Tableau6.A2" office:value-type="string">
            <text:p text:style-name="Normal"/>
          </table:table-cell>
        </table:table-row>
        <table:table-row>
          <table:table-cell table:style-name="Tableau6.A2" office:value-type="string">
            <text:p text:style-name="Normal">Frame 376: 74 bytes on wire (592 bits), 74 bytes captured (592 bits) on interface 0</text:p>
          </table:table-cell>
        </table:table-row>
        <table:table-row>
          <table:table-cell table:style-name="Tableau6.A2" office:value-type="string">
            <text:p text:style-name="Normal">Ethernet II, Src: HonHaiPr_6e:62:a4 (70:77:81:6e:62:a4), Dst: FreeboxS_3f:47:20 (70:fc:8f:3f:47:20)</text:p>
          </table:table-cell>
        </table:table-row>
        <table:table-row>
          <table:table-cell table:style-name="Tableau6.A2" office:value-type="string">
            <text:p text:style-name="Normal">Internet Protocol Version 4, Src: 192.168.1.30, Dst: 185.75.143.25</text:p>
          </table:table-cell>
        </table:table-row>
        <table:table-row>
          <table:table-cell table:style-name="Tableau6.A2" office:value-type="string">
            <text:p text:style-name="Normal"><text:s text:c="4"/>0100 .... = Version: 4</text:p>
          </table:table-cell>
        </table:table-row>
        <table:table-row>
          <table:table-cell table:style-name="Tableau6.A2" office:value-type="string">
            <text:p text:style-name="Normal"><text:s text:c="4"/>.... 0101 = Header Length: 20 bytes (5)</text:p>
          </table:table-cell>
        </table:table-row>
        <table:table-row>
          <table:table-cell table:style-name="Tableau6.A2" office:value-type="string">
            <text:p text:style-name="Normal"><text:s text:c="4"/>Differentiated Services Field: 0x00 (DSCP: CS0, ECN: Not-ECT)</text:p>
          </table:table-cell>
        </table:table-row>
        <table:table-row>
          <table:table-cell table:style-name="Tableau6.A2" office:value-type="string">
            <text:p text:style-name="Normal"><text:s text:c="4"/>Total Length: 60</text:p>
          </table:table-cell>
        </table:table-row>
        <table:table-row>
          <table:table-cell table:style-name="Tableau6.A2" office:value-type="string">
            <text:p text:style-name="Normal"><text:s text:c="4"/>Identification: 0xf1f9 (61945)</text:p>
          </table:table-cell>
        </table:table-row>
        <table:table-row>
          <table:table-cell table:style-name="Tableau6.A2" office:value-type="string">
            <text:p text:style-name="Normal"><text:s text:c="4"/>Flags: 0x0000</text:p>
          </table:table-cell>
        </table:table-row>
        <table:table-row>
          <table:table-cell table:style-name="Tableau6.A2" office:value-type="string">
            <text:p text:style-name="Normal"><text:s text:c="4"/><text:span text:style-name="T5">Time to live: 10</text:span></text:p>
          </table:table-cell>
        </table:table-row>
        <table:table-row>
          <table:table-cell table:style-name="Tableau6.A2" office:value-type="string">
            <text:p text:style-name="Normal"><text:s text:c="4"/>Protocol: <text:span text:style-name="T6">ICMP</text:span> (1)</text:p>
          </table:table-cell>
        </table:table-row>
        <table:table-row>
          <table:table-cell table:style-name="Tableau6.A2" office:value-type="string">
            <text:p text:style-name="Normal"><text:s text:c="4"/>Header checksum: 0xb49c [validation disabled]</text:p>
          </table:table-cell>
        </table:table-row>
        <table:table-row>
          <table:table-cell table:style-name="Tableau6.A2" office:value-type="string">
            <text:p text:style-name="Normal"><text:s text:c="4"/>[Header checksum status: Unverified]</text:p>
          </table:table-cell>
        </table:table-row>
        <table:table-row>
          <table:table-cell table:style-name="Tableau6.A2" office:value-type="string">
            <text:p text:style-name="Normal"><text:s text:c="4"/>Source: 192.168.1.30</text:p>
          </table:table-cell>
        </table:table-row>
        <table:table-row>
          <table:table-cell table:style-name="Tableau6.A2" office:value-type="string">
            <text:p text:style-name="Normal"><text:s text:c="4"/>Destination: 185.75.143.25</text:p>
          </table:table-cell>
        </table:table-row>
        <table:table-row>
          <table:table-cell table:style-name="Tableau6.A2" office:value-type="string">
            <text:p text:style-name="Normal">Internet Control Message Protocol</text:p>
          </table:table-cell>
        </table:table-row>
        <table:table-row>
          <table:table-cell table:style-name="Tableau6.A2" office:value-type="string">
            <text:p text:style-name="Normal"/>
          </table:table-cell>
        </table:table-row>
        <table:table-row>
          <table:table-cell table:style-name="Tableau6.A2" office:value-type="string">
            <text:p text:style-name="Normal">No. <text:s text:c="4"/>Time <text:s text:c="10"/>Source <text:s text:c="15"/>Destination <text:s text:c="10"/>Protocol Length Info</text:p>
          </table:table-cell>
        </table:table-row>
        <text:soft-page-break/>
        <table:table-row>
          <table:table-cell table:style-name="Tableau6.A2" office:value-type="string">
            <text:p text:style-name="Normal"><text:s text:c="4"/>377 62.612616695 <text:s text:c="2"/>192.168.1.30 <text:s text:c="8"/><text:span text:style-name="T9"><text:s/>185.75.143.25</text:span> <text:s text:c="8"/>ICMP <text:s text:c="4"/>74 <text:s text:c="4"/>Echo (ping) request <text:s/>id=0x5db9, seq=31/7936, ttl=11 (reply in 401)</text:p>
          </table:table-cell>
        </table:table-row>
        <table:table-row>
          <table:table-cell table:style-name="Tableau6.A2" office:value-type="string">
            <text:p text:style-name="Normal"/>
          </table:table-cell>
        </table:table-row>
        <table:table-row>
          <table:table-cell table:style-name="Tableau6.A2" office:value-type="string">
            <text:p text:style-name="Normal">Frame 377: 74 bytes on wire (592 bits), 74 bytes captured (592 bits) on interface 0</text:p>
          </table:table-cell>
        </table:table-row>
        <table:table-row>
          <table:table-cell table:style-name="Tableau6.A2" office:value-type="string">
            <text:p text:style-name="Normal">Ethernet II, Src: HonHaiPr_6e:62:a4 (70:77:81:6e:62:a4), Dst: FreeboxS_3f:47:20 (70:fc:8f:3f:47:20)</text:p>
          </table:table-cell>
        </table:table-row>
        <table:table-row>
          <table:table-cell table:style-name="Tableau6.A2" office:value-type="string">
            <text:p text:style-name="Normal">Internet Protocol Version 4, Src: 192.168.1.30, Dst: 185.75.143.25</text:p>
          </table:table-cell>
        </table:table-row>
        <table:table-row>
          <table:table-cell table:style-name="Tableau6.A2" office:value-type="string">
            <text:p text:style-name="Normal"><text:s text:c="4"/>0100 .... = Version: 4</text:p>
          </table:table-cell>
        </table:table-row>
        <table:table-row>
          <table:table-cell table:style-name="Tableau6.A2" office:value-type="string">
            <text:p text:style-name="Normal"><text:s text:c="4"/>.... 0101 = Header Length: 20 bytes (5)</text:p>
          </table:table-cell>
        </table:table-row>
        <table:table-row>
          <table:table-cell table:style-name="Tableau6.A2" office:value-type="string">
            <text:p text:style-name="Normal"><text:s text:c="4"/>Differentiated Services Field: 0x00 (DSCP: CS0, ECN: Not-ECT)</text:p>
          </table:table-cell>
        </table:table-row>
        <table:table-row>
          <table:table-cell table:style-name="Tableau6.A2" office:value-type="string">
            <text:p text:style-name="Normal"><text:s text:c="4"/>Total Length: 60</text:p>
          </table:table-cell>
        </table:table-row>
        <table:table-row>
          <table:table-cell table:style-name="Tableau6.A2" office:value-type="string">
            <text:p text:style-name="Normal"><text:s text:c="4"/>Identification: 0xf1fa (61946)</text:p>
          </table:table-cell>
        </table:table-row>
        <table:table-row>
          <table:table-cell table:style-name="Tableau6.A2" office:value-type="string">
            <text:p text:style-name="Normal"><text:s text:c="4"/>Flags: 0x0000</text:p>
          </table:table-cell>
        </table:table-row>
        <table:table-row>
          <table:table-cell table:style-name="Tableau6.A2" office:value-type="string">
            <text:p text:style-name="Normal"><text:s text:c="4"/><text:span text:style-name="T5">Time to live: 11</text:span></text:p>
          </table:table-cell>
        </table:table-row>
        <table:table-row>
          <table:table-cell table:style-name="Tableau6.A2" office:value-type="string">
            <text:p text:style-name="Normal"><text:s text:c="4"/>Protocol: <text:span text:style-name="T6">ICMP</text:span> (1)</text:p>
          </table:table-cell>
        </table:table-row>
        <table:table-row>
          <table:table-cell table:style-name="Tableau6.A2" office:value-type="string">
            <text:p text:style-name="Normal"><text:s text:c="4"/>Header checksum: 0xb39b [validation disabled]</text:p>
          </table:table-cell>
        </table:table-row>
        <table:table-row>
          <table:table-cell table:style-name="Tableau6.A2" office:value-type="string">
            <text:p text:style-name="Normal"><text:s text:c="4"/>[Header checksum status: Unverified]</text:p>
          </table:table-cell>
        </table:table-row>
        <table:table-row>
          <table:table-cell table:style-name="Tableau6.A2" office:value-type="string">
            <text:p text:style-name="Normal"><text:s text:c="4"/>Source: 192.168.1.30</text:p>
          </table:table-cell>
        </table:table-row>
        <table:table-row>
          <table:table-cell table:style-name="Tableau6.A2" office:value-type="string">
            <text:p text:style-name="Normal"><text:s text:c="4"/>Destination: 185.75.143.25</text:p>
          </table:table-cell>
        </table:table-row>
        <table:table-row>
          <table:table-cell table:style-name="Tableau6.A2" office:value-type="string">
            <text:p text:style-name="Normal">Internet Control Message Protocol</text:p>
          </table:table-cell>
        </table:table-row>
        <table:table-row>
          <table:table-cell table:style-name="Tableau6.A2" office:value-type="string">
            <text:p text:style-name="Normal"/>
            <text:p text:style-name="Normal"/>
          </table:table-cell>
        </table:table-row>
        <table:table-row>
          <table:table-cell table:style-name="Tableau6.A2" office:value-type="string">
            <text:p text:style-name="Normal">No. <text:s text:c="4"/>Time <text:s text:c="10"/>Source <text:s text:c="15"/>Destination <text:s text:c="10"/>Protocol Length Info</text:p>
          </table:table-cell>
        </table:table-row>
        <table:table-row>
          <table:table-cell table:style-name="Tableau6.A2" office:value-type="string">
            <text:p text:style-name="Normal"><text:s text:c="4"/>378 62.612661588 <text:s text:c="2"/>192.168.1.30 <text:s text:c="9"/><text:span text:style-name="T9">185.75.143.25</text:span> <text:s text:c="8"/>ICMP <text:s text:c="4"/>74 <text:s text:c="4"/>Echo (ping) request <text:s/>id=0x5db9, seq=32/8192, ttl=11 (reply in 402)</text:p>
          </table:table-cell>
        </table:table-row>
        <table:table-row>
          <table:table-cell table:style-name="Tableau6.A2" office:value-type="string">
            <text:p text:style-name="Normal"/>
            <text:p text:style-name="Normal"/>
          </table:table-cell>
        </table:table-row>
        <table:table-row>
          <table:table-cell table:style-name="Tableau6.A2" office:value-type="string">
            <text:p text:style-name="Normal">Frame 378: 74 bytes on wire (592 bits), 74 bytes captured (592 bits) on interface 0</text:p>
          </table:table-cell>
        </table:table-row>
        <table:table-row>
          <table:table-cell table:style-name="Tableau6.A2" office:value-type="string">
            <text:p text:style-name="Normal">Ethernet II, Src: HonHaiPr_6e:62:a4 (70:77:81:6e:62:a4), Dst: FreeboxS_3f:47:20 (70:fc:8f:3f:47:20)</text:p>
          </table:table-cell>
        </table:table-row>
        <table:table-row>
          <table:table-cell table:style-name="Tableau6.A2" office:value-type="string">
            <text:p text:style-name="Normal">Internet Protocol Version 4, Src: 192.168.1.30, Dst: 185.75.143.25</text:p>
          </table:table-cell>
        </table:table-row>
        <table:table-row>
          <table:table-cell table:style-name="Tableau6.A2" office:value-type="string">
            <text:p text:style-name="Normal"><text:s text:c="4"/>0100 .... = Version: 4</text:p>
          </table:table-cell>
        </table:table-row>
        <table:table-row>
          <table:table-cell table:style-name="Tableau6.A2" office:value-type="string">
            <text:p text:style-name="Normal"><text:s text:c="4"/>.... 0101 = Header Length: 20 bytes (5)</text:p>
          </table:table-cell>
        </table:table-row>
        <table:table-row>
          <table:table-cell table:style-name="Tableau6.A2" office:value-type="string">
            <text:p text:style-name="Normal"><text:s text:c="4"/>Differentiated Services Field: 0x00 (DSCP: CS0, ECN: Not-ECT)</text:p>
          </table:table-cell>
        </table:table-row>
        <table:table-row>
          <table:table-cell table:style-name="Tableau6.A2" office:value-type="string">
            <text:p text:style-name="Normal"><text:s text:c="4"/>Total Length: 60</text:p>
          </table:table-cell>
        </table:table-row>
        <table:table-row>
          <table:table-cell table:style-name="Tableau6.A2" office:value-type="string">
            <text:p text:style-name="Normal"><text:s text:c="4"/>Identification: 0xf1fb (61947)</text:p>
          </table:table-cell>
        </table:table-row>
        <table:table-row>
          <table:table-cell table:style-name="Tableau6.A2" office:value-type="string">
            <text:p text:style-name="Normal"><text:s text:c="4"/>Flags: 0x0000</text:p>
          </table:table-cell>
        </table:table-row>
        <table:table-row>
          <table:table-cell table:style-name="Tableau6.A2" office:value-type="string">
            <text:p text:style-name="Normal"><text:s text:c="4"/><text:span text:style-name="T5">Time to live: 11</text:span></text:p>
          </table:table-cell>
        </table:table-row>
        <table:table-row>
          <table:table-cell table:style-name="Tableau6.A2" office:value-type="string">
            <text:p text:style-name="Normal"><text:s text:c="4"/>Protocol: <text:span text:style-name="T6">ICMP</text:span> (1)</text:p>
          </table:table-cell>
        </table:table-row>
        <table:table-row>
          <table:table-cell table:style-name="Tableau6.A2" office:value-type="string">
            <text:p text:style-name="Normal"><text:s text:c="4"/>Header checksum: 0xb39a [validation disabled]</text:p>
          </table:table-cell>
        </table:table-row>
        <table:table-row>
          <table:table-cell table:style-name="Tableau6.A2" office:value-type="string">
            <text:p text:style-name="Normal"><text:s text:c="4"/>[Header checksum status: Unverified]</text:p>
          </table:table-cell>
        </table:table-row>
        <table:table-row>
          <table:table-cell table:style-name="Tableau6.A2" office:value-type="string">
            <text:p text:style-name="Normal"><text:s text:c="4"/>Source: 192.168.1.30</text:p>
          </table:table-cell>
        </table:table-row>
        <table:table-row>
          <table:table-cell table:style-name="Tableau6.A2" office:value-type="string">
            <text:p text:style-name="Normal"><text:s text:c="4"/>Destination: 185.75.143.25</text:p>
          </table:table-cell>
        </table:table-row>
        <table:table-row>
          <table:table-cell table:style-name="Tableau6.A2" office:value-type="string">
            <text:p text:style-name="Normal">Internet Control Message Protocol</text:p>
          </table:table-cell>
        </table:table-row>
        <table:table-row>
          <table:table-cell table:style-name="Tableau6.A2" office:value-type="string">
            <text:p text:style-name="Normal"/>
            <text:p text:style-name="Normal"/>
          </table:table-cell>
        </table:table-row>
        <table:table-row>
          <table:table-cell table:style-name="Tableau6.A2" office:value-type="string">
            <text:p text:style-name="Normal">No. <text:s text:c="4"/>Time <text:s text:c="10"/>Source <text:s text:c="15"/>Destination <text:s text:c="10"/>Protocol Length Info</text:p>
          </table:table-cell>
        </table:table-row>
        <table:table-row>
          <table:table-cell table:style-name="Tableau6.A2" office:value-type="string">
            <text:p text:style-name="Normal"><text:s text:c="4"/>379 62.612834549 <text:s text:c="2"/>192.168.1.30 <text:s text:c="9"/><text:span text:style-name="T9">185.75.143.25</text:span> <text:s text:c="8"/>ICMP <text:s text:c="4"/>74 <text:s text:c="4"/>Echo (ping) request <text:s/>id=0x5db9, seq=33/8448, ttl=11 (reply in 403)</text:p>
          </table:table-cell>
        </table:table-row>
        <table:table-row>
          <table:table-cell table:style-name="Tableau6.A2" office:value-type="string">
            <text:p text:style-name="Normal"/>
            <text:p text:style-name="Normal"/>
          </table:table-cell>
        </table:table-row>
        <text:soft-page-break/>
        <table:table-row>
          <table:table-cell table:style-name="Tableau6.A2" office:value-type="string">
            <text:p text:style-name="Normal">Frame 379: 74 bytes on wire (592 bits), 74 bytes captured (592 bits) on interface 0</text:p>
          </table:table-cell>
        </table:table-row>
        <table:table-row>
          <table:table-cell table:style-name="Tableau6.A2" office:value-type="string">
            <text:p text:style-name="Normal">Ethernet II, Src: HonHaiPr_6e:62:a4 (70:77:81:6e:62:a4), Dst: FreeboxS_3f:47:20 (70:fc:8f:3f:47:20)</text:p>
          </table:table-cell>
        </table:table-row>
        <table:table-row>
          <table:table-cell table:style-name="Tableau6.A2" office:value-type="string">
            <text:p text:style-name="Normal">Internet Protocol Version 4, Src: 192.168.1.30, Dst: 185.75.143.25</text:p>
          </table:table-cell>
        </table:table-row>
        <table:table-row>
          <table:table-cell table:style-name="Tableau6.A2" office:value-type="string">
            <text:p text:style-name="Normal"><text:s text:c="4"/>0100 .... = Version: 4</text:p>
          </table:table-cell>
        </table:table-row>
        <table:table-row>
          <table:table-cell table:style-name="Tableau6.A2" office:value-type="string">
            <text:p text:style-name="Normal"><text:s text:c="4"/>.... 0101 = Header Length: 20 bytes (5)</text:p>
          </table:table-cell>
        </table:table-row>
        <table:table-row>
          <table:table-cell table:style-name="Tableau6.A2" office:value-type="string">
            <text:p text:style-name="Normal"><text:s text:c="4"/>Differentiated Services Field: 0x00 (DSCP: CS0, ECN: Not-ECT)</text:p>
          </table:table-cell>
        </table:table-row>
        <table:table-row>
          <table:table-cell table:style-name="Tableau6.A2" office:value-type="string">
            <text:p text:style-name="Normal"><text:s text:c="4"/>Total Length: 60</text:p>
          </table:table-cell>
        </table:table-row>
        <table:table-row>
          <table:table-cell table:style-name="Tableau6.A2" office:value-type="string">
            <text:p text:style-name="Normal"><text:s text:c="4"/>Identification: 0xf1fc (61948)</text:p>
          </table:table-cell>
        </table:table-row>
        <table:table-row>
          <table:table-cell table:style-name="Tableau6.A2" office:value-type="string">
            <text:p text:style-name="Normal"><text:s text:c="4"/>Flags: 0x0000</text:p>
          </table:table-cell>
        </table:table-row>
        <table:table-row>
          <table:table-cell table:style-name="Tableau6.A2" office:value-type="string">
            <text:p text:style-name="Normal"><text:s text:c="4"/><text:span text:style-name="T5">Time to live: 11</text:span></text:p>
          </table:table-cell>
        </table:table-row>
        <table:table-row>
          <table:table-cell table:style-name="Tableau6.A2" office:value-type="string">
            <text:p text:style-name="Normal"><text:s text:c="4"/>Protocol: <text:span text:style-name="T6">ICMP</text:span> (1)</text:p>
          </table:table-cell>
        </table:table-row>
        <table:table-row>
          <table:table-cell table:style-name="Tableau6.A2" office:value-type="string">
            <text:p text:style-name="Normal"><text:s text:c="4"/>Header checksum: 0xb399 [validation disabled]</text:p>
          </table:table-cell>
        </table:table-row>
        <table:table-row>
          <table:table-cell table:style-name="Tableau6.A2" office:value-type="string">
            <text:p text:style-name="Normal"><text:s text:c="4"/>[Header checksum status: Unverified]</text:p>
          </table:table-cell>
        </table:table-row>
        <table:table-row>
          <table:table-cell table:style-name="Tableau6.A2" office:value-type="string">
            <text:p text:style-name="Normal"><text:s text:c="4"/>Source: 192.168.1.30</text:p>
          </table:table-cell>
        </table:table-row>
        <table:table-row>
          <table:table-cell table:style-name="Tableau6.A2" office:value-type="string">
            <text:p text:style-name="Normal"><text:s text:c="4"/>Destination: 185.75.143.25</text:p>
          </table:table-cell>
        </table:table-row>
        <table:table-row>
          <table:table-cell table:style-name="Tableau6.A2" office:value-type="string">
            <text:p text:style-name="Normal">Internet Control Message Protocol</text:p>
          </table:table-cell>
        </table:table-row>
      </table:table>
      <text:p text:style-name="P2"/>
      <text:p text:style-name="P12"><text:span text:style-name="T16">Mes trames passent donc désormais par le protocole ICMP(jaune)</text:span>, le Time to live augmente <text:span text:style-name="T16">toujours </text:span>de 1, après avoir envoyé 3 trames sondes (couleur rouge).</text:p>
      <text:p text:style-name="P11"><text:span text:style-name="T19"/></text:p>
      <text:p text:style-name="P14"><text:span text:style-name="T18">De plus</text:span>, nous voyons <text:span text:style-name="T18">bien </text:span>la réponse du routeur destination <text:span text:style-name="T11">(vert)</text:span> "port unreachable" :</text:p>
      <table:table table:name="Tableau10" table:style-name="Tableau10">
        <table:table-column table:style-name="Tableau10.A"/>
        <table:table-row>
          <table:table-cell table:style-name="Tableau10.A1" office:value-type="string">
            <text:p text:style-name="P22">No. <text:s text:c="4"/>Time <text:s text:c="10"/>Source <text:s text:c="15"/>Destination <text:s text:c="10"/>Protocol Length Info</text:p>
          </table:table-cell>
        </table:table-row>
        <table:table-row>
          <table:table-cell table:style-name="Tableau10.A1" office:value-type="string">
            <text:p text:style-name="P23"><text:span text:style-name="T18">392</text:span> <text:span text:style-name="T18">94.</text:span>712803736 <text:s/><text:span text:style-name="T20"><text:s/>185.75.143.25 </text:span><text:s text:c="8"/>192.168.1.30 <text:s text:c="9"/><text:span text:style-name="T20">ICMP</text:span> <text:s text:c="4"/>102 <text:s text:c="3"/><text:span text:style-name="T21">Destination unreachable (Port unreachable</text:span><text:span text:style-name="T20">)</text:span></text:p>
          </table:table-cell>
        </table:table-row>
      </table:table>
      <text:p text:style-name="P13"/>
      <text:h text:style-name="Heading_20_2" text:outline-level="2"><text:bookmark-start text:name="__RefHeading___Toc11980_2495971851"/>Option -<text:span text:style-name="T15">T</text:span> :<text:bookmark-end text:name="__RefHeading___Toc11980_2495971851"/></text:h>
      <text:p text:style-name="Standard">Voici ce que me retourne mon terminal lorsque je fais la commande traceroute <text:span text:style-name="T15">avec</text:span> <text:span text:style-name="T15">l’</text:span>option <text:span text:style-name="T15">TCP (-T) :</text:span></text:p>
      <text:p text:style-name="Normal">root@osavio:~# traceroute ac-toulouse.fr -T</text:p>
      <text:p text:style-name="Normal">traceroute to ac-toulouse.fr (<text:span text:style-name="T9">185.75.143.25</text:span>), 30 hops max, 60 byte packets</text:p>
      <text:p text:style-name="Normal"><text:s/>1 <text:s/>_gateway (<text:span text:style-name="T7">192.168.1.254</text:span>) <text:s/>0.798 ms <text:s/>26.803 ms <text:s/>26.903 ms</text:p>
      <text:p text:style-name="Normal"><text:s/>2 <text:s/>194.149.169.85 (194.149.169.85) <text:s/>45.409 ms <text:s/>45.304 ms <text:s/>45.257 ms</text:p>
      <text:p text:style-name="Normal"><text:s/>3 <text:s/>194.149.166.54 (194.149.166.54) <text:s/>45.113 ms <text:s/>45.146 ms <text:s/>47.352 ms</text:p>
      <text:p text:style-name="Normal"><text:s/>4 <text:s/>193.253.13.69 (193.253.13.69) <text:s/>47.319 ms <text:s/>47.228 ms <text:s/>47.173 ms</text:p>
      <text:p text:style-name="Normal"><text:s/>5 <text:s/>ae40-0.noidf001.Paris3eArrondissement.francetelecom.net (193.252.98.109) <text:s/>47.115 ms <text:s/>47.076 ms <text:s/>46.974 ms</text:p>
      <text:p text:style-name="Normal"><text:s/>6 <text:s/>ae52-0.nridf201.Aubervilliers.francetelecom.net (193.252.98.233) <text:s/>46.925 ms <text:s/>18.697 ms <text:s/>18.749 ms</text:p>
      <text:p text:style-name="Normal"><text:s/>7 <text:s/>ae41-0.nrlil101.Villeneuve-dascq.francetelecom.net (193.252.160.217) <text:s/>25.482 ms <text:s/>24.290 ms <text:s/>23.827 ms</text:p>
      <text:p text:style-name="Normal"><text:s/>8 <text:s/>* * *</text:p>
      <text:p text:style-name="Normal"><text:s/>9 <text:s/>193.252.227.62 (193.252.227.62) <text:s/>22.838 ms <text:s/>23.130 ms <text:s/>23.009 ms</text:p>
      <text:p text:style-name="Normal">10 <text:s/>core01-civ_core01-ate.as35625.net (185.39.168.25) <text:s/>23.198 ms <text:s/>23.491 ms <text:s/>23.472 ms</text:p>
      <text:p text:style-name="Normal">11 <text:s/>* * *</text:p>
      <text:p text:style-name="Normal">12 <text:s/>* * *</text:p>
      <text:p text:style-name="Normal">13 <text:s/>* * *</text:p>
      <text:p text:style-name="Normal">14 <text:s/>* * *</text:p>
      <text:p text:style-name="Normal">15 <text:s/>MEN-WEBEDU-PROXY01.dedie.ate.info (185.75.143.25) <text:s/>23.436 ms <text:s/>23.024 ms <text:s/>23.205 ms</text:p>
      <text:p text:style-name="P2"/>
      <text:p text:style-name="Standard"><text:soft-page-break/>Je reçois bien mes 3 trames sondes, avec toujours comme adresse de destination l’adresse de ac-toulouse.fr :</text:p>
      <table:table table:name="Tableau7" table:style-name="Tableau7">
        <table:table-column table:style-name="Tableau7.A"/>
        <table:table-row>
          <table:table-cell office:value-type="string">
            <text:p text:style-name="P21">No. <text:s text:c="4"/>Time <text:s text:c="10"/>Source <text:s text:c="15"/>Destination <text:s text:c="10"/>Protocol Length Info</text:p>
          </table:table-cell>
        </table:table-row>
        <table:table-row>
          <table:table-cell table:style-name="Tableau7.A2" office:value-type="string">
            <text:p text:style-name="Normal"><text:s text:c="4"/>436 81.004647210 <text:s text:c="2"/>192.168.1.30 <text:s text:c="9"/><text:span text:style-name="T9">185.75.143.25</text:span> <text:s text:c="8"/>TCP <text:s text:c="5"/>74 <text:s text:c="4"/>41747 → 80 [SYN] Seq=0 Win=5840 Len=0 MSS=1460 SACK_PERM=1 TSval=3837575513 TSecr=0 WS=4</text:p>
          </table:table-cell>
        </table:table-row>
        <table:table-row>
          <table:table-cell table:style-name="Tableau7.A2" office:value-type="string">
            <text:p text:style-name="Normal"/>
            <text:p text:style-name="Normal"/>
          </table:table-cell>
        </table:table-row>
        <table:table-row>
          <table:table-cell table:style-name="Tableau7.A2" office:value-type="string">
            <text:p text:style-name="Normal">Frame 436: 74 bytes on wire (592 bits), 74 bytes captured (592 bits) on interface 0</text:p>
          </table:table-cell>
        </table:table-row>
        <table:table-row>
          <table:table-cell table:style-name="Tableau7.A2" office:value-type="string">
            <text:p text:style-name="Normal">Ethernet II, Src: HonHaiPr_6e:62:a4 (70:77:81:6e:62:a4), Dst: FreeboxS_3f:47:20 (70:fc:8f:3f:47:20)</text:p>
          </table:table-cell>
        </table:table-row>
        <table:table-row>
          <table:table-cell table:style-name="Tableau7.A2" office:value-type="string">
            <text:p text:style-name="Normal">Internet Protocol Version 4, Src: 192.168.1.30, Dst: 185.75.143.25</text:p>
          </table:table-cell>
        </table:table-row>
        <table:table-row>
          <table:table-cell table:style-name="Tableau7.A2" office:value-type="string">
            <text:p text:style-name="Normal"><text:s text:c="4"/>0100 .... = Version: 4</text:p>
          </table:table-cell>
        </table:table-row>
        <table:table-row>
          <table:table-cell table:style-name="Tableau7.A2" office:value-type="string">
            <text:p text:style-name="Normal"><text:s text:c="4"/>.... 0101 = Header Length: 20 bytes (5)</text:p>
          </table:table-cell>
        </table:table-row>
        <table:table-row>
          <table:table-cell table:style-name="Tableau7.A2" office:value-type="string">
            <text:p text:style-name="Normal"><text:s text:c="4"/>Differentiated Services Field: 0x00 (DSCP: CS0, ECN: Not-ECT)</text:p>
          </table:table-cell>
        </table:table-row>
        <table:table-row>
          <table:table-cell table:style-name="Tableau7.A2" office:value-type="string">
            <text:p text:style-name="Normal"><text:s text:c="4"/>Total Length: 60</text:p>
          </table:table-cell>
        </table:table-row>
        <table:table-row>
          <table:table-cell table:style-name="Tableau7.A2" office:value-type="string">
            <text:p text:style-name="Normal"><text:s text:c="4"/>Identification: 0x5955 (22869)</text:p>
          </table:table-cell>
        </table:table-row>
        <table:table-row>
          <table:table-cell table:style-name="Tableau7.A2" office:value-type="string">
            <text:p text:style-name="Normal"><text:s text:c="4"/>Flags: 0x0000</text:p>
          </table:table-cell>
        </table:table-row>
        <table:table-row>
          <table:table-cell table:style-name="Tableau7.A2" office:value-type="string">
            <text:p text:style-name="Normal"><text:s text:c="4"/><text:span text:style-name="T5">Time to live: 1</text:span></text:p>
          </table:table-cell>
        </table:table-row>
        <table:table-row>
          <table:table-cell table:style-name="Tableau7.A2" office:value-type="string">
            <text:p text:style-name="Normal"><text:s text:c="4"/>Protocol: <text:span text:style-name="T6">TCP</text:span> (6)</text:p>
          </table:table-cell>
        </table:table-row>
        <table:table-row>
          <table:table-cell table:style-name="Tableau7.A2" office:value-type="string">
            <text:p text:style-name="Normal"><text:s text:c="4"/>Header checksum: 0x563c [validation disabled]</text:p>
          </table:table-cell>
        </table:table-row>
        <table:table-row>
          <table:table-cell table:style-name="Tableau7.A2" office:value-type="string">
            <text:p text:style-name="Normal"><text:s text:c="4"/>[Header checksum status: Unverified]</text:p>
          </table:table-cell>
        </table:table-row>
        <table:table-row>
          <table:table-cell table:style-name="Tableau7.A2" office:value-type="string">
            <text:p text:style-name="Normal"><text:s text:c="4"/>Source: 192.168.1.30</text:p>
          </table:table-cell>
        </table:table-row>
        <table:table-row>
          <table:table-cell table:style-name="Tableau7.A2" office:value-type="string">
            <text:p text:style-name="Normal"><text:s text:c="4"/>Destination: 185.75.143.25</text:p>
          </table:table-cell>
        </table:table-row>
        <table:table-row>
          <table:table-cell table:style-name="Tableau7.A2" office:value-type="string">
            <text:p text:style-name="Normal">Transmission Control Protocol, Src Port: 41747, Dst Port: 80, Seq: 0, Len: 0</text:p>
          </table:table-cell>
        </table:table-row>
        <table:table-row>
          <table:table-cell table:style-name="Tableau7.A2" office:value-type="string">
            <text:p text:style-name="Normal"/>
          </table:table-cell>
        </table:table-row>
        <table:table-row>
          <table:table-cell table:style-name="Tableau7.A2" office:value-type="string">
            <text:p text:style-name="Normal">No. <text:s text:c="4"/>Time <text:s text:c="10"/>Source <text:s text:c="15"/>Destination <text:s text:c="10"/>Protocol Length Info</text:p>
          </table:table-cell>
        </table:table-row>
        <table:table-row>
          <table:table-cell table:style-name="Tableau7.A2" office:value-type="string">
            <text:p text:style-name="Normal"><text:s text:c="4"/>437 81.004744773 <text:s text:c="2"/>192.168.1.30 <text:s text:c="9"/><text:span text:style-name="T9">185.75.143.25</text:span> <text:s text:c="8"/>TCP <text:s text:c="5"/>74 <text:s text:c="4"/>58585 → 80 [SYN] Seq=0 Win=5840 Len=0 MSS=1460 SACK_PERM=1 TSval=3837575513 TSecr=0 WS=4</text:p>
          </table:table-cell>
        </table:table-row>
        <table:table-row>
          <table:table-cell table:style-name="Tableau7.A2" office:value-type="string">
            <text:p text:style-name="Normal"/>
          </table:table-cell>
        </table:table-row>
        <table:table-row>
          <table:table-cell table:style-name="Tableau7.A2" office:value-type="string">
            <text:p text:style-name="Normal">Frame 437: 74 bytes on wire (592 bits), 74 bytes captured (592 bits) on interface 0</text:p>
          </table:table-cell>
        </table:table-row>
        <table:table-row>
          <table:table-cell table:style-name="Tableau7.A2" office:value-type="string">
            <text:p text:style-name="Normal">Ethernet II, Src: HonHaiPr_6e:62:a4 (70:77:81:6e:62:a4), Dst: FreeboxS_3f:47:20 (70:fc:8f:3f:47:20)</text:p>
          </table:table-cell>
        </table:table-row>
        <table:table-row>
          <table:table-cell table:style-name="Tableau7.A2" office:value-type="string">
            <text:p text:style-name="Normal">Internet Protocol Version 4, Src: 192.168.1.30, Dst: 185.75.143.25</text:p>
          </table:table-cell>
        </table:table-row>
        <table:table-row>
          <table:table-cell table:style-name="Tableau7.A2" office:value-type="string">
            <text:p text:style-name="Normal"><text:s text:c="4"/>0100 .... = Version: 4</text:p>
          </table:table-cell>
        </table:table-row>
        <table:table-row>
          <table:table-cell table:style-name="Tableau7.A2" office:value-type="string">
            <text:p text:style-name="Normal"><text:s text:c="4"/>.... 0101 = Header Length: 20 bytes (5)</text:p>
          </table:table-cell>
        </table:table-row>
        <table:table-row>
          <table:table-cell table:style-name="Tableau7.A2" office:value-type="string">
            <text:p text:style-name="Normal"><text:s text:c="4"/>Differentiated Services Field: 0x00 (DSCP: CS0, ECN: Not-ECT)</text:p>
          </table:table-cell>
        </table:table-row>
        <table:table-row>
          <table:table-cell table:style-name="Tableau7.A2" office:value-type="string">
            <text:p text:style-name="Normal"><text:s text:c="4"/>Total Length: 60</text:p>
          </table:table-cell>
        </table:table-row>
        <table:table-row>
          <table:table-cell table:style-name="Tableau7.A2" office:value-type="string">
            <text:p text:style-name="Normal"><text:s text:c="4"/>Identification: 0x5956 (22870)</text:p>
          </table:table-cell>
        </table:table-row>
        <table:table-row>
          <table:table-cell table:style-name="Tableau7.A2" office:value-type="string">
            <text:p text:style-name="Normal"><text:s text:c="4"/>Flags: 0x0000</text:p>
          </table:table-cell>
        </table:table-row>
        <table:table-row>
          <table:table-cell table:style-name="Tableau7.A2" office:value-type="string">
            <text:p text:style-name="Normal"><text:s text:c="4"/><text:span text:style-name="T5">Time to live: 1</text:span></text:p>
          </table:table-cell>
        </table:table-row>
        <table:table-row>
          <table:table-cell table:style-name="Tableau7.A2" office:value-type="string">
            <text:p text:style-name="Normal"><text:s text:c="4"/>Protocol: <text:span text:style-name="T6">TCP</text:span> (6)</text:p>
          </table:table-cell>
        </table:table-row>
        <table:table-row>
          <table:table-cell table:style-name="Tableau7.A2" office:value-type="string">
            <text:p text:style-name="Normal"><text:s text:c="4"/>Header checksum: 0x563b [validation disabled]</text:p>
          </table:table-cell>
        </table:table-row>
        <table:table-row>
          <table:table-cell table:style-name="Tableau7.A2" office:value-type="string">
            <text:p text:style-name="Normal"><text:s text:c="4"/>[Header checksum status: Unverified]</text:p>
          </table:table-cell>
        </table:table-row>
        <table:table-row>
          <table:table-cell table:style-name="Tableau7.A2" office:value-type="string">
            <text:p text:style-name="Normal"><text:s text:c="4"/>Source: 192.168.1.30</text:p>
          </table:table-cell>
        </table:table-row>
        <table:table-row>
          <table:table-cell table:style-name="Tableau7.A2" office:value-type="string">
            <text:p text:style-name="Normal"><text:s text:c="4"/>Destination: 185.75.143.25</text:p>
          </table:table-cell>
        </table:table-row>
        <table:table-row>
          <table:table-cell table:style-name="Tableau7.A2" office:value-type="string">
            <text:p text:style-name="Normal">Transmission Control Protocol, Src Port: 58585, Dst Port: 80, Seq: 0, Len: 0</text:p>
          </table:table-cell>
        </table:table-row>
        <table:table-row>
          <table:table-cell table:style-name="Tableau7.A2" office:value-type="string">
            <text:p text:style-name="Normal"/>
          </table:table-cell>
        </table:table-row>
        <table:table-row>
          <table:table-cell table:style-name="Tableau7.A2" office:value-type="string">
            <text:p text:style-name="Normal">No. <text:s text:c="4"/>Time <text:s text:c="10"/>Source <text:s text:c="15"/>Destination <text:s text:c="10"/>Protocol Length Info</text:p>
          </table:table-cell>
        </table:table-row>
        <table:table-row>
          <table:table-cell table:style-name="Tableau7.A2" office:value-type="string">
            <text:p text:style-name="Normal"><text:s text:c="4"/>438 81.004815251 <text:s text:c="2"/>192.168.1.30 <text:s text:c="9"/><text:span text:style-name="T9">185.75.143.25</text:span> <text:s text:c="8"/>TCP <text:s text:c="5"/>74 <text:s text:c="4"/>33275 → 80 [SYN] Seq=0 Win=5840 Len=0 MSS=1460 SACK_PERM=1 TSval=3837575513 TSecr=0 WS=4</text:p>
          </table:table-cell>
        </table:table-row>
        <table:table-row>
          <table:table-cell table:style-name="Tableau7.A2" office:value-type="string">
            <text:p text:style-name="Normal"/>
          </table:table-cell>
        </table:table-row>
        <text:soft-page-break/>
        <table:table-row>
          <table:table-cell table:style-name="Tableau7.A2" office:value-type="string">
            <text:p text:style-name="Normal">Frame 438: 74 bytes on wire (592 bits), 74 bytes captured (592 bits) on interface 0</text:p>
          </table:table-cell>
        </table:table-row>
        <table:table-row>
          <table:table-cell table:style-name="Tableau7.A2" office:value-type="string">
            <text:p text:style-name="Normal">Ethernet II, Src: HonHaiPr_6e:62:a4 (70:77:81:6e:62:a4), Dst: FreeboxS_3f:47:20 (70:fc:8f:3f:47:20)</text:p>
          </table:table-cell>
        </table:table-row>
        <table:table-row>
          <table:table-cell table:style-name="Tableau7.A2" office:value-type="string">
            <text:p text:style-name="Normal">Internet Protocol Version 4, Src: 192.168.1.30, Dst: 185.75.143.25</text:p>
          </table:table-cell>
        </table:table-row>
        <table:table-row>
          <table:table-cell table:style-name="Tableau7.A2" office:value-type="string">
            <text:p text:style-name="Normal"><text:s text:c="4"/>0100 .... = Version: 4</text:p>
          </table:table-cell>
        </table:table-row>
        <table:table-row>
          <table:table-cell table:style-name="Tableau7.A2" office:value-type="string">
            <text:p text:style-name="Normal"><text:s text:c="4"/>.... 0101 = Header Length: 20 bytes (5)</text:p>
          </table:table-cell>
        </table:table-row>
        <table:table-row>
          <table:table-cell table:style-name="Tableau7.A2" office:value-type="string">
            <text:p text:style-name="Normal"><text:s text:c="4"/>Differentiated Services Field: 0x00 (DSCP: CS0, ECN: Not-ECT)</text:p>
          </table:table-cell>
        </table:table-row>
        <table:table-row>
          <table:table-cell table:style-name="Tableau7.A2" office:value-type="string">
            <text:p text:style-name="Normal"><text:s text:c="4"/>Total Length: 60</text:p>
          </table:table-cell>
        </table:table-row>
        <table:table-row>
          <table:table-cell table:style-name="Tableau7.A2" office:value-type="string">
            <text:p text:style-name="Normal"><text:s text:c="4"/>Identification: 0x5957 (22871)</text:p>
          </table:table-cell>
        </table:table-row>
        <table:table-row>
          <table:table-cell table:style-name="Tableau7.A2" office:value-type="string">
            <text:p text:style-name="Normal"><text:s text:c="4"/>Flags: 0x0000</text:p>
          </table:table-cell>
        </table:table-row>
        <table:table-row>
          <table:table-cell table:style-name="Tableau7.A2" office:value-type="string">
            <text:p text:style-name="Normal"><text:s text:c="4"/><text:span text:style-name="T5">Time to live: 1</text:span></text:p>
          </table:table-cell>
        </table:table-row>
        <table:table-row>
          <table:table-cell table:style-name="Tableau7.A2" office:value-type="string">
            <text:p text:style-name="Normal"><text:s text:c="4"/>Protocol: <text:span text:style-name="T6">TCP</text:span> (6)</text:p>
          </table:table-cell>
        </table:table-row>
        <table:table-row>
          <table:table-cell table:style-name="Tableau7.A2" office:value-type="string">
            <text:p text:style-name="Normal"><text:s text:c="4"/>Header checksum: 0x563a [validation disabled]</text:p>
          </table:table-cell>
        </table:table-row>
        <table:table-row>
          <table:table-cell table:style-name="Tableau7.A2" office:value-type="string">
            <text:p text:style-name="Normal"><text:s text:c="4"/>[Header checksum status: Unverified]</text:p>
          </table:table-cell>
        </table:table-row>
        <table:table-row>
          <table:table-cell table:style-name="Tableau7.A2" office:value-type="string">
            <text:p text:style-name="Normal"><text:s text:c="4"/>Source: 192.168.1.30</text:p>
          </table:table-cell>
        </table:table-row>
        <table:table-row>
          <table:table-cell table:style-name="Tableau7.A2" office:value-type="string">
            <text:p text:style-name="Normal"><text:s text:c="4"/>Destination: 185.75.143.25</text:p>
          </table:table-cell>
        </table:table-row>
        <table:table-row>
          <table:table-cell table:style-name="Tableau7.A2" office:value-type="string">
            <text:p text:style-name="Normal">Transmission Control Protocol, Src Port: 33275, Dst Port: 80, Seq: 0, Len: 0</text:p>
          </table:table-cell>
        </table:table-row>
        <table:table-row>
          <table:table-cell table:style-name="Tableau7.A2" office:value-type="string">
            <text:p text:style-name="Normal"/>
            <text:p text:style-name="Normal"/>
          </table:table-cell>
        </table:table-row>
        <table:table-row>
          <table:table-cell table:style-name="Tableau7.A2" office:value-type="string">
            <text:p text:style-name="Normal">No. <text:s text:c="4"/>Time <text:s text:c="10"/>Source <text:s text:c="15"/>Destination <text:s text:c="10"/>Protocol Length Info</text:p>
          </table:table-cell>
        </table:table-row>
        <table:table-row>
          <table:table-cell table:style-name="Tableau7.A2" office:value-type="string">
            <text:p text:style-name="Normal"><text:s text:c="4"/>439 81.004898534 <text:s text:c="2"/>192.168.1.30 <text:s text:c="9"/><text:span text:style-name="T9">185.75.143.25</text:span> <text:s text:c="8"/>TCP <text:s text:c="5"/>74 <text:s text:c="4"/>57489 → 80 [SYN] Seq=0 Win=5840 Len=0 MSS=1460 SACK_PERM=1 TSval=3837575513 TSecr=0 WS=4</text:p>
          </table:table-cell>
        </table:table-row>
        <table:table-row>
          <table:table-cell table:style-name="Tableau7.A2" office:value-type="string">
            <text:p text:style-name="Normal"/>
          </table:table-cell>
        </table:table-row>
        <table:table-row>
          <table:table-cell table:style-name="Tableau7.A2" office:value-type="string">
            <text:p text:style-name="Normal">Frame 439: 74 bytes on wire (592 bits), 74 bytes captured (592 bits) on interface 0</text:p>
          </table:table-cell>
        </table:table-row>
        <table:table-row>
          <table:table-cell table:style-name="Tableau7.A2" office:value-type="string">
            <text:p text:style-name="Normal">Ethernet II, Src: HonHaiPr_6e:62:a4 (70:77:81:6e:62:a4), Dst: FreeboxS_3f:47:20 (70:fc:8f:3f:47:20)</text:p>
          </table:table-cell>
        </table:table-row>
        <table:table-row>
          <table:table-cell table:style-name="Tableau7.A2" office:value-type="string">
            <text:p text:style-name="Normal">Internet Protocol Version 4, Src: 192.168.1.30, Dst: 185.75.143.25</text:p>
          </table:table-cell>
        </table:table-row>
        <table:table-row>
          <table:table-cell table:style-name="Tableau7.A2" office:value-type="string">
            <text:p text:style-name="Normal"><text:s text:c="4"/>0100 .... = Version: 4</text:p>
          </table:table-cell>
        </table:table-row>
        <table:table-row>
          <table:table-cell table:style-name="Tableau7.A2" office:value-type="string">
            <text:p text:style-name="Normal"><text:s text:c="4"/>.... 0101 = Header Length: 20 bytes (5)</text:p>
          </table:table-cell>
        </table:table-row>
        <table:table-row>
          <table:table-cell table:style-name="Tableau7.A2" office:value-type="string">
            <text:p text:style-name="Normal"><text:s text:c="4"/>Differentiated Services Field: 0x00 (DSCP: CS0, ECN: Not-ECT)</text:p>
          </table:table-cell>
        </table:table-row>
        <table:table-row>
          <table:table-cell table:style-name="Tableau7.A2" office:value-type="string">
            <text:p text:style-name="Normal"><text:s text:c="4"/>Total Length: 60</text:p>
          </table:table-cell>
        </table:table-row>
        <table:table-row>
          <table:table-cell table:style-name="Tableau7.A2" office:value-type="string">
            <text:p text:style-name="Normal"><text:s text:c="4"/>Identification: 0x5958 (22872)</text:p>
          </table:table-cell>
        </table:table-row>
        <table:table-row>
          <table:table-cell table:style-name="Tableau7.A2" office:value-type="string">
            <text:p text:style-name="Normal"><text:s text:c="4"/>Flags: 0x0000</text:p>
          </table:table-cell>
        </table:table-row>
        <table:table-row>
          <table:table-cell table:style-name="Tableau7.A2" office:value-type="string">
            <text:p text:style-name="Normal"><text:s text:c="4"/><text:span text:style-name="T5">Time to live: 2</text:span></text:p>
          </table:table-cell>
        </table:table-row>
        <table:table-row>
          <table:table-cell table:style-name="Tableau7.A2" office:value-type="string">
            <text:p text:style-name="Normal"><text:s text:c="4"/>Protocol: <text:span text:style-name="T6">TCP</text:span> (6)</text:p>
          </table:table-cell>
        </table:table-row>
        <table:table-row>
          <table:table-cell table:style-name="Tableau7.A2" office:value-type="string">
            <text:p text:style-name="Normal"><text:s text:c="4"/>Header checksum: 0x5539 [validation disabled]</text:p>
          </table:table-cell>
        </table:table-row>
        <table:table-row>
          <table:table-cell table:style-name="Tableau7.A2" office:value-type="string">
            <text:p text:style-name="Normal"><text:s text:c="4"/>[Header checksum status: Unverified]</text:p>
          </table:table-cell>
        </table:table-row>
        <table:table-row>
          <table:table-cell table:style-name="Tableau7.A2" office:value-type="string">
            <text:p text:style-name="Normal"><text:s text:c="4"/>Source: 192.168.1.30</text:p>
          </table:table-cell>
        </table:table-row>
        <table:table-row>
          <table:table-cell table:style-name="Tableau7.A2" office:value-type="string">
            <text:p text:style-name="Normal"><text:s text:c="4"/>Destination: 185.75.143.25</text:p>
          </table:table-cell>
        </table:table-row>
        <table:table-row>
          <table:table-cell table:style-name="Tableau7.A2" office:value-type="string">
            <text:p text:style-name="Normal">Transmission Control Protocol, Src Port: 57489, Dst Port: 80, Seq: 0, Len: 0</text:p>
          </table:table-cell>
        </table:table-row>
      </table:table>
      <text:p text:style-name="P2"/>
      <text:p text:style-name="P2">...</text:p>
      <text:p text:style-name="P2"/>
      <table:table table:name="Tableau8" table:style-name="Tableau8">
        <table:table-column table:style-name="Tableau8.A"/>
        <table:table-row>
          <table:table-cell office:value-type="string">
            <text:p text:style-name="P21">No. <text:s text:c="4"/>Time <text:s text:c="10"/>Source <text:s text:c="15"/>Destination <text:s text:c="10"/>Protocol Length Info</text:p>
          </table:table-cell>
        </table:table-row>
        <table:table-row>
          <table:table-cell table:style-name="Tableau8.A2" office:value-type="string">
            <text:p text:style-name="Normal"><text:s text:c="4"/>508 81.087050080 <text:s text:c="2"/>192.168.1.30 <text:s text:c="9"/><text:span text:style-name="T9">185.75.143.25</text:span> <text:s text:c="8"/>TCP <text:s text:c="5"/>74 <text:s text:c="4"/>52665 → 80 [SYN] Seq=0 Win=5840 Len=0 MSS=1460 SACK_PERM=1 TSval=3837575513 TSecr=0 WS=4</text:p>
          </table:table-cell>
        </table:table-row>
        <table:table-row>
          <table:table-cell table:style-name="Tableau8.A2" office:value-type="string">
            <text:p text:style-name="Normal"/>
          </table:table-cell>
        </table:table-row>
        <table:table-row>
          <table:table-cell table:style-name="Tableau8.A2" office:value-type="string">
            <text:p text:style-name="Normal">Frame 508: 74 bytes on wire (592 bits), 74 bytes captured (592 bits) on interface 0</text:p>
          </table:table-cell>
        </table:table-row>
        <table:table-row>
          <table:table-cell table:style-name="Tableau8.A2" office:value-type="string">
            <text:p text:style-name="Normal">Ethernet II, Src: HonHaiPr_6e:62:a4 (70:77:81:6e:62:a4), Dst: FreeboxS_3f:47:20 (70:fc:8f:3f:47:20)</text:p>
          </table:table-cell>
        </table:table-row>
        <table:table-row>
          <table:table-cell table:style-name="Tableau8.A2" office:value-type="string">
            <text:p text:style-name="Normal">Internet Protocol Version 4, Src: 192.168.1.30, Dst: 185.75.143.25</text:p>
          </table:table-cell>
        </table:table-row>
        <text:soft-page-break/>
        <table:table-row>
          <table:table-cell table:style-name="Tableau8.A2" office:value-type="string">
            <text:p text:style-name="Normal"><text:s text:c="4"/>0100 .... = Version: 4</text:p>
          </table:table-cell>
        </table:table-row>
        <table:table-row>
          <table:table-cell table:style-name="Tableau8.A2" office:value-type="string">
            <text:p text:style-name="Normal"><text:s text:c="4"/>.... 0101 = Header Length: 20 bytes (5)</text:p>
          </table:table-cell>
        </table:table-row>
        <table:table-row>
          <table:table-cell table:style-name="Tableau8.A2" office:value-type="string">
            <text:p text:style-name="Normal"><text:s text:c="4"/>Differentiated Services Field: 0x00 (DSCP: CS0, ECN: Not-ECT)</text:p>
          </table:table-cell>
        </table:table-row>
        <table:table-row>
          <table:table-cell table:style-name="Tableau8.A2" office:value-type="string">
            <text:p text:style-name="Normal"><text:s text:c="4"/>Total Length: 60</text:p>
          </table:table-cell>
        </table:table-row>
        <table:table-row>
          <table:table-cell table:style-name="Tableau8.A2" office:value-type="string">
            <text:p text:style-name="Normal"><text:s text:c="4"/>Identification: 0x5988 (22920)</text:p>
          </table:table-cell>
        </table:table-row>
        <table:table-row>
          <table:table-cell table:style-name="Tableau8.A2" office:value-type="string">
            <text:p text:style-name="Normal"><text:s text:c="4"/>Flags: 0x0000</text:p>
          </table:table-cell>
        </table:table-row>
        <table:table-row>
          <table:table-cell table:style-name="Tableau8.A2" office:value-type="string">
            <text:p text:style-name="Normal"><text:s text:c="4"/><text:span text:style-name="T5">Time to live: 14</text:span></text:p>
          </table:table-cell>
        </table:table-row>
        <table:table-row>
          <table:table-cell table:style-name="Tableau8.A2" office:value-type="string">
            <text:p text:style-name="Normal"><text:s text:c="4"/>Protocol: <text:span text:style-name="T6">TCP</text:span> (6)</text:p>
          </table:table-cell>
        </table:table-row>
        <table:table-row>
          <table:table-cell table:style-name="Tableau8.A2" office:value-type="string">
            <text:p text:style-name="Normal"><text:s text:c="4"/>Header checksum: 0x4909 [validation disabled]</text:p>
          </table:table-cell>
        </table:table-row>
        <table:table-row>
          <table:table-cell table:style-name="Tableau8.A2" office:value-type="string">
            <text:p text:style-name="Normal"><text:s text:c="4"/>[Header checksum status: Unverified]</text:p>
          </table:table-cell>
        </table:table-row>
        <table:table-row>
          <table:table-cell table:style-name="Tableau8.A2" office:value-type="string">
            <text:p text:style-name="Normal"><text:s text:c="4"/>Source: 192.168.1.30</text:p>
          </table:table-cell>
        </table:table-row>
        <table:table-row>
          <table:table-cell table:style-name="Tableau8.A2" office:value-type="string">
            <text:p text:style-name="Normal"><text:s text:c="4"/>Destination: 185.75.143.25</text:p>
          </table:table-cell>
        </table:table-row>
        <table:table-row>
          <table:table-cell table:style-name="Tableau8.A2" office:value-type="string">
            <text:p text:style-name="Normal">Transmission Control Protocol, Src Port: 52665, Dst Port: 80, Seq: 0, Len: 0</text:p>
          </table:table-cell>
        </table:table-row>
        <table:table-row>
          <table:table-cell table:style-name="Tableau8.A2" office:value-type="string">
            <text:p text:style-name="Normal"/>
          </table:table-cell>
        </table:table-row>
        <table:table-row>
          <table:table-cell table:style-name="Tableau8.A2" office:value-type="string">
            <text:p text:style-name="Normal">No. <text:s text:c="4"/>Time <text:s text:c="10"/>Source <text:s text:c="15"/>Destination <text:s text:c="10"/>Protocol Length Info</text:p>
          </table:table-cell>
        </table:table-row>
        <table:table-row>
          <table:table-cell table:style-name="Tableau8.A2" office:value-type="string">
            <text:p text:style-name="Normal"><text:s text:c="4"/>509 81.087191108 <text:s text:c="2"/>192.168.1.30 <text:s text:c="9"/><text:span text:style-name="T9">185.75.143.25</text:span> <text:s text:c="8"/>TCP <text:s text:c="5"/>74 <text:s text:c="4"/>59869 → 80 [SYN] Seq=0 Win=5840 Len=0 MSS=1460 SACK_PERM=1 TSval=3837575513 TSecr=0 WS=4</text:p>
          </table:table-cell>
        </table:table-row>
        <table:table-row>
          <table:table-cell table:style-name="Tableau8.A2" office:value-type="string">
            <text:p text:style-name="Normal"/>
          </table:table-cell>
        </table:table-row>
        <table:table-row>
          <table:table-cell table:style-name="Tableau8.A2" office:value-type="string">
            <text:p text:style-name="Normal">Frame 509: 74 bytes on wire (592 bits), 74 bytes captured (592 bits) on interface 0</text:p>
          </table:table-cell>
        </table:table-row>
        <table:table-row>
          <table:table-cell table:style-name="Tableau8.A2" office:value-type="string">
            <text:p text:style-name="Normal">Ethernet II, Src: HonHaiPr_6e:62:a4 (70:77:81:6e:62:a4), Dst: FreeboxS_3f:47:20 (70:fc:8f:3f:47:20)</text:p>
          </table:table-cell>
        </table:table-row>
        <table:table-row>
          <table:table-cell table:style-name="Tableau8.A2" office:value-type="string">
            <text:p text:style-name="Normal">Internet Protocol Version 4, Src: 192.168.1.30, Dst: 185.75.143.25</text:p>
          </table:table-cell>
        </table:table-row>
        <table:table-row>
          <table:table-cell table:style-name="Tableau8.A2" office:value-type="string">
            <text:p text:style-name="Normal"><text:s text:c="4"/>0100 .... = Version: 4</text:p>
          </table:table-cell>
        </table:table-row>
        <table:table-row>
          <table:table-cell table:style-name="Tableau8.A2" office:value-type="string">
            <text:p text:style-name="Normal"><text:s text:c="4"/>.... 0101 = Header Length: 20 bytes (5)</text:p>
          </table:table-cell>
        </table:table-row>
        <table:table-row>
          <table:table-cell table:style-name="Tableau8.A2" office:value-type="string">
            <text:p text:style-name="Normal"><text:s text:c="4"/>Differentiated Services Field: 0x00 (DSCP: CS0, ECN: Not-ECT)</text:p>
          </table:table-cell>
        </table:table-row>
        <table:table-row>
          <table:table-cell table:style-name="Tableau8.A2" office:value-type="string">
            <text:p text:style-name="Normal"><text:s text:c="4"/>Total Length: 60</text:p>
          </table:table-cell>
        </table:table-row>
        <table:table-row>
          <table:table-cell table:style-name="Tableau8.A2" office:value-type="string">
            <text:p text:style-name="Normal"><text:s text:c="4"/>Identification: 0x5989 (22921)</text:p>
          </table:table-cell>
        </table:table-row>
        <table:table-row>
          <table:table-cell table:style-name="Tableau8.A2" office:value-type="string">
            <text:p text:style-name="Normal"><text:s text:c="4"/>Flags: 0x0000</text:p>
          </table:table-cell>
        </table:table-row>
        <table:table-row>
          <table:table-cell table:style-name="Tableau8.A2" office:value-type="string">
            <text:p text:style-name="Normal"><text:s text:c="4"/><text:span text:style-name="T5">Time to live: 15</text:span></text:p>
          </table:table-cell>
        </table:table-row>
        <table:table-row>
          <table:table-cell table:style-name="Tableau8.A2" office:value-type="string">
            <text:p text:style-name="Normal"><text:s text:c="4"/>Protocol: <text:span text:style-name="T6">TCP</text:span> (6)</text:p>
          </table:table-cell>
        </table:table-row>
        <table:table-row>
          <table:table-cell table:style-name="Tableau8.A2" office:value-type="string">
            <text:p text:style-name="Normal"><text:s text:c="4"/>Header checksum: 0x4808 [validation disabled]</text:p>
          </table:table-cell>
        </table:table-row>
        <table:table-row>
          <table:table-cell table:style-name="Tableau8.A2" office:value-type="string">
            <text:p text:style-name="Normal"><text:s text:c="4"/>[Header checksum status: Unverified]</text:p>
          </table:table-cell>
        </table:table-row>
        <table:table-row>
          <table:table-cell table:style-name="Tableau8.A2" office:value-type="string">
            <text:p text:style-name="Normal"><text:s text:c="4"/>Source: 192.168.1.30</text:p>
          </table:table-cell>
        </table:table-row>
        <table:table-row>
          <table:table-cell table:style-name="Tableau8.A2" office:value-type="string">
            <text:p text:style-name="Normal"><text:s text:c="4"/>Destination: 185.75.143.25</text:p>
          </table:table-cell>
        </table:table-row>
        <table:table-row>
          <table:table-cell table:style-name="Tableau8.A2" office:value-type="string">
            <text:p text:style-name="Normal">Transmission Control Protocol, Src Port: 59869, Dst Port: 80, Seq: 0, Len: 0</text:p>
          </table:table-cell>
        </table:table-row>
        <table:table-row>
          <table:table-cell table:style-name="Tableau8.A2" office:value-type="string">
            <text:p text:style-name="Normal"/>
            <text:p text:style-name="Normal"/>
          </table:table-cell>
        </table:table-row>
        <table:table-row>
          <table:table-cell table:style-name="Tableau8.A2" office:value-type="string">
            <text:p text:style-name="Normal">No. <text:s text:c="4"/>Time <text:s text:c="10"/>Source <text:s text:c="15"/>Destination <text:s text:c="10"/>Protocol Length Info</text:p>
          </table:table-cell>
        </table:table-row>
        <table:table-row>
          <table:table-cell table:style-name="Tableau8.A2" office:value-type="string">
            <text:p text:style-name="Normal"><text:s text:c="4"/>512 81.110952595 <text:s text:c="2"/>192.168.1.30 <text:s text:c="9"/><text:span text:style-name="T9">185.75.143.25</text:span> <text:s text:c="8"/>TCP <text:s text:c="5"/>74 <text:s text:c="4"/>53045 → 80 [SYN] Seq=0 Win=5840 Len=0 MSS=1460 SACK_PERM=1 TSval=3837575513 TSecr=0 WS=4</text:p>
          </table:table-cell>
        </table:table-row>
        <table:table-row>
          <table:table-cell table:style-name="Tableau8.A2" office:value-type="string">
            <text:p text:style-name="Normal"/>
            <text:p text:style-name="Normal"/>
          </table:table-cell>
        </table:table-row>
        <table:table-row>
          <table:table-cell table:style-name="Tableau8.A2" office:value-type="string">
            <text:p text:style-name="Normal">Frame 512: 74 bytes on wire (592 bits), 74 bytes captured (592 bits) on interface 0</text:p>
          </table:table-cell>
        </table:table-row>
        <table:table-row>
          <table:table-cell table:style-name="Tableau8.A2" office:value-type="string">
            <text:p text:style-name="Normal">Ethernet II, Src: HonHaiPr_6e:62:a4 (70:77:81:6e:62:a4), Dst: FreeboxS_3f:47:20 (70:fc:8f:3f:47:20)</text:p>
          </table:table-cell>
        </table:table-row>
        <table:table-row>
          <table:table-cell table:style-name="Tableau8.A2" office:value-type="string">
            <text:p text:style-name="Normal">Internet Protocol Version 4, Src: 192.168.1.30, Dst: 185.75.143.25</text:p>
          </table:table-cell>
        </table:table-row>
        <table:table-row>
          <table:table-cell table:style-name="Tableau8.A2" office:value-type="string">
            <text:p text:style-name="Normal"><text:s text:c="4"/>0100 .... = Version: 4</text:p>
          </table:table-cell>
        </table:table-row>
        <table:table-row>
          <table:table-cell table:style-name="Tableau8.A2" office:value-type="string">
            <text:p text:style-name="Normal"><text:s text:c="4"/>.... 0101 = Header Length: 20 bytes (5)</text:p>
          </table:table-cell>
        </table:table-row>
        <table:table-row>
          <table:table-cell table:style-name="Tableau8.A2" office:value-type="string">
            <text:p text:style-name="Normal"><text:s text:c="4"/>Differentiated Services Field: 0x00 (DSCP: CS0, ECN: Not-ECT)</text:p>
          </table:table-cell>
        </table:table-row>
        <table:table-row>
          <table:table-cell table:style-name="Tableau8.A2" office:value-type="string">
            <text:p text:style-name="Normal"><text:s text:c="4"/>Total Length: 60</text:p>
          </table:table-cell>
        </table:table-row>
        <table:table-row>
          <table:table-cell table:style-name="Tableau8.A2" office:value-type="string">
            <text:p text:style-name="Normal"><text:s text:c="4"/>Identification: 0x598d (22925)</text:p>
          </table:table-cell>
        </table:table-row>
        <text:soft-page-break/>
        <table:table-row>
          <table:table-cell table:style-name="Tableau8.A2" office:value-type="string">
            <text:p text:style-name="Normal"><text:s text:c="4"/>Flags: 0x0000</text:p>
          </table:table-cell>
        </table:table-row>
        <table:table-row>
          <table:table-cell table:style-name="Tableau8.A2" office:value-type="string">
            <text:p text:style-name="Normal"><text:s text:c="4"/><text:span text:style-name="T5">Time to live: 15</text:span></text:p>
          </table:table-cell>
        </table:table-row>
        <table:table-row>
          <table:table-cell table:style-name="Tableau8.A2" office:value-type="string">
            <text:p text:style-name="Normal"><text:s text:c="4"/>Protocol: <text:span text:style-name="T6">TCP</text:span> (6)</text:p>
          </table:table-cell>
        </table:table-row>
        <table:table-row>
          <table:table-cell table:style-name="Tableau8.A2" office:value-type="string">
            <text:p text:style-name="Normal"><text:s text:c="4"/>Header checksum: 0x4804 [validation disabled]</text:p>
          </table:table-cell>
        </table:table-row>
        <table:table-row>
          <table:table-cell table:style-name="Tableau8.A2" office:value-type="string">
            <text:p text:style-name="Normal"><text:s text:c="4"/>[Header checksum status: Unverified]</text:p>
          </table:table-cell>
        </table:table-row>
        <table:table-row>
          <table:table-cell table:style-name="Tableau8.A2" office:value-type="string">
            <text:p text:style-name="Normal"><text:s text:c="4"/>Source: 192.168.1.30</text:p>
          </table:table-cell>
        </table:table-row>
        <table:table-row>
          <table:table-cell table:style-name="Tableau8.A2" office:value-type="string">
            <text:p text:style-name="Normal"><text:s text:c="4"/>Destination: 185.75.143.25</text:p>
          </table:table-cell>
        </table:table-row>
        <table:table-row>
          <table:table-cell table:style-name="Tableau8.A2" office:value-type="string">
            <text:p text:style-name="Normal">Transmission Control Protocol, Src Port: 53045, Dst Port: 80, Seq: 0, Len: 0</text:p>
          </table:table-cell>
        </table:table-row>
        <table:table-row>
          <table:table-cell table:style-name="Tableau8.A2" office:value-type="string">
            <text:p text:style-name="Normal"/>
            <text:p text:style-name="Normal"/>
          </table:table-cell>
        </table:table-row>
        <table:table-row>
          <table:table-cell table:style-name="Tableau8.A2" office:value-type="string">
            <text:p text:style-name="Normal">No. <text:s text:c="4"/>Time <text:s text:c="10"/>Source <text:s text:c="15"/>Destination <text:s text:c="10"/>Protocol Length Info</text:p>
          </table:table-cell>
        </table:table-row>
        <table:table-row>
          <table:table-cell table:style-name="Tableau8.A2" office:value-type="string">
            <text:p text:style-name="Normal"><text:s text:c="4"/>515 81.134199710 <text:s text:c="2"/>192.168.1.30 <text:s text:c="9"/><text:span text:style-name="T9">185.75.143.25</text:span> <text:s text:c="8"/>TCP <text:s text:c="5"/>74 <text:s text:c="4"/>57779 → 80 [SYN] Seq=0 Win=5840 Len=0 MSS=1460 SACK_PERM=1 TSval=3837575513 TSecr=0 WS=4</text:p>
          </table:table-cell>
        </table:table-row>
        <table:table-row>
          <table:table-cell table:style-name="Tableau8.A2" office:value-type="string">
            <text:p text:style-name="Normal"/>
            <text:p text:style-name="Normal"/>
          </table:table-cell>
        </table:table-row>
        <table:table-row>
          <table:table-cell table:style-name="Tableau8.A2" office:value-type="string">
            <text:p text:style-name="Normal">Frame 515: 74 bytes on wire (592 bits), 74 bytes captured (592 bits) on interface 0</text:p>
          </table:table-cell>
        </table:table-row>
        <table:table-row>
          <table:table-cell table:style-name="Tableau8.A2" office:value-type="string">
            <text:p text:style-name="Normal">Ethernet II, Src: HonHaiPr_6e:62:a4 (70:77:81:6e:62:a4), Dst: FreeboxS_3f:47:20 (70:fc:8f:3f:47:20)</text:p>
          </table:table-cell>
        </table:table-row>
        <table:table-row>
          <table:table-cell table:style-name="Tableau8.A2" office:value-type="string">
            <text:p text:style-name="Normal">Internet Protocol Version 4, Src: 192.168.1.30, Dst: 185.75.143.25</text:p>
          </table:table-cell>
        </table:table-row>
        <table:table-row>
          <table:table-cell table:style-name="Tableau8.A2" office:value-type="string">
            <text:p text:style-name="Normal"><text:s text:c="4"/>0100 .... = Version: 4</text:p>
          </table:table-cell>
        </table:table-row>
        <table:table-row>
          <table:table-cell table:style-name="Tableau8.A2" office:value-type="string">
            <text:p text:style-name="Normal"><text:s text:c="4"/>.... 0101 = Header Length: 20 bytes (5)</text:p>
          </table:table-cell>
        </table:table-row>
        <table:table-row>
          <table:table-cell table:style-name="Tableau8.A2" office:value-type="string">
            <text:p text:style-name="Normal"><text:s text:c="4"/>Differentiated Services Field: 0x00 (DSCP: CS0, ECN: Not-ECT)</text:p>
          </table:table-cell>
        </table:table-row>
        <table:table-row>
          <table:table-cell table:style-name="Tableau8.A2" office:value-type="string">
            <text:p text:style-name="Normal"><text:s text:c="4"/>Total Length: 60</text:p>
          </table:table-cell>
        </table:table-row>
        <table:table-row>
          <table:table-cell table:style-name="Tableau8.A2" office:value-type="string">
            <text:p text:style-name="Normal"><text:s text:c="4"/>Identification: 0x5991 (22929)</text:p>
          </table:table-cell>
        </table:table-row>
        <table:table-row>
          <table:table-cell table:style-name="Tableau8.A2" office:value-type="string">
            <text:p text:style-name="Normal"><text:s text:c="4"/>Flags: 0x0000</text:p>
          </table:table-cell>
        </table:table-row>
        <table:table-row>
          <table:table-cell table:style-name="Tableau8.A2" office:value-type="string">
            <text:p text:style-name="Normal"><text:s text:c="4"/><text:span text:style-name="T5">Time to live: 15</text:span></text:p>
          </table:table-cell>
        </table:table-row>
        <table:table-row>
          <table:table-cell table:style-name="Tableau8.A2" office:value-type="string">
            <text:p text:style-name="Normal"><text:s text:c="4"/>Protocol: <text:span text:style-name="T6">TCP</text:span> (6)</text:p>
          </table:table-cell>
        </table:table-row>
        <table:table-row>
          <table:table-cell table:style-name="Tableau8.A2" office:value-type="string">
            <text:p text:style-name="Normal"><text:s text:c="4"/>Header checksum: 0x4800 [validation disabled]</text:p>
          </table:table-cell>
        </table:table-row>
        <table:table-row>
          <table:table-cell table:style-name="Tableau8.A2" office:value-type="string">
            <text:p text:style-name="Normal"><text:s text:c="4"/>[Header checksum status: Unverified]</text:p>
          </table:table-cell>
        </table:table-row>
        <table:table-row>
          <table:table-cell table:style-name="Tableau8.A2" office:value-type="string">
            <text:p text:style-name="Normal"><text:s text:c="4"/>Source: 192.168.1.30</text:p>
          </table:table-cell>
        </table:table-row>
        <table:table-row>
          <table:table-cell table:style-name="Tableau8.A2" office:value-type="string">
            <text:p text:style-name="Normal"><text:s text:c="4"/>Destination: 185.75.143.25</text:p>
          </table:table-cell>
        </table:table-row>
        <table:table-row>
          <table:table-cell table:style-name="Tableau8.A2" office:value-type="string">
            <text:p text:style-name="Normal">Transmission Control Protocol, Src Port: 57779, Dst Port: 80, Seq: 0, Len: 0</text:p>
          </table:table-cell>
        </table:table-row>
      </table:table>
      <text:p text:style-name="P9"><text:line-break/>C<text:span text:style-name="T11">el</text:span>a passe bien en <text:span text:style-name="T15">TCP (jaune)</text:span>, et on voit bien que le Time to live augmente de 1, après avoir envoyé 3 trames sondes (couleur rouge).</text:p>
      <text:p text:style-name="P9"/>
      <text:p text:style-name="P15"><text:span text:style-name="T18">De plus</text:span>, <text:span text:style-name="T18">comme avec l’option ICMP, </text:span>nous voyons <text:span text:style-name="T18">bien </text:span>la réponse du routeur destination <text:span text:style-name="T11">(vert)</text:span> "port unreachable" :</text:p>
      <table:table table:name="Tableau11" table:style-name="Tableau11">
        <table:table-column table:style-name="Tableau11.A"/>
        <table:table-row>
          <table:table-cell table:style-name="Tableau11.A1" office:value-type="string">
            <text:p text:style-name="P23">No. <text:s text:c="4"/>Time <text:s text:c="10"/>Source <text:s text:c="15"/>Destination <text:s text:c="10"/>Protocol Length Info</text:p>
          </table:table-cell>
        </table:table-row>
        <table:table-row>
          <table:table-cell table:style-name="Tableau11.A1" office:value-type="string">
            <text:p text:style-name="P23"><text:span text:style-name="T18">392</text:span> <text:span text:style-name="T18">94.</text:span>712803736 <text:s/><text:span text:style-name="T20"><text:s/>185.75.143.25 </text:span><text:s text:c="8"/>192.168.1.30 <text:s text:c="9"/><text:span text:style-name="T20">ICMP</text:span> <text:s text:c="4"/>102 <text:s text:c="3"/><text:span text:style-name="T21">Destination unreachable (Port unreachable</text:span><text:span text:style-name="T20">)</text:span></text:p>
          </table:table-cell>
        </table:table-row>
      </table:table>
      <text:p text:style-name="P7"/>
      <text:h text:style-name="Heading_20_2" text:outline-level="2"><text:bookmark-start text:name="__RefHeading___Toc11998_2495971851"/>Time to live exceeded :<text:bookmark-end text:name="__RefHeading___Toc11998_2495971851"/></text:h>
      <text:p text:style-name="Standard"/>
      <table:table table:name="Tableau9" table:style-name="Tableau9">
        <table:table-column table:style-name="Tableau9.A"/>
        <table:table-row>
          <table:table-cell table:style-name="Tableau9.A1" office:value-type="string">
            <text:p text:style-name="Normal">No. <text:s text:c="4"/>Time <text:s text:c="10"/>Source <text:s text:c="15"/>Destination <text:s text:c="10"/>Protocol Length Info</text:p>
          </table:table-cell>
        </table:table-row>
        <table:table-row>
          <table:table-cell table:style-name="Tableau9.A1" office:value-type="string">
            <text:p text:style-name="Normal">17 12.712803736 <text:s/><text:span text:style-name="T7"><text:s/>192.168.1.254 </text:span><text:s text:c="8"/>192.168.1.30 <text:s text:c="9"/><text:span text:style-name="T7">ICMP</text:span> <text:s text:c="4"/>102 <text:s text:c="3"/><text:span text:style-name="T7">Time-to-live exceeded</text:span> (Time to live exceeded in transit)</text:p>
          </table:table-cell>
        </table:table-row>
      </table:table>
      <text:p text:style-name="P8"><text:span text:style-name="T8">On peut donc voir que l’adresse bleu est bien la même sur la capture de trame et sur toutes les commandes traceroute, le premier routeur nous envoie donc bien une réponse ICMP "time exceeded" lorsque le ttl arrive à 0. De plus, il y en a pour toutes les autres </text:span><text:soft-page-break/><text:span text:style-name="T8">adresses, mais j’ai décidé de mettre que cet exemple car il regroupe toutes mes captures ci-dessus. </text:span></text:p>
      <text:p text:style-name="P8"/>
      <text:p text:style-name="P18"><text:span text:style-name="T8">Nous remarquons bien à travers ces exemples que l’adresse de destination ne change jamais, cependant, nous n’y accédons que dans un second temps. Néanmoins, l’adresse qui nous répond avec le message "time exceeded" est bien celle du routeur sur lequel le ttl s’est arrêté. </text:span></text:p>
      <text:p text:style-name="P10">De plus, on remarque bien que selon le protocole, nous avons des réponses différentes, le fait de tester avec plusieurs protocoles est donc utile pour avoir le plus de résultats pos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Lohit Devanagari" svg:font-family="'Lohit Devanagari'" style:font-family-generic="system"/>
    <style:font-face style:name="Courier New" svg:font-family="'Courier New'"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font-size="10.5pt" style:font-name-asian="DejaVu Sans" style:font-family-asian="'DejaVu Sans'" style:font-family-generic-asian="swiss" style:font-pitch-asian="variable" style:font-size-asian="10.5pt" style:font-name-complex="DejaVu Sans" style:font-family-complex="'DejaVu Sans'"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loext:graphic-properties draw:fill="solid" draw:fill-color="#000000"/>
      <style:paragraph-properties fo:hyphenation-ladder-count="no-limit" fo:background-color="#000000"/>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rsid="0003d577" officeooo:paragraph-rsid="0003d577"/>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header>
        <text:p text:style-name="MP1">Oriane SAVIO<text:tab/><text:tab/>RT2App</text:p>
        <text:p text:style-name="Subtitle"><text:bookmark-start text:name="__RefHeading___Toc11946_2495971851"/>Compte-Rendu Traceroute<text:bookmark-end text:name="__RefHeading___Toc11946_2495971851"/></text:p>
      </style:header>
      <style:footer>
        <text:p text:style-name="MP2"><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1-06T13:46:00Z</meta:creation-date>
    <dc:date>2020-02-23T23:32:53.112349088</dc:date>
    <meta:editing-cycles>15</meta:editing-cycles>
    <meta:editing-duration>PT5H24M14S</meta:editing-duration>
    <meta:document-statistic meta:table-count="11" meta:image-count="0" meta:object-count="0" meta:page-count="20" meta:paragraph-count="747" meta:word-count="5134" meta:character-count="39668" meta:non-whitespace-character-count="31069"/>
    <meta:template xlink:type="simple" xlink:actuate="onRequest" xlink:title="" xlink:href="Normal"/>
  </office:meta>
</office:document-meta>
</file>